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9.07mm"/>
    </style:style>
    <style:style style:name="co9" style:family="table-column">
      <style:table-column-properties fo:break-before="auto" style:column-width="11.78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07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7.71mm"/>
    </style:style>
    <style:style style:name="co16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" table:style-name="ta1">
        <table:shapes>
          <draw:frame draw:z-index="0" draw:style-name="gr1" draw:text-style-name="P1" svg:width="159.27mm" svg:height="135.73mm" svg:x="47.7mm" svg:y="4.78mm">
            <loext:p draw:notify-on-update-of-ranges="temp.Q1:temp.Q1 temp.Q2:temp.Q385 temp.R1:temp.R1 temp.R2:temp.R3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3" table:default-cell-style-name="ce2"/>
        <table:table-column table:style-name="co6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8" table:default-cell-style-name="ce2"/>
        <table:table-column table:style-name="co11" table:number-columns-repeated="2" table:default-cell-style-name="ce2"/>
        <table:table-column table:style-name="co12" table:default-cell-style-name="Default"/>
        <table:table-column table:style-name="co13" table:number-columns-repeated="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2"/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int_col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e_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_a</text:p>
          </table:table-cell>
          <table:table-cell office:value-type="string" calcext:value-type="string">
            <text:p>E(B-V)</text:p>
          </table:table-cell>
          <table:table-cell office:value-type="string" calcext:value-type="string">
            <text:p>e_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e_d</text:p>
          </table:table-cell>
          <table:table-cell office:value-type="string" calcext:value-type="string">
            <text:p>M_i</text:p>
          </table:table-cell>
          <table:table-cell office:value-type="string" calcext:value-type="string">
            <text:p>e_M</text:p>
          </table:table-cell>
          <table:table-cell office:value-type="string" calcext:value-type="string">
            <text:p>average_M</text:p>
          </table:table-cell>
          <table:table-cell office:value-type="string" calcext:value-type="string">
            <text:p>delta_M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05010" calcext:value-type="float">
            <text:p>105010</text:p>
          </table:table-cell>
          <table:table-cell office:value-type="string" calcext:value-type="string">
            <text:p>-1.0</text:p>
          </table:table-cell>
          <table:table-cell table:formula="of:=([.O2]+[.B2])/2" office:value-type="float" office:value="177505" calcext:value-type="float">
            <text:p>177505</text:p>
          </table:table-cell>
          <table:table-cell table:formula="of:=([.O2]-[.B2])/([.O2]+[.B2])" office:value-type="float" office:value="-0.408411030675192" calcext:value-type="float">
            <text:p>-0,4084110307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35010" calcext:value-type="float">
            <text:p>135010</text:p>
          </table:table-cell>
          <table:table-cell office:value-type="string" calcext:value-type="string">
            <text:p>-1.0</text:p>
          </table:table-cell>
          <table:table-cell table:formula="of:=([.O3]+[.B3])/2" office:value-type="float" office:value="192505" calcext:value-type="float">
            <text:p>192505</text:p>
          </table:table-cell>
          <table:table-cell table:formula="of:=([.O3]-[.B3])/([.O3]+[.B3])" office:value-type="float" office:value="-0.29866756707618" calcext:value-type="float">
            <text:p>-0,2986675671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4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65010" calcext:value-type="float">
            <text:p>165010</text:p>
          </table:table-cell>
          <table:table-cell office:value-type="string" calcext:value-type="string">
            <text:p>-1.0</text:p>
          </table:table-cell>
          <table:table-cell table:formula="of:=([.O4]+[.B4])/2" office:value-type="float" office:value="207505" calcext:value-type="float">
            <text:p>207505</text:p>
          </table:table-cell>
          <table:table-cell table:formula="of:=([.O4]-[.B4])/([.O4]+[.B4])" office:value-type="float" office:value="-0.204790246018168" calcext:value-type="float">
            <text:p>-0,204790246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5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72510" calcext:value-type="float">
            <text:p>172510</text:p>
          </table:table-cell>
          <table:table-cell office:value-type="string" calcext:value-type="string">
            <text:p>-1.0</text:p>
          </table:table-cell>
          <table:table-cell table:formula="of:=([.O5]+[.B5])/2" office:value-type="float" office:value="211255" calcext:value-type="float">
            <text:p>211255</text:p>
          </table:table-cell>
          <table:table-cell table:formula="of:=([.O5]-[.B5])/([.O5]+[.B5])" office:value-type="float" office:value="-0.183403943101938" calcext:value-type="float">
            <text:p>-0,1834039431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6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95010" calcext:value-type="float">
            <text:p>195010</text:p>
          </table:table-cell>
          <table:table-cell office:value-type="string" calcext:value-type="string">
            <text:p>-1.0</text:p>
          </table:table-cell>
          <table:table-cell table:formula="of:=([.O6]+[.B6])/2" office:value-type="float" office:value="222505" calcext:value-type="float">
            <text:p>222505</text:p>
          </table:table-cell>
          <table:table-cell table:formula="of:=([.O6]-[.B6])/([.O6]+[.B6])" office:value-type="float" office:value="-0.123570256848161" calcext:value-type="float">
            <text:p>-0,123570256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7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95010" calcext:value-type="float">
            <text:p>195010</text:p>
          </table:table-cell>
          <table:table-cell office:value-type="string" calcext:value-type="string">
            <text:p>-1.0</text:p>
          </table:table-cell>
          <table:table-cell table:formula="of:=([.O7]+[.B7])/2" office:value-type="float" office:value="222505" calcext:value-type="float">
            <text:p>222505</text:p>
          </table:table-cell>
          <table:table-cell table:formula="of:=([.O7]-[.B7])/([.O7]+[.B7])" office:value-type="float" office:value="-0.123570256848161" calcext:value-type="float">
            <text:p>-0,123570256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8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02510" calcext:value-type="float">
            <text:p>202510</text:p>
          </table:table-cell>
          <table:table-cell office:value-type="string" calcext:value-type="string">
            <text:p>-1.0</text:p>
          </table:table-cell>
          <table:table-cell table:formula="of:=([.O8]+[.B8])/2" office:value-type="float" office:value="226255" calcext:value-type="float">
            <text:p>226255</text:p>
          </table:table-cell>
          <table:table-cell table:formula="of:=([.O8]-[.B8])/([.O8]+[.B8])" office:value-type="float" office:value="-0.104947956951228" calcext:value-type="float">
            <text:p>-0,104947957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9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02510" calcext:value-type="float">
            <text:p>202510</text:p>
          </table:table-cell>
          <table:table-cell office:value-type="string" calcext:value-type="string">
            <text:p>-1.0</text:p>
          </table:table-cell>
          <table:table-cell table:formula="of:=([.O9]+[.B9])/2" office:value-type="float" office:value="226255" calcext:value-type="float">
            <text:p>226255</text:p>
          </table:table-cell>
          <table:table-cell table:formula="of:=([.O9]-[.B9])/([.O9]+[.B9])" office:value-type="float" office:value="-0.104947956951228" calcext:value-type="float">
            <text:p>-0,104947957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0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02510" calcext:value-type="float">
            <text:p>202510</text:p>
          </table:table-cell>
          <table:table-cell office:value-type="string" calcext:value-type="string">
            <text:p>-1.0</text:p>
          </table:table-cell>
          <table:table-cell table:formula="of:=([.O10]+[.B10])/2" office:value-type="float" office:value="226255" calcext:value-type="float">
            <text:p>226255</text:p>
          </table:table-cell>
          <table:table-cell table:formula="of:=([.O10]-[.B10])/([.O10]+[.B10])" office:value-type="float" office:value="-0.104947956951228" calcext:value-type="float">
            <text:p>-0,104947957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1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6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10010" calcext:value-type="float">
            <text:p>210010</text:p>
          </table:table-cell>
          <table:table-cell office:value-type="string" calcext:value-type="string">
            <text:p>-1.0</text:p>
          </table:table-cell>
          <table:table-cell table:formula="of:=([.O11]+[.B11])/2" office:value-type="float" office:value="230005" calcext:value-type="float">
            <text:p>230005</text:p>
          </table:table-cell>
          <table:table-cell table:formula="of:=([.O11]-[.B11])/([.O11]+[.B11])" office:value-type="float" office:value="-0.0869328927632008" calcext:value-type="float">
            <text:p>-0,086932892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2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210010" calcext:value-type="float">
            <text:p>210010</text:p>
          </table:table-cell>
          <table:table-cell office:value-type="string" calcext:value-type="string">
            <text:p>-1.0</text:p>
          </table:table-cell>
          <table:table-cell table:formula="of:=([.O12]+[.B12])/2" office:value-type="float" office:value="230005" calcext:value-type="float">
            <text:p>230005</text:p>
          </table:table-cell>
          <table:table-cell table:formula="of:=([.O12]-[.B12])/([.O12]+[.B12])" office:value-type="float" office:value="-0.0869328927632008" calcext:value-type="float">
            <text:p>-0,086932892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3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9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10010" calcext:value-type="float">
            <text:p>210010</text:p>
          </table:table-cell>
          <table:table-cell office:value-type="string" calcext:value-type="string">
            <text:p>-1.0</text:p>
          </table:table-cell>
          <table:table-cell table:formula="of:=([.O13]+[.B13])/2" office:value-type="float" office:value="230005" calcext:value-type="float">
            <text:p>230005</text:p>
          </table:table-cell>
          <table:table-cell table:formula="of:=([.O13]-[.B13])/([.O13]+[.B13])" office:value-type="float" office:value="-0.0869328927632008" calcext:value-type="float">
            <text:p>-0,086932892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4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10010" calcext:value-type="float">
            <text:p>210010</text:p>
          </table:table-cell>
          <table:table-cell office:value-type="string" calcext:value-type="string">
            <text:p>-1.0</text:p>
          </table:table-cell>
          <table:table-cell table:formula="of:=([.O14]+[.B14])/2" office:value-type="float" office:value="230005" calcext:value-type="float">
            <text:p>230005</text:p>
          </table:table-cell>
          <table:table-cell table:formula="of:=([.O14]-[.B14])/([.O14]+[.B14])" office:value-type="float" office:value="-0.0869328927632008" calcext:value-type="float">
            <text:p>-0,086932892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5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10010" calcext:value-type="float">
            <text:p>210010</text:p>
          </table:table-cell>
          <table:table-cell office:value-type="string" calcext:value-type="string">
            <text:p>-1.0</text:p>
          </table:table-cell>
          <table:table-cell table:formula="of:=([.O15]+[.B15])/2" office:value-type="float" office:value="230005" calcext:value-type="float">
            <text:p>230005</text:p>
          </table:table-cell>
          <table:table-cell table:formula="of:=([.O15]-[.B15])/([.O15]+[.B15])" office:value-type="float" office:value="-0.0869328927632008" calcext:value-type="float">
            <text:p>-0,086932892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6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17510" calcext:value-type="float">
            <text:p>217510</text:p>
          </table:table-cell>
          <table:table-cell office:value-type="string" calcext:value-type="string">
            <text:p>-1.0</text:p>
          </table:table-cell>
          <table:table-cell table:formula="of:=([.O16]+[.B16])/2" office:value-type="float" office:value="233755" calcext:value-type="float">
            <text:p>233755</text:p>
          </table:table-cell>
          <table:table-cell table:formula="of:=([.O16]-[.B16])/([.O16]+[.B16])" office:value-type="float" office:value="-0.0694958396611837" calcext:value-type="float">
            <text:p>-0,0694958397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7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25010" calcext:value-type="float">
            <text:p>225010</text:p>
          </table:table-cell>
          <table:table-cell office:value-type="string" calcext:value-type="string">
            <text:p>-1.0</text:p>
          </table:table-cell>
          <table:table-cell table:formula="of:=([.O17]+[.B17])/2" office:value-type="float" office:value="237505" calcext:value-type="float">
            <text:p>237505</text:p>
          </table:table-cell>
          <table:table-cell table:formula="of:=([.O17]-[.B17])/([.O17]+[.B17])" office:value-type="float" office:value="-0.052609418749079" calcext:value-type="float">
            <text:p>-0,0526094187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8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225010" calcext:value-type="float">
            <text:p>225010</text:p>
          </table:table-cell>
          <table:table-cell office:value-type="string" calcext:value-type="string">
            <text:p>-1.0</text:p>
          </table:table-cell>
          <table:table-cell table:formula="of:=([.O18]+[.B18])/2" office:value-type="float" office:value="237505" calcext:value-type="float">
            <text:p>237505</text:p>
          </table:table-cell>
          <table:table-cell table:formula="of:=([.O18]-[.B18])/([.O18]+[.B18])" office:value-type="float" office:value="-0.052609418749079" calcext:value-type="float">
            <text:p>-0,0526094187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19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25010" calcext:value-type="float">
            <text:p>225010</text:p>
          </table:table-cell>
          <table:table-cell office:value-type="string" calcext:value-type="string">
            <text:p>-1.0</text:p>
          </table:table-cell>
          <table:table-cell table:formula="of:=([.O19]+[.B19])/2" office:value-type="float" office:value="237505" calcext:value-type="float">
            <text:p>237505</text:p>
          </table:table-cell>
          <table:table-cell table:formula="of:=([.O19]-[.B19])/([.O19]+[.B19])" office:value-type="float" office:value="-0.052609418749079" calcext:value-type="float">
            <text:p>-0,0526094187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0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82510" calcext:value-type="float">
            <text:p>82510</text:p>
          </table:table-cell>
          <table:table-cell office:value-type="string" calcext:value-type="string">
            <text:p>-1.0</text:p>
          </table:table-cell>
          <table:table-cell table:formula="of:=([.O20]+[.B20])/2" office:value-type="float" office:value="91255" calcext:value-type="float">
            <text:p>91255</text:p>
          </table:table-cell>
          <table:table-cell table:formula="of:=([.O20]-[.B20])/([.O20]+[.B20])" office:value-type="float" office:value="-0.0958303654594269" calcext:value-type="float">
            <text:p>-0,0958303655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1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32510" calcext:value-type="float">
            <text:p>232510</text:p>
          </table:table-cell>
          <table:table-cell office:value-type="string" calcext:value-type="string">
            <text:p>-1.0</text:p>
          </table:table-cell>
          <table:table-cell table:formula="of:=([.O21]+[.B21])/2" office:value-type="float" office:value="241255" calcext:value-type="float">
            <text:p>241255</text:p>
          </table:table-cell>
          <table:table-cell table:formula="of:=([.O21]-[.B21])/([.O21]+[.B21])" office:value-type="float" office:value="-0.036247953410292" calcext:value-type="float">
            <text:p>-0,0362479534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2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-1.0</text:p>
          </table:table-cell>
          <table:table-cell table:formula="of:=([.O22]+[.B22])/2" office:value-type="float" office:value="17005" calcext:value-type="float">
            <text:p>17005</text:p>
          </table:table-cell>
          <table:table-cell table:formula="of:=([.O22]-[.B22])/([.O22]+[.B22])" office:value-type="float" office:value="-0.470155836518671" calcext:value-type="float">
            <text:p>-0,4701558365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3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85010" calcext:value-type="float">
            <text:p>85010</text:p>
          </table:table-cell>
          <table:table-cell office:value-type="string" calcext:value-type="string">
            <text:p>-1.0</text:p>
          </table:table-cell>
          <table:table-cell table:formula="of:=([.O23]+[.B23])/2" office:value-type="float" office:value="92505" calcext:value-type="float">
            <text:p>92505</text:p>
          </table:table-cell>
          <table:table-cell table:formula="of:=([.O23]-[.B23])/([.O23]+[.B23])" office:value-type="float" office:value="-0.0810226474244635" calcext:value-type="float">
            <text:p>-0,0810226474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4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40010" calcext:value-type="float">
            <text:p>240010</text:p>
          </table:table-cell>
          <table:table-cell office:value-type="string" calcext:value-type="string">
            <text:p>-1.0</text:p>
          </table:table-cell>
          <table:table-cell table:formula="of:=([.O24]+[.B24])/2" office:value-type="float" office:value="245005" calcext:value-type="float">
            <text:p>245005</text:p>
          </table:table-cell>
          <table:table-cell table:formula="of:=([.O24]-[.B24])/([.O24]+[.B24])" office:value-type="float" office:value="-0.0203873390338973" calcext:value-type="float">
            <text:p>-0,020387339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5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40010" calcext:value-type="float">
            <text:p>240010</text:p>
          </table:table-cell>
          <table:table-cell office:value-type="string" calcext:value-type="string">
            <text:p>-1.0</text:p>
          </table:table-cell>
          <table:table-cell table:formula="of:=([.O25]+[.B25])/2" office:value-type="float" office:value="245005" calcext:value-type="float">
            <text:p>245005</text:p>
          </table:table-cell>
          <table:table-cell table:formula="of:=([.O25]-[.B25])/([.O25]+[.B25])" office:value-type="float" office:value="-0.0203873390338973" calcext:value-type="float">
            <text:p>-0,020387339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6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40010" calcext:value-type="float">
            <text:p>240010</text:p>
          </table:table-cell>
          <table:table-cell office:value-type="string" calcext:value-type="string">
            <text:p>-1.0</text:p>
          </table:table-cell>
          <table:table-cell table:formula="of:=([.O26]+[.B26])/2" office:value-type="float" office:value="245005" calcext:value-type="float">
            <text:p>245005</text:p>
          </table:table-cell>
          <table:table-cell table:formula="of:=([.O26]-[.B26])/([.O26]+[.B26])" office:value-type="float" office:value="-0.0203873390338973" calcext:value-type="float">
            <text:p>-0,020387339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7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40010" calcext:value-type="float">
            <text:p>240010</text:p>
          </table:table-cell>
          <table:table-cell office:value-type="string" calcext:value-type="string">
            <text:p>-1.0</text:p>
          </table:table-cell>
          <table:table-cell table:formula="of:=([.O27]+[.B27])/2" office:value-type="float" office:value="245005" calcext:value-type="float">
            <text:p>245005</text:p>
          </table:table-cell>
          <table:table-cell table:formula="of:=([.O27]-[.B27])/([.O27]+[.B27])" office:value-type="float" office:value="-0.0203873390338973" calcext:value-type="float">
            <text:p>-0,020387339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8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40010" calcext:value-type="float">
            <text:p>240010</text:p>
          </table:table-cell>
          <table:table-cell office:value-type="string" calcext:value-type="string">
            <text:p>-1.0</text:p>
          </table:table-cell>
          <table:table-cell table:formula="of:=([.O28]+[.B28])/2" office:value-type="float" office:value="245005" calcext:value-type="float">
            <text:p>245005</text:p>
          </table:table-cell>
          <table:table-cell table:formula="of:=([.O28]-[.B28])/([.O28]+[.B28])" office:value-type="float" office:value="-0.0203873390338973" calcext:value-type="float">
            <text:p>-0,020387339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9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29]+[.B29])/2" office:value-type="float" office:value="5505" calcext:value-type="float">
            <text:p>5505</text:p>
          </table:table-cell>
          <table:table-cell table:formula="of:=([.O29]-[.B29])/([.O29]+[.B29])" office:value-type="float" office:value="-0.81653042688465" calcext:value-type="float">
            <text:p>-0,8165304269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0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42010" calcext:value-type="float">
            <text:p>42010</text:p>
          </table:table-cell>
          <table:table-cell office:value-type="string" calcext:value-type="string">
            <text:p>-1.0</text:p>
          </table:table-cell>
          <table:table-cell table:formula="of:=([.O30]+[.B30])/2" office:value-type="float" office:value="46005" calcext:value-type="float">
            <text:p>46005</text:p>
          </table:table-cell>
          <table:table-cell table:formula="of:=([.O30]-[.B30])/([.O30]+[.B30])" office:value-type="float" office:value="-0.0868383871318335" calcext:value-type="float">
            <text:p>-0,0868383871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1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42010" calcext:value-type="float">
            <text:p>42010</text:p>
          </table:table-cell>
          <table:table-cell office:value-type="string" calcext:value-type="string">
            <text:p>-1.0</text:p>
          </table:table-cell>
          <table:table-cell table:formula="of:=([.O31]+[.B31])/2" office:value-type="float" office:value="46005" calcext:value-type="float">
            <text:p>46005</text:p>
          </table:table-cell>
          <table:table-cell table:formula="of:=([.O31]-[.B31])/([.O31]+[.B31])" office:value-type="float" office:value="-0.0868383871318335" calcext:value-type="float">
            <text:p>-0,0868383871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2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92510" calcext:value-type="float">
            <text:p>92510</text:p>
          </table:table-cell>
          <table:table-cell office:value-type="string" calcext:value-type="string">
            <text:p>-1.0</text:p>
          </table:table-cell>
          <table:table-cell table:formula="of:=([.O32]+[.B32])/2" office:value-type="float" office:value="96255" calcext:value-type="float">
            <text:p>96255</text:p>
          </table:table-cell>
          <table:table-cell table:formula="of:=([.O32]-[.B32])/([.O32]+[.B32])" office:value-type="float" office:value="-0.0389070697626097" calcext:value-type="float">
            <text:p>-0,038907069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3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92510" calcext:value-type="float">
            <text:p>92510</text:p>
          </table:table-cell>
          <table:table-cell office:value-type="string" calcext:value-type="string">
            <text:p>-1.0</text:p>
          </table:table-cell>
          <table:table-cell table:formula="of:=([.O33]+[.B33])/2" office:value-type="float" office:value="96255" calcext:value-type="float">
            <text:p>96255</text:p>
          </table:table-cell>
          <table:table-cell table:formula="of:=([.O33]-[.B33])/([.O33]+[.B33])" office:value-type="float" office:value="-0.0389070697626097" calcext:value-type="float">
            <text:p>-0,038907069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4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92510" calcext:value-type="float">
            <text:p>92510</text:p>
          </table:table-cell>
          <table:table-cell office:value-type="string" calcext:value-type="string">
            <text:p>-1.0</text:p>
          </table:table-cell>
          <table:table-cell table:formula="of:=([.O34]+[.B34])/2" office:value-type="float" office:value="96255" calcext:value-type="float">
            <text:p>96255</text:p>
          </table:table-cell>
          <table:table-cell table:formula="of:=([.O34]-[.B34])/([.O34]+[.B34])" office:value-type="float" office:value="-0.0389070697626097" calcext:value-type="float">
            <text:p>-0,038907069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5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92510" calcext:value-type="float">
            <text:p>92510</text:p>
          </table:table-cell>
          <table:table-cell office:value-type="string" calcext:value-type="string">
            <text:p>-1.0</text:p>
          </table:table-cell>
          <table:table-cell table:formula="of:=([.O35]+[.B35])/2" office:value-type="float" office:value="96255" calcext:value-type="float">
            <text:p>96255</text:p>
          </table:table-cell>
          <table:table-cell table:formula="of:=([.O35]-[.B35])/([.O35]+[.B35])" office:value-type="float" office:value="-0.0389070697626097" calcext:value-type="float">
            <text:p>-0,0389070698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6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8010" calcext:value-type="float">
            <text:p>18010</text:p>
          </table:table-cell>
          <table:table-cell office:value-type="string" calcext:value-type="string">
            <text:p>-1.0</text:p>
          </table:table-cell>
          <table:table-cell table:formula="of:=([.O36]+[.B36])/2" office:value-type="float" office:value="21505" calcext:value-type="float">
            <text:p>21505</text:p>
          </table:table-cell>
          <table:table-cell table:formula="of:=([.O36]-[.B36])/([.O36]+[.B36])" office:value-type="float" office:value="-0.162520344106022" calcext:value-type="float">
            <text:p>-0,162520344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7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8010" calcext:value-type="float">
            <text:p>18010</text:p>
          </table:table-cell>
          <table:table-cell office:value-type="string" calcext:value-type="string">
            <text:p>-1.0</text:p>
          </table:table-cell>
          <table:table-cell table:formula="of:=([.O37]+[.B37])/2" office:value-type="float" office:value="21505" calcext:value-type="float">
            <text:p>21505</text:p>
          </table:table-cell>
          <table:table-cell table:formula="of:=([.O37]-[.B37])/([.O37]+[.B37])" office:value-type="float" office:value="-0.162520344106022" calcext:value-type="float">
            <text:p>-0,1625203441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8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44010" calcext:value-type="float">
            <text:p>44010</text:p>
          </table:table-cell>
          <table:table-cell office:value-type="string" calcext:value-type="string">
            <text:p>-1.0</text:p>
          </table:table-cell>
          <table:table-cell table:formula="of:=([.O38]+[.B38])/2" office:value-type="float" office:value="47005" calcext:value-type="float">
            <text:p>47005</text:p>
          </table:table-cell>
          <table:table-cell table:formula="of:=([.O38]-[.B38])/([.O38]+[.B38])" office:value-type="float" office:value="-0.0637166258908627" calcext:value-type="float">
            <text:p>-0,0637166259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9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44010" calcext:value-type="float">
            <text:p>44010</text:p>
          </table:table-cell>
          <table:table-cell office:value-type="string" calcext:value-type="string">
            <text:p>-1.0</text:p>
          </table:table-cell>
          <table:table-cell table:formula="of:=([.O39]+[.B39])/2" office:value-type="float" office:value="47005" calcext:value-type="float">
            <text:p>47005</text:p>
          </table:table-cell>
          <table:table-cell table:formula="of:=([.O39]-[.B39])/([.O39]+[.B39])" office:value-type="float" office:value="-0.0637166258908627" calcext:value-type="float">
            <text:p>-0,0637166259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40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9510" calcext:value-type="float">
            <text:p>19510</text:p>
          </table:table-cell>
          <table:table-cell office:value-type="string" calcext:value-type="string">
            <text:p>-1.0</text:p>
          </table:table-cell>
          <table:table-cell table:formula="of:=([.O40]+[.B40])/2" office:value-type="float" office:value="22255" calcext:value-type="float">
            <text:p>22255</text:p>
          </table:table-cell>
          <table:table-cell table:formula="of:=([.O40]-[.B40])/([.O40]+[.B40])" office:value-type="float" office:value="-0.123343068973264" calcext:value-type="float">
            <text:p>-0,123343069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1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95010" calcext:value-type="float">
            <text:p>95010</text:p>
          </table:table-cell>
          <table:table-cell office:value-type="string" calcext:value-type="string">
            <text:p>-1.0</text:p>
          </table:table-cell>
          <table:table-cell table:formula="of:=([.O41]+[.B41])/2" office:value-type="float" office:value="97505" calcext:value-type="float">
            <text:p>97505</text:p>
          </table:table-cell>
          <table:table-cell table:formula="of:=([.O41]-[.B41])/([.O41]+[.B41])" office:value-type="float" office:value="-0.0255884313624942" calcext:value-type="float">
            <text:p>-0,0255884314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2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6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95010" calcext:value-type="float">
            <text:p>95010</text:p>
          </table:table-cell>
          <table:table-cell office:value-type="string" calcext:value-type="string">
            <text:p>-1.0</text:p>
          </table:table-cell>
          <table:table-cell table:formula="of:=([.O42]+[.B42])/2" office:value-type="float" office:value="97505" calcext:value-type="float">
            <text:p>97505</text:p>
          </table:table-cell>
          <table:table-cell table:formula="of:=([.O42]-[.B42])/([.O42]+[.B42])" office:value-type="float" office:value="-0.0255884313624942" calcext:value-type="float">
            <text:p>-0,0255884314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3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95010" calcext:value-type="float">
            <text:p>95010</text:p>
          </table:table-cell>
          <table:table-cell office:value-type="string" calcext:value-type="string">
            <text:p>-1.0</text:p>
          </table:table-cell>
          <table:table-cell table:formula="of:=([.O43]+[.B43])/2" office:value-type="float" office:value="97505" calcext:value-type="float">
            <text:p>97505</text:p>
          </table:table-cell>
          <table:table-cell table:formula="of:=([.O43]-[.B43])/([.O43]+[.B43])" office:value-type="float" office:value="-0.0255884313624942" calcext:value-type="float">
            <text:p>-0,0255884314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4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95010" calcext:value-type="float">
            <text:p>95010</text:p>
          </table:table-cell>
          <table:table-cell office:value-type="string" calcext:value-type="string">
            <text:p>-1.0</text:p>
          </table:table-cell>
          <table:table-cell table:formula="of:=([.O44]+[.B44])/2" office:value-type="float" office:value="97505" calcext:value-type="float">
            <text:p>97505</text:p>
          </table:table-cell>
          <table:table-cell table:formula="of:=([.O44]-[.B44])/([.O44]+[.B44])" office:value-type="float" office:value="-0.0255884313624942" calcext:value-type="float">
            <text:p>-0,0255884314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45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45]+[.B45])/2" office:value-type="float" office:value="7505" calcext:value-type="float">
            <text:p>7505</text:p>
          </table:table-cell>
          <table:table-cell table:formula="of:=([.O45]-[.B45])/([.O45]+[.B45])" office:value-type="float" office:value="-0.332445036642238" calcext:value-type="float">
            <text:p>-0,3324450366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46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46]+[.B46])/2" office:value-type="float" office:value="7505" calcext:value-type="float">
            <text:p>7505</text:p>
          </table:table-cell>
          <table:table-cell table:formula="of:=([.O46]-[.B46])/([.O46]+[.B46])" office:value-type="float" office:value="-0.332445036642238" calcext:value-type="float">
            <text:p>-0,3324450366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47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47]+[.B47])/2" office:value-type="float" office:value="7505" calcext:value-type="float">
            <text:p>7505</text:p>
          </table:table-cell>
          <table:table-cell table:formula="of:=([.O47]-[.B47])/([.O47]+[.B47])" office:value-type="float" office:value="-0.332445036642238" calcext:value-type="float">
            <text:p>-0,3324450366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48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46010" calcext:value-type="float">
            <text:p>46010</text:p>
          </table:table-cell>
          <table:table-cell office:value-type="string" calcext:value-type="string">
            <text:p>-1.0</text:p>
          </table:table-cell>
          <table:table-cell table:formula="of:=([.O48]+[.B48])/2" office:value-type="float" office:value="48005" calcext:value-type="float">
            <text:p>48005</text:p>
          </table:table-cell>
          <table:table-cell table:formula="of:=([.O48]-[.B48])/([.O48]+[.B48])" office:value-type="float" office:value="-0.0415581710238517" calcext:value-type="float">
            <text:p>-0,041558171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49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46010" calcext:value-type="float">
            <text:p>46010</text:p>
          </table:table-cell>
          <table:table-cell office:value-type="string" calcext:value-type="string">
            <text:p>-1.0</text:p>
          </table:table-cell>
          <table:table-cell table:formula="of:=([.O49]+[.B49])/2" office:value-type="float" office:value="48005" calcext:value-type="float">
            <text:p>48005</text:p>
          </table:table-cell>
          <table:table-cell table:formula="of:=([.O49]-[.B49])/([.O49]+[.B49])" office:value-type="float" office:value="-0.0415581710238517" calcext:value-type="float">
            <text:p>-0,04155817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50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1010" calcext:value-type="float">
            <text:p>21010</text:p>
          </table:table-cell>
          <table:table-cell office:value-type="string" calcext:value-type="string">
            <text:p>-1.0</text:p>
          </table:table-cell>
          <table:table-cell table:formula="of:=([.O50]+[.B50])/2" office:value-type="float" office:value="23005" calcext:value-type="float">
            <text:p>23005</text:p>
          </table:table-cell>
          <table:table-cell table:formula="of:=([.O50]-[.B50])/([.O50]+[.B50])" office:value-type="float" office:value="-0.0867202782003912" calcext:value-type="float">
            <text:p>-0,0867202782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1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46010" calcext:value-type="float">
            <text:p>46010</text:p>
          </table:table-cell>
          <table:table-cell office:value-type="string" calcext:value-type="string">
            <text:p>-1.0</text:p>
          </table:table-cell>
          <table:table-cell table:formula="of:=([.O51]+[.B51])/2" office:value-type="float" office:value="48005" calcext:value-type="float">
            <text:p>48005</text:p>
          </table:table-cell>
          <table:table-cell table:formula="of:=([.O51]-[.B51])/([.O51]+[.B51])" office:value-type="float" office:value="-0.0415581710238517" calcext:value-type="float">
            <text:p>-0,04155817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52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1010" calcext:value-type="float">
            <text:p>21010</text:p>
          </table:table-cell>
          <table:table-cell office:value-type="string" calcext:value-type="string">
            <text:p>-1.0</text:p>
          </table:table-cell>
          <table:table-cell table:formula="of:=([.O52]+[.B52])/2" office:value-type="float" office:value="23005" calcext:value-type="float">
            <text:p>23005</text:p>
          </table:table-cell>
          <table:table-cell table:formula="of:=([.O52]-[.B52])/([.O52]+[.B52])" office:value-type="float" office:value="-0.0867202782003912" calcext:value-type="float">
            <text:p>-0,086720278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53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1010" calcext:value-type="float">
            <text:p>21010</text:p>
          </table:table-cell>
          <table:table-cell office:value-type="string" calcext:value-type="string">
            <text:p>-1.0</text:p>
          </table:table-cell>
          <table:table-cell table:formula="of:=([.O53]+[.B53])/2" office:value-type="float" office:value="23005" calcext:value-type="float">
            <text:p>23005</text:p>
          </table:table-cell>
          <table:table-cell table:formula="of:=([.O53]-[.B53])/([.O53]+[.B53])" office:value-type="float" office:value="-0.0867202782003912" calcext:value-type="float">
            <text:p>-0,086720278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54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1010" calcext:value-type="float">
            <text:p>21010</text:p>
          </table:table-cell>
          <table:table-cell office:value-type="string" calcext:value-type="string">
            <text:p>-1.0</text:p>
          </table:table-cell>
          <table:table-cell table:formula="of:=([.O54]+[.B54])/2" office:value-type="float" office:value="23005" calcext:value-type="float">
            <text:p>23005</text:p>
          </table:table-cell>
          <table:table-cell table:formula="of:=([.O54]-[.B54])/([.O54]+[.B54])" office:value-type="float" office:value="-0.0867202782003912" calcext:value-type="float">
            <text:p>-0,0867202782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55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-0.8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1.0</text:p>
          </table:table-cell>
          <table:table-cell table:formula="of:=([.O55]+[.B55])/2" office:value-type="float" office:value="3505" calcext:value-type="float">
            <text:p>3505</text:p>
          </table:table-cell>
          <table:table-cell table:formula="of:=([.O55]-[.B55])/([.O55]+[.B55])" office:value-type="float" office:value="-0.426533523537803" calcext:value-type="float">
            <text:p>-0,4265335235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56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-1.0</text:p>
          </table:table-cell>
          <table:table-cell table:formula="of:=([.O56]+[.B56])/2" office:value-type="float" office:value="8505" calcext:value-type="float">
            <text:p>8505</text:p>
          </table:table-cell>
          <table:table-cell table:formula="of:=([.O56]-[.B56])/([.O56]+[.B56])" office:value-type="float" office:value="-0.175778953556731" calcext:value-type="float">
            <text:p>-0,1757789536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57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-0.78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1.0</text:p>
          </table:table-cell>
          <table:table-cell table:formula="of:=([.O57]+[.B57])/2" office:value-type="float" office:value="3505" calcext:value-type="float">
            <text:p>3505</text:p>
          </table:table-cell>
          <table:table-cell table:formula="of:=([.O57]-[.B57])/([.O57]+[.B57])" office:value-type="float" office:value="-0.426533523537803" calcext:value-type="float">
            <text:p>-0,4265335235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58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0.99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1.0</text:p>
          </table:table-cell>
          <table:table-cell table:formula="of:=([.O58]+[.B58])/2" office:value-type="float" office:value="3505" calcext:value-type="float">
            <text:p>3505</text:p>
          </table:table-cell>
          <table:table-cell table:formula="of:=([.O58]-[.B58])/([.O58]+[.B58])" office:value-type="float" office:value="-0.426533523537803" calcext:value-type="float">
            <text:p>-0,4265335235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59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-1.0</text:p>
          </table:table-cell>
          <table:table-cell table:formula="of:=([.O59]+[.B59])/2" office:value-type="float" office:value="8505" calcext:value-type="float">
            <text:p>8505</text:p>
          </table:table-cell>
          <table:table-cell table:formula="of:=([.O59]-[.B59])/([.O59]+[.B59])" office:value-type="float" office:value="-0.175778953556731" calcext:value-type="float">
            <text:p>-0,1757789536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60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-0.88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1.0</text:p>
          </table:table-cell>
          <table:table-cell table:formula="of:=([.O60]+[.B60])/2" office:value-type="float" office:value="3505" calcext:value-type="float">
            <text:p>3505</text:p>
          </table:table-cell>
          <table:table-cell table:formula="of:=([.O60]-[.B60])/([.O60]+[.B60])" office:value-type="float" office:value="-0.426533523537803" calcext:value-type="float">
            <text:p>-0,4265335235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61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-1.0</text:p>
          </table:table-cell>
          <table:table-cell table:formula="of:=([.O61]+[.B61])/2" office:value-type="float" office:value="8505" calcext:value-type="float">
            <text:p>8505</text:p>
          </table:table-cell>
          <table:table-cell table:formula="of:=([.O61]-[.B61])/([.O61]+[.B61])" office:value-type="float" office:value="-0.175778953556731" calcext:value-type="float">
            <text:p>-0,1757789536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62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97510" calcext:value-type="float">
            <text:p>97510</text:p>
          </table:table-cell>
          <table:table-cell office:value-type="string" calcext:value-type="string">
            <text:p>-1.0</text:p>
          </table:table-cell>
          <table:table-cell table:formula="of:=([.O62]+[.B62])/2" office:value-type="float" office:value="98755" calcext:value-type="float">
            <text:p>98755</text:p>
          </table:table-cell>
          <table:table-cell table:formula="of:=([.O62]-[.B62])/([.O62]+[.B62])" office:value-type="float" office:value="-0.0126069566097919" calcext:value-type="float">
            <text:p>-0,0126069566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63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97510" calcext:value-type="float">
            <text:p>97510</text:p>
          </table:table-cell>
          <table:table-cell office:value-type="string" calcext:value-type="string">
            <text:p>-1.0</text:p>
          </table:table-cell>
          <table:table-cell table:formula="of:=([.O63]+[.B63])/2" office:value-type="float" office:value="98755" calcext:value-type="float">
            <text:p>98755</text:p>
          </table:table-cell>
          <table:table-cell table:formula="of:=([.O63]-[.B63])/([.O63]+[.B63])" office:value-type="float" office:value="-0.0126069566097919" calcext:value-type="float">
            <text:p>-0,0126069566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64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97510" calcext:value-type="float">
            <text:p>97510</text:p>
          </table:table-cell>
          <table:table-cell office:value-type="string" calcext:value-type="string">
            <text:p>-1.0</text:p>
          </table:table-cell>
          <table:table-cell table:formula="of:=([.O64]+[.B64])/2" office:value-type="float" office:value="98755" calcext:value-type="float">
            <text:p>98755</text:p>
          </table:table-cell>
          <table:table-cell table:formula="of:=([.O64]-[.B64])/([.O64]+[.B64])" office:value-type="float" office:value="-0.0126069566097919" calcext:value-type="float">
            <text:p>-0,0126069566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65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2510" calcext:value-type="float">
            <text:p>22510</text:p>
          </table:table-cell>
          <table:table-cell office:value-type="string" calcext:value-type="string">
            <text:p>-1.0</text:p>
          </table:table-cell>
          <table:table-cell table:formula="of:=([.O65]+[.B65])/2" office:value-type="float" office:value="23755" calcext:value-type="float">
            <text:p>23755</text:p>
          </table:table-cell>
          <table:table-cell table:formula="of:=([.O65]-[.B65])/([.O65]+[.B65])" office:value-type="float" office:value="-0.0524100189433803" calcext:value-type="float">
            <text:p>-0,0524100189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66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22510" calcext:value-type="float">
            <text:p>22510</text:p>
          </table:table-cell>
          <table:table-cell office:value-type="string" calcext:value-type="string">
            <text:p>-1.0</text:p>
          </table:table-cell>
          <table:table-cell table:formula="of:=([.O66]+[.B66])/2" office:value-type="float" office:value="23755" calcext:value-type="float">
            <text:p>23755</text:p>
          </table:table-cell>
          <table:table-cell table:formula="of:=([.O66]-[.B66])/([.O66]+[.B66])" office:value-type="float" office:value="-0.0524100189433803" calcext:value-type="float">
            <text:p>-0,0524100189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67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47510" calcext:value-type="float">
            <text:p>247510</text:p>
          </table:table-cell>
          <table:table-cell office:value-type="string" calcext:value-type="string">
            <text:p>-1.0</text:p>
          </table:table-cell>
          <table:table-cell table:formula="of:=([.O67]+[.B67])/2" office:value-type="float" office:value="248755" calcext:value-type="float">
            <text:p>248755</text:p>
          </table:table-cell>
          <table:table-cell table:formula="of:=([.O67]-[.B67])/([.O67]+[.B67])" office:value-type="float" office:value="-0.00500492452413017" calcext:value-type="float">
            <text:p>-0,0050049245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68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48010" calcext:value-type="float">
            <text:p>48010</text:p>
          </table:table-cell>
          <table:table-cell office:value-type="string" calcext:value-type="string">
            <text:p>-1.0</text:p>
          </table:table-cell>
          <table:table-cell table:formula="of:=([.O68]+[.B68])/2" office:value-type="float" office:value="49005" calcext:value-type="float">
            <text:p>49005</text:p>
          </table:table-cell>
          <table:table-cell table:formula="of:=([.O68]-[.B68])/([.O68]+[.B68])" office:value-type="float" office:value="-0.0203040506070809" calcext:value-type="float">
            <text:p>-0,0203040506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69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48010" calcext:value-type="float">
            <text:p>48010</text:p>
          </table:table-cell>
          <table:table-cell office:value-type="string" calcext:value-type="string">
            <text:p>-1.0</text:p>
          </table:table-cell>
          <table:table-cell table:formula="of:=([.O69]+[.B69])/2" office:value-type="float" office:value="49005" calcext:value-type="float">
            <text:p>49005</text:p>
          </table:table-cell>
          <table:table-cell table:formula="of:=([.O69]-[.B69])/([.O69]+[.B69])" office:value-type="float" office:value="-0.0203040506070809" calcext:value-type="float">
            <text:p>-0,0203040506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70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48010" calcext:value-type="float">
            <text:p>48010</text:p>
          </table:table-cell>
          <table:table-cell office:value-type="string" calcext:value-type="string">
            <text:p>-1.0</text:p>
          </table:table-cell>
          <table:table-cell table:formula="of:=([.O70]+[.B70])/2" office:value-type="float" office:value="49005" calcext:value-type="float">
            <text:p>49005</text:p>
          </table:table-cell>
          <table:table-cell table:formula="of:=([.O70]-[.B70])/([.O70]+[.B70])" office:value-type="float" office:value="-0.0203040506070809" calcext:value-type="float">
            <text:p>-0,0203040506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71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-1.0</text:p>
          </table:table-cell>
          <table:table-cell table:formula="of:=([.O71]+[.B71])/2" office:value-type="float" office:value="9005" calcext:value-type="float">
            <text:p>9005</text:p>
          </table:table-cell>
          <table:table-cell table:formula="of:=([.O71]-[.B71])/([.O71]+[.B71])" office:value-type="float" office:value="-0.110494169905608" calcext:value-type="float">
            <text:p>-0,1104941699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72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-1.0</text:p>
          </table:table-cell>
          <table:table-cell table:formula="of:=([.O72]+[.B72])/2" office:value-type="float" office:value="9005" calcext:value-type="float">
            <text:p>9005</text:p>
          </table:table-cell>
          <table:table-cell table:formula="of:=([.O72]-[.B72])/([.O72]+[.B72])" office:value-type="float" office:value="-0.110494169905608" calcext:value-type="float">
            <text:p>-0,1104941699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73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0.24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-1.0</text:p>
          </table:table-cell>
          <table:table-cell table:formula="of:=([.O73]+[.B73])/2" office:value-type="float" office:value="9005" calcext:value-type="float">
            <text:p>9005</text:p>
          </table:table-cell>
          <table:table-cell table:formula="of:=([.O73]-[.B73])/([.O73]+[.B73])" office:value-type="float" office:value="-0.110494169905608" calcext:value-type="float">
            <text:p>-0,1104941699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74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0.7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-1.0</text:p>
          </table:table-cell>
          <table:table-cell table:formula="of:=([.O74]+[.B74])/2" office:value-type="float" office:value="9005" calcext:value-type="float">
            <text:p>9005</text:p>
          </table:table-cell>
          <table:table-cell table:formula="of:=([.O74]-[.B74])/([.O74]+[.B74])" office:value-type="float" office:value="-0.110494169905608" calcext:value-type="float">
            <text:p>-0,1104941699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75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-0.42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-1.0</text:p>
          </table:table-cell>
          <table:table-cell table:formula="of:=([.O75]+[.B75])/2" office:value-type="float" office:value="4255" calcext:value-type="float">
            <text:p>4255</text:p>
          </table:table-cell>
          <table:table-cell table:formula="of:=([.O75]-[.B75])/([.O75]+[.B75])" office:value-type="float" office:value="-0.175088131609871" calcext:value-type="float">
            <text:p>-0,1750881316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76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-1.0</text:p>
          </table:table-cell>
          <table:table-cell table:formula="of:=([.O76]+[.B76])/2" office:value-type="float" office:value="4255" calcext:value-type="float">
            <text:p>4255</text:p>
          </table:table-cell>
          <table:table-cell table:formula="of:=([.O76]-[.B76])/([.O76]+[.B76])" office:value-type="float" office:value="-0.175088131609871" calcext:value-type="float">
            <text:p>-0,1750881316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7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77]+[.B77])/2" office:value-type="float" office:value="24505" calcext:value-type="float">
            <text:p>24505</text:p>
          </table:table-cell>
          <table:table-cell table:formula="of:=([.O77]-[.B77])/([.O77]+[.B77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8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78]+[.B78])/2" office:value-type="float" office:value="24505" calcext:value-type="float">
            <text:p>24505</text:p>
          </table:table-cell>
          <table:table-cell table:formula="of:=([.O78]-[.B78])/([.O78]+[.B78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79]+[.B79])/2" office:value-type="float" office:value="24505" calcext:value-type="float">
            <text:p>24505</text:p>
          </table:table-cell>
          <table:table-cell table:formula="of:=([.O79]-[.B79])/([.O79]+[.B79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80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80]+[.B80])/2" office:value-type="float" office:value="24505" calcext:value-type="float">
            <text:p>24505</text:p>
          </table:table-cell>
          <table:table-cell table:formula="of:=([.O80]-[.B80])/([.O80]+[.B80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81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81]+[.B81])/2" office:value-type="float" office:value="24505" calcext:value-type="float">
            <text:p>24505</text:p>
          </table:table-cell>
          <table:table-cell table:formula="of:=([.O81]-[.B81])/([.O81]+[.B81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82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82]+[.B82])/2" office:value-type="float" office:value="24505" calcext:value-type="float">
            <text:p>24505</text:p>
          </table:table-cell>
          <table:table-cell table:formula="of:=([.O82]-[.B82])/([.O82]+[.B82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83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83]+[.B83])/2" office:value-type="float" office:value="24505" calcext:value-type="float">
            <text:p>24505</text:p>
          </table:table-cell>
          <table:table-cell table:formula="of:=([.O83]-[.B83])/([.O83]+[.B83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84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84]+[.B84])/2" office:value-type="float" office:value="24505" calcext:value-type="float">
            <text:p>24505</text:p>
          </table:table-cell>
          <table:table-cell table:formula="of:=([.O84]-[.B84])/([.O84]+[.B84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85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85]+[.B85])/2" office:value-type="float" office:value="24505" calcext:value-type="float">
            <text:p>24505</text:p>
          </table:table-cell>
          <table:table-cell table:formula="of:=([.O85]-[.B85])/([.O85]+[.B85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86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-1.0</text:p>
          </table:table-cell>
          <table:table-cell table:formula="of:=([.O86]+[.B86])/2" office:value-type="float" office:value="24505" calcext:value-type="float">
            <text:p>24505</text:p>
          </table:table-cell>
          <table:table-cell table:formula="of:=([.O86]-[.B86])/([.O86]+[.B86])" office:value-type="float" office:value="-0.0201999591920016" calcext:value-type="float">
            <text:p>-0,0201999592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87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-1.0</text:p>
          </table:table-cell>
          <table:table-cell table:formula="of:=([.O87]+[.B87])/2" office:value-type="float" office:value="9505" calcext:value-type="float">
            <text:p>9505</text:p>
          </table:table-cell>
          <table:table-cell table:formula="of:=([.O87]-[.B87])/([.O87]+[.B87])" office:value-type="float" office:value="-0.0520778537611783" calcext:value-type="float">
            <text:p>-0,0520778538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88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-1.0</text:p>
          </table:table-cell>
          <table:table-cell table:formula="of:=([.O88]+[.B88])/2" office:value-type="float" office:value="9505" calcext:value-type="float">
            <text:p>9505</text:p>
          </table:table-cell>
          <table:table-cell table:formula="of:=([.O88]-[.B88])/([.O88]+[.B88])" office:value-type="float" office:value="-0.0520778537611783" calcext:value-type="float">
            <text:p>-0,0520778538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89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0.3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-1.0</text:p>
          </table:table-cell>
          <table:table-cell table:formula="of:=([.O89]+[.B89])/2" office:value-type="float" office:value="4505" calcext:value-type="float">
            <text:p>4505</text:p>
          </table:table-cell>
          <table:table-cell table:formula="of:=([.O89]-[.B89])/([.O89]+[.B89])" office:value-type="float" office:value="-0.109877913429523" calcext:value-type="float">
            <text:p>-0,1098779134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0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-0.69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-1.0</text:p>
          </table:table-cell>
          <table:table-cell table:formula="of:=([.O90]+[.B90])/2" office:value-type="float" office:value="4505" calcext:value-type="float">
            <text:p>4505</text:p>
          </table:table-cell>
          <table:table-cell table:formula="of:=([.O90]-[.B90])/([.O90]+[.B90])" office:value-type="float" office:value="-0.109877913429523" calcext:value-type="float">
            <text:p>-0,1098779134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1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-1.0</text:p>
          </table:table-cell>
          <table:table-cell table:formula="of:=([.O91]+[.B91])/2" office:value-type="float" office:value="9505" calcext:value-type="float">
            <text:p>9505</text:p>
          </table:table-cell>
          <table:table-cell table:formula="of:=([.O91]-[.B91])/([.O91]+[.B91])" office:value-type="float" office:value="-0.0520778537611783" calcext:value-type="float">
            <text:p>-0,0520778538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92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0.20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92]+[.B92])/2" office:value-type="float" office:value="630" calcext:value-type="float">
            <text:p>630</text:p>
          </table:table-cell>
          <table:table-cell table:formula="of:=([.O92]-[.B92])/([.O92]+[.B92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93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0.62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93]+[.B93])/2" office:value-type="float" office:value="630" calcext:value-type="float">
            <text:p>630</text:p>
          </table:table-cell>
          <table:table-cell table:formula="of:=([.O93]-[.B93])/([.O93]+[.B93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94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0.32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94]+[.B94])/2" office:value-type="float" office:value="630" calcext:value-type="float">
            <text:p>630</text:p>
          </table:table-cell>
          <table:table-cell table:formula="of:=([.O94]-[.B94])/([.O94]+[.B94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95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-0.61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95]+[.B95])/2" office:value-type="float" office:value="630" calcext:value-type="float">
            <text:p>630</text:p>
          </table:table-cell>
          <table:table-cell table:formula="of:=([.O95]-[.B95])/([.O95]+[.B95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96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-0.15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96]+[.B96])/2" office:value-type="float" office:value="630" calcext:value-type="float">
            <text:p>630</text:p>
          </table:table-cell>
          <table:table-cell table:formula="of:=([.O96]-[.B96])/([.O96]+[.B96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97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0.66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97]+[.B97])/2" office:value-type="float" office:value="630" calcext:value-type="float">
            <text:p>630</text:p>
          </table:table-cell>
          <table:table-cell table:formula="of:=([.O97]-[.B97])/([.O97]+[.B97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98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-0.63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98]+[.B98])/2" office:value-type="float" office:value="630" calcext:value-type="float">
            <text:p>630</text:p>
          </table:table-cell>
          <table:table-cell table:formula="of:=([.O98]-[.B98])/([.O98]+[.B98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99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0.62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99]+[.B99])/2" office:value-type="float" office:value="630" calcext:value-type="float">
            <text:p>630</text:p>
          </table:table-cell>
          <table:table-cell table:formula="of:=([.O99]-[.B99])/([.O99]+[.B99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0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-0.24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100]+[.B100])/2" office:value-type="float" office:value="630" calcext:value-type="float">
            <text:p>630</text:p>
          </table:table-cell>
          <table:table-cell table:formula="of:=([.O100]-[.B100])/([.O100]+[.B100])" office:value-type="float" office:value="-0.587301587301587" calcext:value-type="float">
            <text:p>-0,587301587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01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0.1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-1.0</text:p>
          </table:table-cell>
          <table:table-cell table:formula="of:=([.O101]+[.B101])/2" office:value-type="float" office:value="4755" calcext:value-type="float">
            <text:p>4755</text:p>
          </table:table-cell>
          <table:table-cell table:formula="of:=([.O101]-[.B101])/([.O101]+[.B101])" office:value-type="float" office:value="-0.0515247108307045" calcext:value-type="float">
            <text:p>-0,0515247108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2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-0.64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02]+[.B102])/2" office:value-type="float" office:value="755" calcext:value-type="float">
            <text:p>755</text:p>
          </table:table-cell>
          <table:table-cell table:formula="of:=([.O102]-[.B102])/([.O102]+[.B102])" office:value-type="float" office:value="-0.324503311258278" calcext:value-type="float">
            <text:p>-0,324503311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03]+[.B103])/2" office:value-type="float" office:value="755" calcext:value-type="float">
            <text:p>755</text:p>
          </table:table-cell>
          <table:table-cell table:formula="of:=([.O103]-[.B103])/([.O103]+[.B103])" office:value-type="float" office:value="-0.324503311258278" calcext:value-type="float">
            <text:p>-0,324503311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4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04]+[.B104])/2" office:value-type="float" office:value="755" calcext:value-type="float">
            <text:p>755</text:p>
          </table:table-cell>
          <table:table-cell table:formula="of:=([.O104]-[.B104])/([.O104]+[.B104])" office:value-type="float" office:value="-0.324503311258278" calcext:value-type="float">
            <text:p>-0,324503311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05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-0.45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-1.0</text:p>
          </table:table-cell>
          <table:table-cell table:formula="of:=([.O105]+[.B105])/2" office:value-type="float" office:value="4755" calcext:value-type="float">
            <text:p>4755</text:p>
          </table:table-cell>
          <table:table-cell table:formula="of:=([.O105]-[.B105])/([.O105]+[.B105])" office:value-type="float" office:value="-0.0515247108307045" calcext:value-type="float">
            <text:p>-0,0515247108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6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06]+[.B106])/2" office:value-type="float" office:value="755" calcext:value-type="float">
            <text:p>755</text:p>
          </table:table-cell>
          <table:table-cell table:formula="of:=([.O106]-[.B106])/([.O106]+[.B106])" office:value-type="float" office:value="-0.324503311258278" calcext:value-type="float">
            <text:p>-0,324503311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7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0.66</text:p>
          </table:table-cell>
          <table:table-cell office:value-type="string" calcext:value-type="string">
            <text:p>0.01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07]+[.B107])/2" office:value-type="float" office:value="755" calcext:value-type="float">
            <text:p>755</text:p>
          </table:table-cell>
          <table:table-cell table:formula="of:=([.O107]-[.B107])/([.O107]+[.B107])" office:value-type="float" office:value="-0.324503311258278" calcext:value-type="float">
            <text:p>-0,3245033113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8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0.59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08]+[.B108])/2" office:value-type="float" office:value="755" calcext:value-type="float">
            <text:p>755</text:p>
          </table:table-cell>
          <table:table-cell table:formula="of:=([.O108]-[.B108])/([.O108]+[.B108])" office:value-type="float" office:value="-0.324503311258278" calcext:value-type="float">
            <text:p>-0,324503311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09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1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-1.0</text:p>
          </table:table-cell>
          <table:table-cell table:formula="of:=([.O109]+[.B109])/2" office:value-type="float" office:value="4755" calcext:value-type="float">
            <text:p>4755</text:p>
          </table:table-cell>
          <table:table-cell table:formula="of:=([.O109]-[.B109])/([.O109]+[.B109])" office:value-type="float" office:value="-0.0515247108307045" calcext:value-type="float">
            <text:p>-0,0515247108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10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-0.21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10]+[.B110])/2" office:value-type="float" office:value="755" calcext:value-type="float">
            <text:p>755</text:p>
          </table:table-cell>
          <table:table-cell table:formula="of:=([.O110]-[.B110])/([.O110]+[.B110])" office:value-type="float" office:value="-0.324503311258278" calcext:value-type="float">
            <text:p>-0,324503311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11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-0.42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-1.0</text:p>
          </table:table-cell>
          <table:table-cell table:formula="of:=([.O111]+[.B111])/2" office:value-type="float" office:value="4755" calcext:value-type="float">
            <text:p>4755</text:p>
          </table:table-cell>
          <table:table-cell table:formula="of:=([.O111]-[.B111])/([.O111]+[.B111])" office:value-type="float" office:value="-0.0515247108307045" calcext:value-type="float">
            <text:p>-0,0515247108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12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0.44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-1.0</text:p>
          </table:table-cell>
          <table:table-cell table:formula="of:=([.O112]+[.B112])/2" office:value-type="float" office:value="4755" calcext:value-type="float">
            <text:p>4755</text:p>
          </table:table-cell>
          <table:table-cell table:formula="of:=([.O112]-[.B112])/([.O112]+[.B112])" office:value-type="float" office:value="-0.0515247108307045" calcext:value-type="float">
            <text:p>-0,0515247108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13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13]+[.B113])/2" office:value-type="float" office:value="880" calcext:value-type="float">
            <text:p>880</text:p>
          </table:table-cell>
          <table:table-cell table:formula="of:=([.O113]-[.B113])/([.O113]+[.B113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14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14]+[.B114])/2" office:value-type="float" office:value="880" calcext:value-type="float">
            <text:p>880</text:p>
          </table:table-cell>
          <table:table-cell table:formula="of:=([.O114]-[.B114])/([.O114]+[.B114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15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15]+[.B115])/2" office:value-type="float" office:value="880" calcext:value-type="float">
            <text:p>880</text:p>
          </table:table-cell>
          <table:table-cell table:formula="of:=([.O115]-[.B115])/([.O115]+[.B115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16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-0.57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16]+[.B116])/2" office:value-type="float" office:value="880" calcext:value-type="float">
            <text:p>880</text:p>
          </table:table-cell>
          <table:table-cell table:formula="of:=([.O116]-[.B116])/([.O116]+[.B116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17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-0.53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17]+[.B117])/2" office:value-type="float" office:value="880" calcext:value-type="float">
            <text:p>880</text:p>
          </table:table-cell>
          <table:table-cell table:formula="of:=([.O117]-[.B117])/([.O117]+[.B117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18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-0.21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18]+[.B118])/2" office:value-type="float" office:value="880" calcext:value-type="float">
            <text:p>880</text:p>
          </table:table-cell>
          <table:table-cell table:formula="of:=([.O118]-[.B118])/([.O118]+[.B118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19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19]+[.B119])/2" office:value-type="float" office:value="880" calcext:value-type="float">
            <text:p>880</text:p>
          </table:table-cell>
          <table:table-cell table:formula="of:=([.O119]-[.B119])/([.O119]+[.B119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20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-0.46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20]+[.B120])/2" office:value-type="float" office:value="880" calcext:value-type="float">
            <text:p>880</text:p>
          </table:table-cell>
          <table:table-cell table:formula="of:=([.O120]-[.B120])/([.O120]+[.B120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21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-0.54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21]+[.B121])/2" office:value-type="float" office:value="880" calcext:value-type="float">
            <text:p>880</text:p>
          </table:table-cell>
          <table:table-cell table:formula="of:=([.O121]-[.B121])/([.O121]+[.B121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22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-0.54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22]+[.B122])/2" office:value-type="float" office:value="880" calcext:value-type="float">
            <text:p>880</text:p>
          </table:table-cell>
          <table:table-cell table:formula="of:=([.O122]-[.B122])/([.O122]+[.B122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23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23]+[.B123])/2" office:value-type="float" office:value="880" calcext:value-type="float">
            <text:p>880</text:p>
          </table:table-cell>
          <table:table-cell table:formula="of:=([.O123]-[.B123])/([.O123]+[.B123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24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24]+[.B124])/2" office:value-type="float" office:value="880" calcext:value-type="float">
            <text:p>880</text:p>
          </table:table-cell>
          <table:table-cell table:formula="of:=([.O124]-[.B124])/([.O124]+[.B124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25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-0.46</text:p>
          </table:table-cell>
          <table:table-cell office:value-type="string" calcext:value-type="string">
            <text:p>0.01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25]+[.B125])/2" office:value-type="float" office:value="880" calcext:value-type="float">
            <text:p>880</text:p>
          </table:table-cell>
          <table:table-cell table:formula="of:=([.O125]-[.B125])/([.O125]+[.B125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26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-0.59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-1.0</text:p>
          </table:table-cell>
          <table:table-cell table:formula="of:=([.O126]+[.B126])/2" office:value-type="float" office:value="880" calcext:value-type="float">
            <text:p>880</text:p>
          </table:table-cell>
          <table:table-cell table:formula="of:=([.O126]-[.B126])/([.O126]+[.B126])" office:value-type="float" office:value="-0.136363636363636" calcext:value-type="float">
            <text:p>-0,1363636364</text:p>
          </table:table-cell>
          <table:table-cell table:number-columns-repeated="14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formula="of:=[.A127]*1000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1.0</text:p>
          </table:table-cell>
          <table:table-cell table:formula="of:=([.O127]+[.B127])/2" office:value-type="float" office:value="455" calcext:value-type="float">
            <text:p>455</text:p>
          </table:table-cell>
          <table:table-cell table:formula="of:=([.O127]-[.B127])/([.O127]+[.B127])" office:value-type="float" office:value="-0.0989010989010989" calcext:value-type="float">
            <text:p>-0,0989010989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28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-0.00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1.0</text:p>
          </table:table-cell>
          <table:table-cell table:formula="of:=([.O128]+[.B128])/2" office:value-type="string" office:string-value="" calcext:value-type="error">
            <text:p>#VALOR!</text:p>
          </table:table-cell>
          <table:table-cell table:formula="of:=([.O128]-[.B128])/([.O128]+[.B128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29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-1.0</text:p>
          </table:table-cell>
          <table:table-cell table:formula="of:=([.O129]+[.B129])/2" office:value-type="string" office:string-value="" calcext:value-type="error">
            <text:p>#VALOR!</text:p>
          </table:table-cell>
          <table:table-cell table:formula="of:=([.O129]-[.B129])/([.O129]+[.B129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0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1.0</text:p>
          </table:table-cell>
          <table:table-cell table:formula="of:=([.O130]+[.B130])/2" office:value-type="string" office:string-value="" calcext:value-type="error">
            <text:p>#VALOR!</text:p>
          </table:table-cell>
          <table:table-cell table:formula="of:=([.O130]-[.B130])/([.O130]+[.B130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1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.0</text:p>
          </table:table-cell>
          <table:table-cell table:formula="of:=([.O131]+[.B131])/2" office:value-type="string" office:string-value="" calcext:value-type="error">
            <text:p>#VALOR!</text:p>
          </table:table-cell>
          <table:table-cell table:formula="of:=([.O131]-[.B131])/([.O131]+[.B131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2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1.0</text:p>
          </table:table-cell>
          <table:table-cell table:formula="of:=([.O132]+[.B132])/2" office:value-type="string" office:string-value="" calcext:value-type="error">
            <text:p>#VALOR!</text:p>
          </table:table-cell>
          <table:table-cell table:formula="of:=([.O132]-[.B132])/([.O132]+[.B132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3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1.0</text:p>
          </table:table-cell>
          <table:table-cell table:formula="of:=([.O133]+[.B133])/2" office:value-type="string" office:string-value="" calcext:value-type="error">
            <text:p>#VALOR!</text:p>
          </table:table-cell>
          <table:table-cell table:formula="of:=([.O133]-[.B133])/([.O133]+[.B133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4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1.0</text:p>
          </table:table-cell>
          <table:table-cell table:formula="of:=([.O134]+[.B134])/2" office:value-type="string" office:string-value="" calcext:value-type="error">
            <text:p>#VALOR!</text:p>
          </table:table-cell>
          <table:table-cell table:formula="of:=([.O134]-[.B134])/([.O134]+[.B134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5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1.0</text:p>
          </table:table-cell>
          <table:table-cell table:formula="of:=([.O135]+[.B135])/2" office:value-type="string" office:string-value="" calcext:value-type="error">
            <text:p>#VALOR!</text:p>
          </table:table-cell>
          <table:table-cell table:formula="of:=([.O135]-[.B135])/([.O135]+[.B135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6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-1.0</text:p>
          </table:table-cell>
          <table:table-cell table:formula="of:=([.O136]+[.B136])/2" office:value-type="string" office:string-value="" calcext:value-type="error">
            <text:p>#VALOR!</text:p>
          </table:table-cell>
          <table:table-cell table:formula="of:=([.O136]-[.B136])/([.O136]+[.B136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7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1.0</text:p>
          </table:table-cell>
          <table:table-cell table:formula="of:=([.O137]+[.B137])/2" office:value-type="string" office:string-value="" calcext:value-type="error">
            <text:p>#VALOR!</text:p>
          </table:table-cell>
          <table:table-cell table:formula="of:=([.O137]-[.B137])/([.O137]+[.B137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8]*1000" office:value-type="string" office:string-value="" calcext:value-type="error">
            <text:p>#VALOR!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1.0</text:p>
          </table:table-cell>
          <table:table-cell table:formula="of:=([.O138]+[.B138])/2" office:value-type="string" office:string-value="" calcext:value-type="error">
            <text:p>#VALOR!</text:p>
          </table:table-cell>
          <table:table-cell table:formula="of:=([.O138]-[.B138])/([.O138]+[.B138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39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-0.28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39]+[.B139])/2" office:value-type="string" office:string-value="" calcext:value-type="error">
            <text:p>#VALOR!</text:p>
          </table:table-cell>
          <table:table-cell table:formula="of:=([.O139]-[.B139])/([.O139]+[.B139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0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.0</text:p>
          </table:table-cell>
          <table:table-cell table:formula="of:=([.O140]+[.B140])/2" office:value-type="string" office:string-value="" calcext:value-type="error">
            <text:p>#VALOR!</text:p>
          </table:table-cell>
          <table:table-cell table:formula="of:=([.O140]-[.B140])/([.O140]+[.B140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1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1.0</text:p>
          </table:table-cell>
          <table:table-cell table:formula="of:=([.O141]+[.B141])/2" office:value-type="string" office:string-value="" calcext:value-type="error">
            <text:p>#VALOR!</text:p>
          </table:table-cell>
          <table:table-cell table:formula="of:=([.O141]-[.B141])/([.O141]+[.B141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2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142]+[.B142])/2" office:value-type="string" office:string-value="" calcext:value-type="error">
            <text:p>#VALOR!</text:p>
          </table:table-cell>
          <table:table-cell table:formula="of:=([.O142]-[.B142])/([.O142]+[.B142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3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-1.0</text:p>
          </table:table-cell>
          <table:table-cell table:formula="of:=([.O143]+[.B143])/2" office:value-type="string" office:string-value="" calcext:value-type="error">
            <text:p>#VALOR!</text:p>
          </table:table-cell>
          <table:table-cell table:formula="of:=([.O143]-[.B143])/([.O143]+[.B143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4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1.0</text:p>
          </table:table-cell>
          <table:table-cell table:formula="of:=([.O144]+[.B144])/2" office:value-type="string" office:string-value="" calcext:value-type="error">
            <text:p>#VALOR!</text:p>
          </table:table-cell>
          <table:table-cell table:formula="of:=([.O144]-[.B144])/([.O144]+[.B144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5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1.0</text:p>
          </table:table-cell>
          <table:table-cell table:formula="of:=([.O145]+[.B145])/2" office:value-type="string" office:string-value="" calcext:value-type="error">
            <text:p>#VALOR!</text:p>
          </table:table-cell>
          <table:table-cell table:formula="of:=([.O145]-[.B145])/([.O145]+[.B145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6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0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146]+[.B146])/2" office:value-type="string" office:string-value="" calcext:value-type="error">
            <text:p>#VALOR!</text:p>
          </table:table-cell>
          <table:table-cell table:formula="of:=([.O146]-[.B146])/([.O146]+[.B146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7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1.0</text:p>
          </table:table-cell>
          <table:table-cell table:formula="of:=([.O147]+[.B147])/2" office:value-type="string" office:string-value="" calcext:value-type="error">
            <text:p>#VALOR!</text:p>
          </table:table-cell>
          <table:table-cell table:formula="of:=([.O147]-[.B147])/([.O147]+[.B147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8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1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1.0</text:p>
          </table:table-cell>
          <table:table-cell table:formula="of:=([.O148]+[.B148])/2" office:value-type="string" office:string-value="" calcext:value-type="error">
            <text:p>#VALOR!</text:p>
          </table:table-cell>
          <table:table-cell table:formula="of:=([.O148]-[.B148])/([.O148]+[.B148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49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1.0</text:p>
          </table:table-cell>
          <table:table-cell table:formula="of:=([.O149]+[.B149])/2" office:value-type="string" office:string-value="" calcext:value-type="error">
            <text:p>#VALOR!</text:p>
          </table:table-cell>
          <table:table-cell table:formula="of:=([.O149]-[.B149])/([.O149]+[.B149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0]*1000" office:value-type="string" office:string-value="" calcext:value-type="error">
            <text:p>#VALOR!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1.0</text:p>
          </table:table-cell>
          <table:table-cell table:formula="of:=([.O150]+[.B150])/2" office:value-type="string" office:string-value="" calcext:value-type="error">
            <text:p>#VALOR!</text:p>
          </table:table-cell>
          <table:table-cell table:formula="of:=([.O150]-[.B150])/([.O150]+[.B150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1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.0</text:p>
          </table:table-cell>
          <table:table-cell table:formula="of:=([.O151]+[.B151])/2" office:value-type="string" office:string-value="" calcext:value-type="error">
            <text:p>#VALOR!</text:p>
          </table:table-cell>
          <table:table-cell table:formula="of:=([.O151]-[.B151])/([.O151]+[.B151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2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1.0</text:p>
          </table:table-cell>
          <table:table-cell table:formula="of:=([.O152]+[.B152])/2" office:value-type="string" office:string-value="" calcext:value-type="error">
            <text:p>#VALOR!</text:p>
          </table:table-cell>
          <table:table-cell table:formula="of:=([.O152]-[.B152])/([.O152]+[.B152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3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1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1.0</text:p>
          </table:table-cell>
          <table:table-cell table:formula="of:=([.O153]+[.B153])/2" office:value-type="string" office:string-value="" calcext:value-type="error">
            <text:p>#VALOR!</text:p>
          </table:table-cell>
          <table:table-cell table:formula="of:=([.O153]-[.B153])/([.O153]+[.B153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4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154]+[.B154])/2" office:value-type="string" office:string-value="" calcext:value-type="error">
            <text:p>#VALOR!</text:p>
          </table:table-cell>
          <table:table-cell table:formula="of:=([.O154]-[.B154])/([.O154]+[.B154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5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155]+[.B155])/2" office:value-type="string" office:string-value="" calcext:value-type="error">
            <text:p>#VALOR!</text:p>
          </table:table-cell>
          <table:table-cell table:formula="of:=([.O155]-[.B155])/([.O155]+[.B155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6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2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1.0</text:p>
          </table:table-cell>
          <table:table-cell table:formula="of:=([.O156]+[.B156])/2" office:value-type="string" office:string-value="" calcext:value-type="error">
            <text:p>#VALOR!</text:p>
          </table:table-cell>
          <table:table-cell table:formula="of:=([.O156]-[.B156])/([.O156]+[.B156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7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1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157]+[.B157])/2" office:value-type="string" office:string-value="" calcext:value-type="error">
            <text:p>#VALOR!</text:p>
          </table:table-cell>
          <table:table-cell table:formula="of:=([.O157]-[.B157])/([.O157]+[.B157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8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.0</text:p>
          </table:table-cell>
          <table:table-cell table:formula="of:=([.O158]+[.B158])/2" office:value-type="string" office:string-value="" calcext:value-type="error">
            <text:p>#VALOR!</text:p>
          </table:table-cell>
          <table:table-cell table:formula="of:=([.O158]-[.B158])/([.O158]+[.B158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59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1.0</text:p>
          </table:table-cell>
          <table:table-cell table:formula="of:=([.O159]+[.B159])/2" office:value-type="string" office:string-value="" calcext:value-type="error">
            <text:p>#VALOR!</text:p>
          </table:table-cell>
          <table:table-cell table:formula="of:=([.O159]-[.B159])/([.O159]+[.B159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0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1.0</text:p>
          </table:table-cell>
          <table:table-cell table:formula="of:=([.O160]+[.B160])/2" office:value-type="string" office:string-value="" calcext:value-type="error">
            <text:p>#VALOR!</text:p>
          </table:table-cell>
          <table:table-cell table:formula="of:=([.O160]-[.B160])/([.O160]+[.B160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1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-1.0</text:p>
          </table:table-cell>
          <table:table-cell table:formula="of:=([.O161]+[.B161])/2" office:value-type="string" office:string-value="" calcext:value-type="error">
            <text:p>#VALOR!</text:p>
          </table:table-cell>
          <table:table-cell table:formula="of:=([.O161]-[.B161])/([.O161]+[.B161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2]*1000" office:value-type="string" office:string-value="" calcext:value-type="error">
            <text:p>#VALOR!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1.0</text:p>
          </table:table-cell>
          <table:table-cell table:formula="of:=([.O162]+[.B162])/2" office:value-type="string" office:string-value="" calcext:value-type="error">
            <text:p>#VALOR!</text:p>
          </table:table-cell>
          <table:table-cell table:formula="of:=([.O162]-[.B162])/([.O162]+[.B162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3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-1.0</text:p>
          </table:table-cell>
          <table:table-cell table:formula="of:=([.O163]+[.B163])/2" office:value-type="string" office:string-value="" calcext:value-type="error">
            <text:p>#VALOR!</text:p>
          </table:table-cell>
          <table:table-cell table:formula="of:=([.O163]-[.B163])/([.O163]+[.B163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4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1.0</text:p>
          </table:table-cell>
          <table:table-cell table:formula="of:=([.O164]+[.B164])/2" office:value-type="string" office:string-value="" calcext:value-type="error">
            <text:p>#VALOR!</text:p>
          </table:table-cell>
          <table:table-cell table:formula="of:=([.O164]-[.B164])/([.O164]+[.B164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5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1.0</text:p>
          </table:table-cell>
          <table:table-cell table:formula="of:=([.O165]+[.B165])/2" office:value-type="string" office:string-value="" calcext:value-type="error">
            <text:p>#VALOR!</text:p>
          </table:table-cell>
          <table:table-cell table:formula="of:=([.O165]-[.B165])/([.O165]+[.B165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6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166]+[.B166])/2" office:value-type="string" office:string-value="" calcext:value-type="error">
            <text:p>#VALOR!</text:p>
          </table:table-cell>
          <table:table-cell table:formula="of:=([.O166]-[.B166])/([.O166]+[.B166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7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.0</text:p>
          </table:table-cell>
          <table:table-cell table:formula="of:=([.O167]+[.B167])/2" office:value-type="string" office:string-value="" calcext:value-type="error">
            <text:p>#VALOR!</text:p>
          </table:table-cell>
          <table:table-cell table:formula="of:=([.O167]-[.B167])/([.O167]+[.B167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8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1.0</text:p>
          </table:table-cell>
          <table:table-cell table:formula="of:=([.O168]+[.B168])/2" office:value-type="string" office:string-value="" calcext:value-type="error">
            <text:p>#VALOR!</text:p>
          </table:table-cell>
          <table:table-cell table:formula="of:=([.O168]-[.B168])/([.O168]+[.B168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69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.0</text:p>
          </table:table-cell>
          <table:table-cell table:formula="of:=([.O169]+[.B169])/2" office:value-type="string" office:string-value="" calcext:value-type="error">
            <text:p>#VALOR!</text:p>
          </table:table-cell>
          <table:table-cell table:formula="of:=([.O169]-[.B169])/([.O169]+[.B169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70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1.0</text:p>
          </table:table-cell>
          <table:table-cell table:formula="of:=([.O170]+[.B170])/2" office:value-type="string" office:string-value="" calcext:value-type="error">
            <text:p>#VALOR!</text:p>
          </table:table-cell>
          <table:table-cell table:formula="of:=([.O170]-[.B170])/([.O170]+[.B170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71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1.0</text:p>
          </table:table-cell>
          <table:table-cell table:formula="of:=([.O171]+[.B171])/2" office:value-type="string" office:string-value="" calcext:value-type="error">
            <text:p>#VALOR!</text:p>
          </table:table-cell>
          <table:table-cell table:formula="of:=([.O171]-[.B171])/([.O171]+[.B171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72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-1.0</text:p>
          </table:table-cell>
          <table:table-cell table:formula="of:=([.O172]+[.B172])/2" office:value-type="string" office:string-value="" calcext:value-type="error">
            <text:p>#VALOR!</text:p>
          </table:table-cell>
          <table:table-cell table:formula="of:=([.O172]-[.B172])/([.O172]+[.B172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73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1.0</text:p>
          </table:table-cell>
          <table:table-cell table:formula="of:=([.O173]+[.B173])/2" office:value-type="string" office:string-value="" calcext:value-type="error">
            <text:p>#VALOR!</text:p>
          </table:table-cell>
          <table:table-cell table:formula="of:=([.O173]-[.B173])/([.O173]+[.B173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.5</text:p>
          </table:table-cell>
          <table:table-cell table:formula="of:=[.A174]*1000" office:value-type="string" office:string-value="" calcext:value-type="error">
            <text:p>#VALOR!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-1.0</text:p>
          </table:table-cell>
          <table:table-cell table:formula="of:=([.O174]+[.B174])/2" office:value-type="string" office:string-value="" calcext:value-type="error">
            <text:p>#VALOR!</text:p>
          </table:table-cell>
          <table:table-cell table:formula="of:=([.O174]-[.B174])/([.O174]+[.B174])" office:value-type="string" office:string-value="" calcext:value-type="error">
            <text:p>#VALOR!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175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-1.0</text:p>
          </table:table-cell>
          <table:table-cell table:formula="of:=([.O175]+[.B175])/2" office:value-type="float" office:value="50005" calcext:value-type="float">
            <text:p>50005</text:p>
          </table:table-cell>
          <table:table-cell table:formula="of:=([.O175]-[.B175])/([.O175]+[.B175])" office:value-type="float" office:value="0.0000999900009999" calcext:value-type="float">
            <text:p>0,00009999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76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0.1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176]+[.B176])/2" office:value-type="float" office:value="5005" calcext:value-type="float">
            <text:p>5005</text:p>
          </table:table-cell>
          <table:table-cell table:formula="of:=([.O176]-[.B176])/([.O176]+[.B176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77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77]+[.B177])/2" office:value-type="float" office:value="1005" calcext:value-type="float">
            <text:p>1005</text:p>
          </table:table-cell>
          <table:table-cell table:formula="of:=([.O177]-[.B177])/([.O177]+[.B177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178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-1.0</text:p>
          </table:table-cell>
          <table:table-cell table:formula="of:=([.O178]+[.B178])/2" office:value-type="float" office:value="50005" calcext:value-type="float">
            <text:p>50005</text:p>
          </table:table-cell>
          <table:table-cell table:formula="of:=([.O178]-[.B178])/([.O178]+[.B178])" office:value-type="float" office:value="0.0000999900009999" calcext:value-type="float">
            <text:p>0,00009999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179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-1.0</text:p>
          </table:table-cell>
          <table:table-cell table:formula="of:=([.O179]+[.B179])/2" office:value-type="float" office:value="50005" calcext:value-type="float">
            <text:p>50005</text:p>
          </table:table-cell>
          <table:table-cell table:formula="of:=([.O179]-[.B179])/([.O179]+[.B179])" office:value-type="float" office:value="0.0000999900009999" calcext:value-type="float">
            <text:p>0,00009999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80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80]+[.B180])/2" office:value-type="float" office:value="1005" calcext:value-type="float">
            <text:p>1005</text:p>
          </table:table-cell>
          <table:table-cell table:formula="of:=([.O180]-[.B180])/([.O180]+[.B180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81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-0.52</text:p>
          </table:table-cell>
          <table:table-cell office:value-type="string" calcext:value-type="string">
            <text:p>0.02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81]+[.B181])/2" office:value-type="float" office:value="1005" calcext:value-type="float">
            <text:p>1005</text:p>
          </table:table-cell>
          <table:table-cell table:formula="of:=([.O181]-[.B181])/([.O181]+[.B181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182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0010" calcext:value-type="float">
            <text:p>50010</text:p>
          </table:table-cell>
          <table:table-cell office:value-type="string" calcext:value-type="string">
            <text:p>-1.0</text:p>
          </table:table-cell>
          <table:table-cell table:formula="of:=([.O182]+[.B182])/2" office:value-type="float" office:value="50005" calcext:value-type="float">
            <text:p>50005</text:p>
          </table:table-cell>
          <table:table-cell table:formula="of:=([.O182]-[.B182])/([.O182]+[.B182])" office:value-type="float" office:value="0.0000999900009999" calcext:value-type="float">
            <text:p>0,00009999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83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-0.35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83]+[.B183])/2" office:value-type="float" office:value="1005" calcext:value-type="float">
            <text:p>1005</text:p>
          </table:table-cell>
          <table:table-cell table:formula="of:=([.O183]-[.B183])/([.O183]+[.B183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84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0.2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184]+[.B184])/2" office:value-type="float" office:value="5005" calcext:value-type="float">
            <text:p>5005</text:p>
          </table:table-cell>
          <table:table-cell table:formula="of:=([.O184]-[.B184])/([.O184]+[.B184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185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-1.0</text:p>
          </table:table-cell>
          <table:table-cell table:formula="of:=([.O185]+[.B185])/2" office:value-type="float" office:value="10005" calcext:value-type="float">
            <text:p>10005</text:p>
          </table:table-cell>
          <table:table-cell table:formula="of:=([.O185]-[.B185])/([.O185]+[.B185])" office:value-type="float" office:value="0.000499750124937531" calcext:value-type="float">
            <text:p>0,0004997501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86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-0.52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86]+[.B186])/2" office:value-type="float" office:value="1005" calcext:value-type="float">
            <text:p>1005</text:p>
          </table:table-cell>
          <table:table-cell table:formula="of:=([.O186]-[.B186])/([.O186]+[.B186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87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87]+[.B187])/2" office:value-type="float" office:value="1005" calcext:value-type="float">
            <text:p>1005</text:p>
          </table:table-cell>
          <table:table-cell table:formula="of:=([.O187]-[.B187])/([.O187]+[.B187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88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88]+[.B188])/2" office:value-type="float" office:value="1005" calcext:value-type="float">
            <text:p>1005</text:p>
          </table:table-cell>
          <table:table-cell table:formula="of:=([.O188]-[.B188])/([.O188]+[.B188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189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-1.0</text:p>
          </table:table-cell>
          <table:table-cell table:formula="of:=([.O189]+[.B189])/2" office:value-type="float" office:value="10005" calcext:value-type="float">
            <text:p>10005</text:p>
          </table:table-cell>
          <table:table-cell table:formula="of:=([.O189]-[.B189])/([.O189]+[.B189])" office:value-type="float" office:value="0.000499750124937531" calcext:value-type="float">
            <text:p>0,0004997501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90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0.44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90]+[.B190])/2" office:value-type="float" office:value="1005" calcext:value-type="float">
            <text:p>1005</text:p>
          </table:table-cell>
          <table:table-cell table:formula="of:=([.O190]-[.B190])/([.O190]+[.B190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91]*1000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-0.27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91]+[.B191])/2" office:value-type="float" office:value="1005" calcext:value-type="float">
            <text:p>1005</text:p>
          </table:table-cell>
          <table:table-cell table:formula="of:=([.O191]-[.B191])/([.O191]+[.B191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192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1.31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-1.0</text:p>
          </table:table-cell>
          <table:table-cell table:formula="of:=([.O192]+[.B192])/2" office:value-type="float" office:value="10005" calcext:value-type="float">
            <text:p>10005</text:p>
          </table:table-cell>
          <table:table-cell table:formula="of:=([.O192]-[.B192])/([.O192]+[.B192])" office:value-type="float" office:value="0.000499750124937531" calcext:value-type="float">
            <text:p>0,0004997501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93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93]+[.B193])/2" office:value-type="float" office:value="1005" calcext:value-type="float">
            <text:p>1005</text:p>
          </table:table-cell>
          <table:table-cell table:formula="of:=([.O193]-[.B193])/([.O193]+[.B193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94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-0.51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94]+[.B194])/2" office:value-type="float" office:value="1005" calcext:value-type="float">
            <text:p>1005</text:p>
          </table:table-cell>
          <table:table-cell table:formula="of:=([.O194]-[.B194])/([.O194]+[.B194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95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-0.70</text:p>
          </table:table-cell>
          <table:table-cell office:value-type="string" calcext:value-type="string">
            <text:p>0.02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95]+[.B195])/2" office:value-type="float" office:value="1005" calcext:value-type="float">
            <text:p>1005</text:p>
          </table:table-cell>
          <table:table-cell table:formula="of:=([.O195]-[.B195])/([.O195]+[.B195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96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-0.46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-1.0</text:p>
          </table:table-cell>
          <table:table-cell table:formula="of:=([.O196]+[.B196])/2" office:value-type="float" office:value="1005" calcext:value-type="float">
            <text:p>1005</text:p>
          </table:table-cell>
          <table:table-cell table:formula="of:=([.O196]-[.B196])/([.O196]+[.B196])" office:value-type="float" office:value="0.00497512437810945" calcext:value-type="float">
            <text:p>0,0049751244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97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0.10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197]+[.B197])/2" office:value-type="float" office:value="5005" calcext:value-type="float">
            <text:p>5005</text:p>
          </table:table-cell>
          <table:table-cell table:formula="of:=([.O197]-[.B197])/([.O197]+[.B197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98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198]+[.B198])/2" office:value-type="float" office:value="5005" calcext:value-type="float">
            <text:p>5005</text:p>
          </table:table-cell>
          <table:table-cell table:formula="of:=([.O198]-[.B198])/([.O198]+[.B198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199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0.22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199]+[.B199])/2" office:value-type="float" office:value="5005" calcext:value-type="float">
            <text:p>5005</text:p>
          </table:table-cell>
          <table:table-cell table:formula="of:=([.O199]-[.B199])/([.O199]+[.B199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00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-1.09</text:p>
          </table:table-cell>
          <table:table-cell office:value-type="string" calcext:value-type="string">
            <text:p>0.00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200]+[.B200])/2" office:value-type="float" office:value="5005" calcext:value-type="float">
            <text:p>5005</text:p>
          </table:table-cell>
          <table:table-cell table:formula="of:=([.O200]-[.B200])/([.O200]+[.B200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01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0.08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201]+[.B201])/2" office:value-type="float" office:value="5005" calcext:value-type="float">
            <text:p>5005</text:p>
          </table:table-cell>
          <table:table-cell table:formula="of:=([.O201]-[.B201])/([.O201]+[.B201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02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202]+[.B202])/2" office:value-type="float" office:value="5005" calcext:value-type="float">
            <text:p>5005</text:p>
          </table:table-cell>
          <table:table-cell table:formula="of:=([.O202]-[.B202])/([.O202]+[.B202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03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-1.0</text:p>
          </table:table-cell>
          <table:table-cell table:formula="of:=([.O203]+[.B203])/2" office:value-type="float" office:value="10005" calcext:value-type="float">
            <text:p>10005</text:p>
          </table:table-cell>
          <table:table-cell table:formula="of:=([.O203]-[.B203])/([.O203]+[.B203])" office:value-type="float" office:value="0.000499750124937531" calcext:value-type="float">
            <text:p>0,000499750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04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-1.0</text:p>
          </table:table-cell>
          <table:table-cell table:formula="of:=([.O204]+[.B204])/2" office:value-type="float" office:value="5005" calcext:value-type="float">
            <text:p>5005</text:p>
          </table:table-cell>
          <table:table-cell table:formula="of:=([.O204]-[.B204])/([.O204]+[.B204])" office:value-type="float" office:value="0.000999000999000999" calcext:value-type="float">
            <text:p>0,000999001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05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-1.0</text:p>
          </table:table-cell>
          <table:table-cell table:formula="of:=([.O205]+[.B205])/2" office:value-type="float" office:value="10005" calcext:value-type="float">
            <text:p>10005</text:p>
          </table:table-cell>
          <table:table-cell table:formula="of:=([.O205]-[.B205])/([.O205]+[.B205])" office:value-type="float" office:value="0.000499750124937531" calcext:value-type="float">
            <text:p>0,0004997501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06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-1.0</text:p>
          </table:table-cell>
          <table:table-cell table:formula="of:=([.O206]+[.B206])/2" office:value-type="float" office:value="10005" calcext:value-type="float">
            <text:p>10005</text:p>
          </table:table-cell>
          <table:table-cell table:formula="of:=([.O206]-[.B206])/([.O206]+[.B206])" office:value-type="float" office:value="0.000499750124937531" calcext:value-type="float">
            <text:p>0,0004997501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207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1.0</text:p>
          </table:table-cell>
          <table:table-cell table:formula="of:=([.O207]+[.B207])/2" office:value-type="float" office:value="1130" calcext:value-type="float">
            <text:p>1130</text:p>
          </table:table-cell>
          <table:table-cell table:formula="of:=([.O207]-[.B207])/([.O207]+[.B207])" office:value-type="float" office:value="0.115044247787611" calcext:value-type="float">
            <text:p>0,1150442478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208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1.0</text:p>
          </table:table-cell>
          <table:table-cell table:formula="of:=([.O208]+[.B208])/2" office:value-type="float" office:value="1130" calcext:value-type="float">
            <text:p>1130</text:p>
          </table:table-cell>
          <table:table-cell table:formula="of:=([.O208]-[.B208])/([.O208]+[.B208])" office:value-type="float" office:value="0.115044247787611" calcext:value-type="float">
            <text:p>0,1150442478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209]*1000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1.0</text:p>
          </table:table-cell>
          <table:table-cell table:formula="of:=([.O209]+[.B209])/2" office:value-type="float" office:value="1130" calcext:value-type="float">
            <text:p>1130</text:p>
          </table:table-cell>
          <table:table-cell table:formula="of:=([.O209]-[.B209])/([.O209]+[.B209])" office:value-type="float" office:value="0.115044247787611" calcext:value-type="float">
            <text:p>0,1150442478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210]*1000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-1.0</text:p>
          </table:table-cell>
          <table:table-cell table:formula="of:=([.O210]+[.B210])/2" office:value-type="float" office:value="1255" calcext:value-type="float">
            <text:p>1255</text:p>
          </table:table-cell>
          <table:table-cell table:formula="of:=([.O210]-[.B210])/([.O210]+[.B210])" office:value-type="float" office:value="0.203187250996016" calcext:value-type="float">
            <text:p>0,20318725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11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5510" calcext:value-type="float">
            <text:p>25510</text:p>
          </table:table-cell>
          <table:table-cell office:value-type="string" calcext:value-type="string">
            <text:p>-1.0</text:p>
          </table:table-cell>
          <table:table-cell table:formula="of:=([.O211]+[.B211])/2" office:value-type="float" office:value="25255" calcext:value-type="float">
            <text:p>25255</text:p>
          </table:table-cell>
          <table:table-cell table:formula="of:=([.O211]-[.B211])/([.O211]+[.B211])" office:value-type="float" office:value="0.0100970104929717" calcext:value-type="float">
            <text:p>0,0100970105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12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0.2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12]+[.B212])/2" office:value-type="float" office:value="5255" calcext:value-type="float">
            <text:p>5255</text:p>
          </table:table-cell>
          <table:table-cell table:formula="of:=([.O212]-[.B212])/([.O212]+[.B212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13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13]+[.B213])/2" office:value-type="float" office:value="5255" calcext:value-type="float">
            <text:p>5255</text:p>
          </table:table-cell>
          <table:table-cell table:formula="of:=([.O213]-[.B213])/([.O213]+[.B213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14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5510" calcext:value-type="float">
            <text:p>25510</text:p>
          </table:table-cell>
          <table:table-cell office:value-type="string" calcext:value-type="string">
            <text:p>-1.0</text:p>
          </table:table-cell>
          <table:table-cell table:formula="of:=([.O214]+[.B214])/2" office:value-type="float" office:value="25255" calcext:value-type="float">
            <text:p>25255</text:p>
          </table:table-cell>
          <table:table-cell table:formula="of:=([.O214]-[.B214])/([.O214]+[.B214])" office:value-type="float" office:value="0.0100970104929717" calcext:value-type="float">
            <text:p>0,0100970105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15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5510" calcext:value-type="float">
            <text:p>25510</text:p>
          </table:table-cell>
          <table:table-cell office:value-type="string" calcext:value-type="string">
            <text:p>-1.0</text:p>
          </table:table-cell>
          <table:table-cell table:formula="of:=([.O215]+[.B215])/2" office:value-type="float" office:value="25255" calcext:value-type="float">
            <text:p>25255</text:p>
          </table:table-cell>
          <table:table-cell table:formula="of:=([.O215]-[.B215])/([.O215]+[.B215])" office:value-type="float" office:value="0.0100970104929717" calcext:value-type="float">
            <text:p>0,0100970105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16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16]+[.B216])/2" office:value-type="float" office:value="5255" calcext:value-type="float">
            <text:p>5255</text:p>
          </table:table-cell>
          <table:table-cell table:formula="of:=([.O216]-[.B216])/([.O216]+[.B216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17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17]+[.B217])/2" office:value-type="float" office:value="5255" calcext:value-type="float">
            <text:p>5255</text:p>
          </table:table-cell>
          <table:table-cell table:formula="of:=([.O217]-[.B217])/([.O217]+[.B217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18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0.28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18]+[.B218])/2" office:value-type="float" office:value="5255" calcext:value-type="float">
            <text:p>5255</text:p>
          </table:table-cell>
          <table:table-cell table:formula="of:=([.O218]-[.B218])/([.O218]+[.B218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19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-0.41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19]+[.B219])/2" office:value-type="float" office:value="5255" calcext:value-type="float">
            <text:p>5255</text:p>
          </table:table-cell>
          <table:table-cell table:formula="of:=([.O219]-[.B219])/([.O219]+[.B219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20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20]+[.B220])/2" office:value-type="float" office:value="5255" calcext:value-type="float">
            <text:p>5255</text:p>
          </table:table-cell>
          <table:table-cell table:formula="of:=([.O220]-[.B220])/([.O220]+[.B220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21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0.41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21]+[.B221])/2" office:value-type="float" office:value="5255" calcext:value-type="float">
            <text:p>5255</text:p>
          </table:table-cell>
          <table:table-cell table:formula="of:=([.O221]-[.B221])/([.O221]+[.B221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22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-0.64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-1.0</text:p>
          </table:table-cell>
          <table:table-cell table:formula="of:=([.O222]+[.B222])/2" office:value-type="float" office:value="5255" calcext:value-type="float">
            <text:p>5255</text:p>
          </table:table-cell>
          <table:table-cell table:formula="of:=([.O222]-[.B222])/([.O222]+[.B222])" office:value-type="float" office:value="0.0485252140818268" calcext:value-type="float">
            <text:p>0,048525214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23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0.12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-1.0</text:p>
          </table:table-cell>
          <table:table-cell table:formula="of:=([.O223]+[.B223])/2" office:value-type="float" office:value="5505" calcext:value-type="float">
            <text:p>5505</text:p>
          </table:table-cell>
          <table:table-cell table:formula="of:=([.O223]-[.B223])/([.O223]+[.B223])" office:value-type="float" office:value="0.0917347865576748" calcext:value-type="float">
            <text:p>0,0917347866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24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-1.0</text:p>
          </table:table-cell>
          <table:table-cell table:formula="of:=([.O224]+[.B224])/2" office:value-type="float" office:value="10505" calcext:value-type="float">
            <text:p>10505</text:p>
          </table:table-cell>
          <table:table-cell table:formula="of:=([.O224]-[.B224])/([.O224]+[.B224])" office:value-type="float" office:value="0.0480723465016659" calcext:value-type="float">
            <text:p>0,0480723465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25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-1.0</text:p>
          </table:table-cell>
          <table:table-cell table:formula="of:=([.O225]+[.B225])/2" office:value-type="float" office:value="10505" calcext:value-type="float">
            <text:p>10505</text:p>
          </table:table-cell>
          <table:table-cell table:formula="of:=([.O225]-[.B225])/([.O225]+[.B225])" office:value-type="float" office:value="0.0480723465016659" calcext:value-type="float">
            <text:p>0,0480723465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26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0.30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-1.0</text:p>
          </table:table-cell>
          <table:table-cell table:formula="of:=([.O226]+[.B226])/2" office:value-type="float" office:value="5505" calcext:value-type="float">
            <text:p>5505</text:p>
          </table:table-cell>
          <table:table-cell table:formula="of:=([.O226]-[.B226])/([.O226]+[.B226])" office:value-type="float" office:value="0.0917347865576748" calcext:value-type="float">
            <text:p>0,0917347866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27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-1.0</text:p>
          </table:table-cell>
          <table:table-cell table:formula="of:=([.O227]+[.B227])/2" office:value-type="float" office:value="5505" calcext:value-type="float">
            <text:p>5505</text:p>
          </table:table-cell>
          <table:table-cell table:formula="of:=([.O227]-[.B227])/([.O227]+[.B227])" office:value-type="float" office:value="0.0917347865576748" calcext:value-type="float">
            <text:p>0,0917347866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28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0.23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-1.0</text:p>
          </table:table-cell>
          <table:table-cell table:formula="of:=([.O228]+[.B228])/2" office:value-type="float" office:value="5505" calcext:value-type="float">
            <text:p>5505</text:p>
          </table:table-cell>
          <table:table-cell table:formula="of:=([.O228]-[.B228])/([.O228]+[.B228])" office:value-type="float" office:value="0.0917347865576748" calcext:value-type="float">
            <text:p>0,0917347866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29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0.35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-1.0</text:p>
          </table:table-cell>
          <table:table-cell table:formula="of:=([.O229]+[.B229])/2" office:value-type="float" office:value="5505" calcext:value-type="float">
            <text:p>5505</text:p>
          </table:table-cell>
          <table:table-cell table:formula="of:=([.O229]-[.B229])/([.O229]+[.B229])" office:value-type="float" office:value="0.0917347865576748" calcext:value-type="float">
            <text:p>0,0917347866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30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0.32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-1.0</text:p>
          </table:table-cell>
          <table:table-cell table:formula="of:=([.O230]+[.B230])/2" office:value-type="float" office:value="5505" calcext:value-type="float">
            <text:p>5505</text:p>
          </table:table-cell>
          <table:table-cell table:formula="of:=([.O230]-[.B230])/([.O230]+[.B230])" office:value-type="float" office:value="0.0917347865576748" calcext:value-type="float">
            <text:p>0,0917347866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31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01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-1.0</text:p>
          </table:table-cell>
          <table:table-cell table:formula="of:=([.O231]+[.B231])/2" office:value-type="float" office:value="10505" calcext:value-type="float">
            <text:p>10505</text:p>
          </table:table-cell>
          <table:table-cell table:formula="of:=([.O231]-[.B231])/([.O231]+[.B231])" office:value-type="float" office:value="0.0480723465016659" calcext:value-type="float">
            <text:p>0,0480723465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32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0.027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-1.0</text:p>
          </table:table-cell>
          <table:table-cell table:formula="of:=([.O232]+[.B232])/2" office:value-type="float" office:value="10505" calcext:value-type="float">
            <text:p>10505</text:p>
          </table:table-cell>
          <table:table-cell table:formula="of:=([.O232]-[.B232])/([.O232]+[.B232])" office:value-type="float" office:value="0.0480723465016659" calcext:value-type="float">
            <text:p>0,0480723465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33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-1.0</text:p>
          </table:table-cell>
          <table:table-cell table:formula="of:=([.O233]+[.B233])/2" office:value-type="float" office:value="10505" calcext:value-type="float">
            <text:p>10505</text:p>
          </table:table-cell>
          <table:table-cell table:formula="of:=([.O233]-[.B233])/([.O233]+[.B233])" office:value-type="float" office:value="0.0480723465016659" calcext:value-type="float">
            <text:p>0,0480723465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34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-1.0</text:p>
          </table:table-cell>
          <table:table-cell table:formula="of:=([.O234]+[.B234])/2" office:value-type="float" office:value="5505" calcext:value-type="float">
            <text:p>5505</text:p>
          </table:table-cell>
          <table:table-cell table:formula="of:=([.O234]-[.B234])/([.O234]+[.B234])" office:value-type="float" office:value="0.0917347865576748" calcext:value-type="float">
            <text:p>0,0917347866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35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-1.0</text:p>
          </table:table-cell>
          <table:table-cell table:formula="of:=([.O235]+[.B235])/2" office:value-type="float" office:value="5505" calcext:value-type="float">
            <text:p>5505</text:p>
          </table:table-cell>
          <table:table-cell table:formula="of:=([.O235]-[.B235])/([.O235]+[.B235])" office:value-type="float" office:value="0.0917347865576748" calcext:value-type="float">
            <text:p>0,0917347866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36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-1.0</text:p>
          </table:table-cell>
          <table:table-cell table:formula="of:=([.O236]+[.B236])/2" office:value-type="float" office:value="10505" calcext:value-type="float">
            <text:p>10505</text:p>
          </table:table-cell>
          <table:table-cell table:formula="of:=([.O236]-[.B236])/([.O236]+[.B236])" office:value-type="float" office:value="0.0480723465016659" calcext:value-type="float">
            <text:p>0,0480723465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37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0.13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-1.0</text:p>
          </table:table-cell>
          <table:table-cell table:formula="of:=([.O237]+[.B237])/2" office:value-type="float" office:value="10505" calcext:value-type="float">
            <text:p>10505</text:p>
          </table:table-cell>
          <table:table-cell table:formula="of:=([.O237]-[.B237])/([.O237]+[.B237])" office:value-type="float" office:value="0.0480723465016659" calcext:value-type="float">
            <text:p>0,0480723465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38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0.3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-1.0</text:p>
          </table:table-cell>
          <table:table-cell table:formula="of:=([.O238]+[.B238])/2" office:value-type="float" office:value="5755" calcext:value-type="float">
            <text:p>5755</text:p>
          </table:table-cell>
          <table:table-cell table:formula="of:=([.O238]-[.B238])/([.O238]+[.B238])" office:value-type="float" office:value="0.131190269331017" calcext:value-type="float">
            <text:p>0,131190269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39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0.32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-1.0</text:p>
          </table:table-cell>
          <table:table-cell table:formula="of:=([.O239]+[.B239])/2" office:value-type="float" office:value="5755" calcext:value-type="float">
            <text:p>5755</text:p>
          </table:table-cell>
          <table:table-cell table:formula="of:=([.O239]-[.B239])/([.O239]+[.B239])" office:value-type="float" office:value="0.131190269331017" calcext:value-type="float">
            <text:p>0,131190269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40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-1.0</text:p>
          </table:table-cell>
          <table:table-cell table:formula="of:=([.O240]+[.B240])/2" office:value-type="float" office:value="5755" calcext:value-type="float">
            <text:p>5755</text:p>
          </table:table-cell>
          <table:table-cell table:formula="of:=([.O240]-[.B240])/([.O240]+[.B240])" office:value-type="float" office:value="0.131190269331017" calcext:value-type="float">
            <text:p>0,131190269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41]*1000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-0.93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-1.0</text:p>
          </table:table-cell>
          <table:table-cell table:formula="of:=([.O241]+[.B241])/2" office:value-type="float" office:value="5755" calcext:value-type="float">
            <text:p>5755</text:p>
          </table:table-cell>
          <table:table-cell table:formula="of:=([.O241]-[.B241])/([.O241]+[.B241])" office:value-type="float" office:value="0.131190269331017" calcext:value-type="float">
            <text:p>0,1311902693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42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7010" calcext:value-type="float">
            <text:p>27010</text:p>
          </table:table-cell>
          <table:table-cell office:value-type="string" calcext:value-type="string">
            <text:p>-1.0</text:p>
          </table:table-cell>
          <table:table-cell table:formula="of:=([.O242]+[.B242])/2" office:value-type="float" office:value="26005" calcext:value-type="float">
            <text:p>26005</text:p>
          </table:table-cell>
          <table:table-cell table:formula="of:=([.O242]-[.B242])/([.O242]+[.B242])" office:value-type="float" office:value="0.0386464141511248" calcext:value-type="float">
            <text:p>0,038646414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43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7010" calcext:value-type="float">
            <text:p>27010</text:p>
          </table:table-cell>
          <table:table-cell office:value-type="string" calcext:value-type="string">
            <text:p>-1.0</text:p>
          </table:table-cell>
          <table:table-cell table:formula="of:=([.O243]+[.B243])/2" office:value-type="float" office:value="26005" calcext:value-type="float">
            <text:p>26005</text:p>
          </table:table-cell>
          <table:table-cell table:formula="of:=([.O243]-[.B243])/([.O243]+[.B243])" office:value-type="float" office:value="0.0386464141511248" calcext:value-type="float">
            <text:p>0,038646414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44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7010" calcext:value-type="float">
            <text:p>27010</text:p>
          </table:table-cell>
          <table:table-cell office:value-type="string" calcext:value-type="string">
            <text:p>-1.0</text:p>
          </table:table-cell>
          <table:table-cell table:formula="of:=([.O244]+[.B244])/2" office:value-type="float" office:value="26005" calcext:value-type="float">
            <text:p>26005</text:p>
          </table:table-cell>
          <table:table-cell table:formula="of:=([.O244]-[.B244])/([.O244]+[.B244])" office:value-type="float" office:value="0.0386464141511248" calcext:value-type="float">
            <text:p>0,0386464142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245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52010" calcext:value-type="float">
            <text:p>52010</text:p>
          </table:table-cell>
          <table:table-cell office:value-type="string" calcext:value-type="string">
            <text:p>-1.0</text:p>
          </table:table-cell>
          <table:table-cell table:formula="of:=([.O245]+[.B245])/2" office:value-type="float" office:value="51005" calcext:value-type="float">
            <text:p>51005</text:p>
          </table:table-cell>
          <table:table-cell table:formula="of:=([.O245]-[.B245])/([.O245]+[.B245])" office:value-type="float" office:value="0.0197039505930791" calcext:value-type="float">
            <text:p>0,0197039506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46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0.14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-1.0</text:p>
          </table:table-cell>
          <table:table-cell table:formula="of:=([.O246]+[.B246])/2" office:value-type="float" office:value="11005" calcext:value-type="float">
            <text:p>11005</text:p>
          </table:table-cell>
          <table:table-cell table:formula="of:=([.O246]-[.B246])/([.O246]+[.B246])" office:value-type="float" office:value="0.0913221263062244" calcext:value-type="float">
            <text:p>0,0913221263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247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52010" calcext:value-type="float">
            <text:p>52010</text:p>
          </table:table-cell>
          <table:table-cell office:value-type="string" calcext:value-type="string">
            <text:p>-1.0</text:p>
          </table:table-cell>
          <table:table-cell table:formula="of:=([.O247]+[.B247])/2" office:value-type="float" office:value="51005" calcext:value-type="float">
            <text:p>51005</text:p>
          </table:table-cell>
          <table:table-cell table:formula="of:=([.O247]-[.B247])/([.O247]+[.B247])" office:value-type="float" office:value="0.0197039505930791" calcext:value-type="float">
            <text:p>0,0197039506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48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0.22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-1.0</text:p>
          </table:table-cell>
          <table:table-cell table:formula="of:=([.O248]+[.B248])/2" office:value-type="float" office:value="11005" calcext:value-type="float">
            <text:p>11005</text:p>
          </table:table-cell>
          <table:table-cell table:formula="of:=([.O248]-[.B248])/([.O248]+[.B248])" office:value-type="float" office:value="0.0913221263062244" calcext:value-type="float">
            <text:p>0,0913221263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49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7010" calcext:value-type="float">
            <text:p>27010</text:p>
          </table:table-cell>
          <table:table-cell office:value-type="string" calcext:value-type="string">
            <text:p>-1.0</text:p>
          </table:table-cell>
          <table:table-cell table:formula="of:=([.O249]+[.B249])/2" office:value-type="float" office:value="26005" calcext:value-type="float">
            <text:p>26005</text:p>
          </table:table-cell>
          <table:table-cell table:formula="of:=([.O249]-[.B249])/([.O249]+[.B249])" office:value-type="float" office:value="0.0386464141511248" calcext:value-type="float">
            <text:p>0,0386464142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50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7010" calcext:value-type="float">
            <text:p>27010</text:p>
          </table:table-cell>
          <table:table-cell office:value-type="string" calcext:value-type="string">
            <text:p>-1.0</text:p>
          </table:table-cell>
          <table:table-cell table:formula="of:=([.O250]+[.B250])/2" office:value-type="float" office:value="26005" calcext:value-type="float">
            <text:p>26005</text:p>
          </table:table-cell>
          <table:table-cell table:formula="of:=([.O250]-[.B250])/([.O250]+[.B250])" office:value-type="float" office:value="0.0386464141511248" calcext:value-type="float">
            <text:p>0,0386464142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251]*1000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-0.53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-1.0</text:p>
          </table:table-cell>
          <table:table-cell table:formula="of:=([.O251]+[.B251])/2" office:value-type="float" office:value="2005" calcext:value-type="float">
            <text:p>2005</text:p>
          </table:table-cell>
          <table:table-cell table:formula="of:=([.O251]-[.B251])/([.O251]+[.B251])" office:value-type="float" office:value="0.501246882793017" calcext:value-type="float">
            <text:p>0,5012468828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52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-1.0</text:p>
          </table:table-cell>
          <table:table-cell table:formula="of:=([.O252]+[.B252])/2" office:value-type="float" office:value="11005" calcext:value-type="float">
            <text:p>11005</text:p>
          </table:table-cell>
          <table:table-cell table:formula="of:=([.O252]-[.B252])/([.O252]+[.B252])" office:value-type="float" office:value="0.0913221263062244" calcext:value-type="float">
            <text:p>0,0913221263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53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-1.0</text:p>
          </table:table-cell>
          <table:table-cell table:formula="of:=([.O253]+[.B253])/2" office:value-type="float" office:value="11005" calcext:value-type="float">
            <text:p>11005</text:p>
          </table:table-cell>
          <table:table-cell table:formula="of:=([.O253]-[.B253])/([.O253]+[.B253])" office:value-type="float" office:value="0.0913221263062244" calcext:value-type="float">
            <text:p>0,0913221263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54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-1.0</text:p>
          </table:table-cell>
          <table:table-cell table:formula="of:=([.O254]+[.B254])/2" office:value-type="float" office:value="11005" calcext:value-type="float">
            <text:p>11005</text:p>
          </table:table-cell>
          <table:table-cell table:formula="of:=([.O254]-[.B254])/([.O254]+[.B254])" office:value-type="float" office:value="0.0913221263062244" calcext:value-type="float">
            <text:p>0,0913221263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55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-1.0</text:p>
          </table:table-cell>
          <table:table-cell table:formula="of:=([.O255]+[.B255])/2" office:value-type="float" office:value="11005" calcext:value-type="float">
            <text:p>11005</text:p>
          </table:table-cell>
          <table:table-cell table:formula="of:=([.O255]-[.B255])/([.O255]+[.B255])" office:value-type="float" office:value="0.0913221263062244" calcext:value-type="float">
            <text:p>0,091322126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56]*1000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-1.11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-1.0</text:p>
          </table:table-cell>
          <table:table-cell table:formula="of:=([.O256]+[.B256])/2" office:value-type="float" office:value="6005" calcext:value-type="float">
            <text:p>6005</text:p>
          </table:table-cell>
          <table:table-cell table:formula="of:=([.O256]-[.B256])/([.O256]+[.B256])" office:value-type="float" office:value="0.167360532889259" calcext:value-type="float">
            <text:p>0,1673605329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57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-1.0</text:p>
          </table:table-cell>
          <table:table-cell table:formula="of:=([.O257]+[.B257])/2" office:value-type="float" office:value="11005" calcext:value-type="float">
            <text:p>11005</text:p>
          </table:table-cell>
          <table:table-cell table:formula="of:=([.O257]-[.B257])/([.O257]+[.B257])" office:value-type="float" office:value="0.0913221263062244" calcext:value-type="float">
            <text:p>0,0913221263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58]*1000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-1.0</text:p>
          </table:table-cell>
          <table:table-cell table:formula="of:=([.O258]+[.B258])/2" office:value-type="float" office:value="11005" calcext:value-type="float">
            <text:p>11005</text:p>
          </table:table-cell>
          <table:table-cell table:formula="of:=([.O258]-[.B258])/([.O258]+[.B258])" office:value-type="float" office:value="0.0913221263062244" calcext:value-type="float">
            <text:p>0,0913221263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59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02510" calcext:value-type="float">
            <text:p>102510</text:p>
          </table:table-cell>
          <table:table-cell office:value-type="string" calcext:value-type="string">
            <text:p>-1.0</text:p>
          </table:table-cell>
          <table:table-cell table:formula="of:=([.O259]+[.B259])/2" office:value-type="float" office:value="101255" calcext:value-type="float">
            <text:p>101255</text:p>
          </table:table-cell>
          <table:table-cell table:formula="of:=([.O259]-[.B259])/([.O259]+[.B259])" office:value-type="float" office:value="0.0123944496568071" calcext:value-type="float">
            <text:p>0,0123944497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60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02510" calcext:value-type="float">
            <text:p>102510</text:p>
          </table:table-cell>
          <table:table-cell office:value-type="string" calcext:value-type="string">
            <text:p>-1.0</text:p>
          </table:table-cell>
          <table:table-cell table:formula="of:=([.O260]+[.B260])/2" office:value-type="float" office:value="101255" calcext:value-type="float">
            <text:p>101255</text:p>
          </table:table-cell>
          <table:table-cell table:formula="of:=([.O260]-[.B260])/([.O260]+[.B260])" office:value-type="float" office:value="0.0123944496568071" calcext:value-type="float">
            <text:p>0,0123944497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61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02510" calcext:value-type="float">
            <text:p>102510</text:p>
          </table:table-cell>
          <table:table-cell office:value-type="string" calcext:value-type="string">
            <text:p>-1.0</text:p>
          </table:table-cell>
          <table:table-cell table:formula="of:=([.O261]+[.B261])/2" office:value-type="float" office:value="101255" calcext:value-type="float">
            <text:p>101255</text:p>
          </table:table-cell>
          <table:table-cell table:formula="of:=([.O261]-[.B261])/([.O261]+[.B261])" office:value-type="float" office:value="0.0123944496568071" calcext:value-type="float">
            <text:p>0,0123944497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62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0.37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-1.0</text:p>
          </table:table-cell>
          <table:table-cell table:formula="of:=([.O262]+[.B262])/2" office:value-type="float" office:value="6255" calcext:value-type="float">
            <text:p>6255</text:p>
          </table:table-cell>
          <table:table-cell table:formula="of:=([.O262]-[.B262])/([.O262]+[.B262])" office:value-type="float" office:value="0.200639488409273" calcext:value-type="float">
            <text:p>0,2006394884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63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02510" calcext:value-type="float">
            <text:p>102510</text:p>
          </table:table-cell>
          <table:table-cell office:value-type="string" calcext:value-type="string">
            <text:p>-1.0</text:p>
          </table:table-cell>
          <table:table-cell table:formula="of:=([.O263]+[.B263])/2" office:value-type="float" office:value="101255" calcext:value-type="float">
            <text:p>101255</text:p>
          </table:table-cell>
          <table:table-cell table:formula="of:=([.O263]-[.B263])/([.O263]+[.B263])" office:value-type="float" office:value="0.0123944496568071" calcext:value-type="float">
            <text:p>0,0123944497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64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02510" calcext:value-type="float">
            <text:p>102510</text:p>
          </table:table-cell>
          <table:table-cell office:value-type="string" calcext:value-type="string">
            <text:p>-1.0</text:p>
          </table:table-cell>
          <table:table-cell table:formula="of:=([.O264]+[.B264])/2" office:value-type="float" office:value="101255" calcext:value-type="float">
            <text:p>101255</text:p>
          </table:table-cell>
          <table:table-cell table:formula="of:=([.O264]-[.B264])/([.O264]+[.B264])" office:value-type="float" office:value="0.0123944496568071" calcext:value-type="float">
            <text:p>0,0123944497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65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0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-1.0</text:p>
          </table:table-cell>
          <table:table-cell table:formula="of:=([.O265]+[.B265])/2" office:value-type="float" office:value="6255" calcext:value-type="float">
            <text:p>6255</text:p>
          </table:table-cell>
          <table:table-cell table:formula="of:=([.O265]-[.B265])/([.O265]+[.B265])" office:value-type="float" office:value="0.200639488409273" calcext:value-type="float">
            <text:p>0,2006394884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66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-1.0</text:p>
          </table:table-cell>
          <table:table-cell table:formula="of:=([.O266]+[.B266])/2" office:value-type="float" office:value="11505" calcext:value-type="float">
            <text:p>11505</text:p>
          </table:table-cell>
          <table:table-cell table:formula="of:=([.O266]-[.B266])/([.O266]+[.B266])" office:value-type="float" office:value="0.130812690134724" calcext:value-type="float">
            <text:p>0,1308126901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67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-1.0</text:p>
          </table:table-cell>
          <table:table-cell table:formula="of:=([.O267]+[.B267])/2" office:value-type="float" office:value="11505" calcext:value-type="float">
            <text:p>11505</text:p>
          </table:table-cell>
          <table:table-cell table:formula="of:=([.O267]-[.B267])/([.O267]+[.B267])" office:value-type="float" office:value="0.130812690134724" calcext:value-type="float">
            <text:p>0,1308126901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68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-1.0</text:p>
          </table:table-cell>
          <table:table-cell table:formula="of:=([.O268]+[.B268])/2" office:value-type="float" office:value="11505" calcext:value-type="float">
            <text:p>11505</text:p>
          </table:table-cell>
          <table:table-cell table:formula="of:=([.O268]-[.B268])/([.O268]+[.B268])" office:value-type="float" office:value="0.130812690134724" calcext:value-type="float">
            <text:p>0,1308126901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69]*1000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-0.7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-1.0</text:p>
          </table:table-cell>
          <table:table-cell table:formula="of:=([.O269]+[.B269])/2" office:value-type="float" office:value="6505" calcext:value-type="float">
            <text:p>6505</text:p>
          </table:table-cell>
          <table:table-cell table:formula="of:=([.O269]-[.B269])/([.O269]+[.B269])" office:value-type="float" office:value="0.231360491929285" calcext:value-type="float">
            <text:p>0,2313604919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70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-1.0</text:p>
          </table:table-cell>
          <table:table-cell table:formula="of:=([.O270]+[.B270])/2" office:value-type="float" office:value="11505" calcext:value-type="float">
            <text:p>11505</text:p>
          </table:table-cell>
          <table:table-cell table:formula="of:=([.O270]-[.B270])/([.O270]+[.B270])" office:value-type="float" office:value="0.130812690134724" calcext:value-type="float">
            <text:p>0,1308126901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71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-1.0</text:p>
          </table:table-cell>
          <table:table-cell table:formula="of:=([.O271]+[.B271])/2" office:value-type="float" office:value="11505" calcext:value-type="float">
            <text:p>11505</text:p>
          </table:table-cell>
          <table:table-cell table:formula="of:=([.O271]-[.B271])/([.O271]+[.B271])" office:value-type="float" office:value="0.130812690134724" calcext:value-type="float">
            <text:p>0,1308126901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72]*1000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-1.0</text:p>
          </table:table-cell>
          <table:table-cell table:formula="of:=([.O272]+[.B272])/2" office:value-type="float" office:value="11505" calcext:value-type="float">
            <text:p>11505</text:p>
          </table:table-cell>
          <table:table-cell table:formula="of:=([.O272]-[.B272])/([.O272]+[.B272])" office:value-type="float" office:value="0.130812690134724" calcext:value-type="float">
            <text:p>0,130812690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73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8510" calcext:value-type="float">
            <text:p>28510</text:p>
          </table:table-cell>
          <table:table-cell office:value-type="string" calcext:value-type="string">
            <text:p>-1.0</text:p>
          </table:table-cell>
          <table:table-cell table:formula="of:=([.O273]+[.B273])/2" office:value-type="float" office:value="26755" calcext:value-type="float">
            <text:p>26755</text:p>
          </table:table-cell>
          <table:table-cell table:formula="of:=([.O273]-[.B273])/([.O273]+[.B273])" office:value-type="float" office:value="0.0655952158475051" calcext:value-type="float">
            <text:p>0,0655952158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74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8510" calcext:value-type="float">
            <text:p>28510</text:p>
          </table:table-cell>
          <table:table-cell office:value-type="string" calcext:value-type="string">
            <text:p>-1.0</text:p>
          </table:table-cell>
          <table:table-cell table:formula="of:=([.O274]+[.B274])/2" office:value-type="float" office:value="26755" calcext:value-type="float">
            <text:p>26755</text:p>
          </table:table-cell>
          <table:table-cell table:formula="of:=([.O274]-[.B274])/([.O274]+[.B274])" office:value-type="float" office:value="0.0655952158475051" calcext:value-type="float">
            <text:p>0,0655952158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75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8510" calcext:value-type="float">
            <text:p>28510</text:p>
          </table:table-cell>
          <table:table-cell office:value-type="string" calcext:value-type="string">
            <text:p>-1.0</text:p>
          </table:table-cell>
          <table:table-cell table:formula="of:=([.O275]+[.B275])/2" office:value-type="float" office:value="26755" calcext:value-type="float">
            <text:p>26755</text:p>
          </table:table-cell>
          <table:table-cell table:formula="of:=([.O275]-[.B275])/([.O275]+[.B275])" office:value-type="float" office:value="0.0655952158475051" calcext:value-type="float">
            <text:p>0,0655952158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76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0.17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4010" calcext:value-type="float">
            <text:p>14010</text:p>
          </table:table-cell>
          <table:table-cell office:value-type="string" calcext:value-type="string">
            <text:p>-1.0</text:p>
          </table:table-cell>
          <table:table-cell table:formula="of:=([.O276]+[.B276])/2" office:value-type="float" office:value="12005" calcext:value-type="float">
            <text:p>12005</text:p>
          </table:table-cell>
          <table:table-cell table:formula="of:=([.O276]-[.B276])/([.O276]+[.B276])" office:value-type="float" office:value="0.167013744273219" calcext:value-type="float">
            <text:p>0,1670137443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277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4010" calcext:value-type="float">
            <text:p>54010</text:p>
          </table:table-cell>
          <table:table-cell office:value-type="string" calcext:value-type="string">
            <text:p>-1.0</text:p>
          </table:table-cell>
          <table:table-cell table:formula="of:=([.O277]+[.B277])/2" office:value-type="float" office:value="52005" calcext:value-type="float">
            <text:p>52005</text:p>
          </table:table-cell>
          <table:table-cell table:formula="of:=([.O277]-[.B277])/([.O277]+[.B277])" office:value-type="float" office:value="0.0385539851937314" calcext:value-type="float">
            <text:p>0,0385539852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78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0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4010" calcext:value-type="float">
            <text:p>14010</text:p>
          </table:table-cell>
          <table:table-cell office:value-type="string" calcext:value-type="string">
            <text:p>-1.0</text:p>
          </table:table-cell>
          <table:table-cell table:formula="of:=([.O278]+[.B278])/2" office:value-type="float" office:value="12005" calcext:value-type="float">
            <text:p>12005</text:p>
          </table:table-cell>
          <table:table-cell table:formula="of:=([.O278]-[.B278])/([.O278]+[.B278])" office:value-type="float" office:value="0.167013744273219" calcext:value-type="float">
            <text:p>0,1670137443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279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4010" calcext:value-type="float">
            <text:p>54010</text:p>
          </table:table-cell>
          <table:table-cell office:value-type="string" calcext:value-type="string">
            <text:p>-1.0</text:p>
          </table:table-cell>
          <table:table-cell table:formula="of:=([.O279]+[.B279])/2" office:value-type="float" office:value="52005" calcext:value-type="float">
            <text:p>52005</text:p>
          </table:table-cell>
          <table:table-cell table:formula="of:=([.O279]-[.B279])/([.O279]+[.B279])" office:value-type="float" office:value="0.0385539851937314" calcext:value-type="float">
            <text:p>0,0385539852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280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54010" calcext:value-type="float">
            <text:p>54010</text:p>
          </table:table-cell>
          <table:table-cell office:value-type="string" calcext:value-type="string">
            <text:p>-1.0</text:p>
          </table:table-cell>
          <table:table-cell table:formula="of:=([.O280]+[.B280])/2" office:value-type="float" office:value="52005" calcext:value-type="float">
            <text:p>52005</text:p>
          </table:table-cell>
          <table:table-cell table:formula="of:=([.O280]-[.B280])/([.O280]+[.B280])" office:value-type="float" office:value="0.0385539851937314" calcext:value-type="float">
            <text:p>0,0385539852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81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4010" calcext:value-type="float">
            <text:p>14010</text:p>
          </table:table-cell>
          <table:table-cell office:value-type="string" calcext:value-type="string">
            <text:p>-1.0</text:p>
          </table:table-cell>
          <table:table-cell table:formula="of:=([.O281]+[.B281])/2" office:value-type="float" office:value="12005" calcext:value-type="float">
            <text:p>12005</text:p>
          </table:table-cell>
          <table:table-cell table:formula="of:=([.O281]-[.B281])/([.O281]+[.B281])" office:value-type="float" office:value="0.167013744273219" calcext:value-type="float">
            <text:p>0,1670137443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82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4010" calcext:value-type="float">
            <text:p>14010</text:p>
          </table:table-cell>
          <table:table-cell office:value-type="string" calcext:value-type="string">
            <text:p>-1.0</text:p>
          </table:table-cell>
          <table:table-cell table:formula="of:=([.O282]+[.B282])/2" office:value-type="float" office:value="12005" calcext:value-type="float">
            <text:p>12005</text:p>
          </table:table-cell>
          <table:table-cell table:formula="of:=([.O282]-[.B282])/([.O282]+[.B282])" office:value-type="float" office:value="0.167013744273219" calcext:value-type="float">
            <text:p>0,1670137443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83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4010" calcext:value-type="float">
            <text:p>14010</text:p>
          </table:table-cell>
          <table:table-cell office:value-type="string" calcext:value-type="string">
            <text:p>-1.0</text:p>
          </table:table-cell>
          <table:table-cell table:formula="of:=([.O283]+[.B283])/2" office:value-type="float" office:value="12005" calcext:value-type="float">
            <text:p>12005</text:p>
          </table:table-cell>
          <table:table-cell table:formula="of:=([.O283]-[.B283])/([.O283]+[.B283])" office:value-type="float" office:value="0.167013744273219" calcext:value-type="float">
            <text:p>0,1670137443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284]*1000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-0.99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.0</text:p>
          </table:table-cell>
          <table:table-cell table:formula="of:=([.O284]+[.B284])/2" office:value-type="float" office:value="7500" calcext:value-type="float">
            <text:p>7500</text:p>
          </table:table-cell>
          <table:table-cell table:formula="of:=([.O284]-[.B284])/([.O284]+[.B284])" office:value-type="float" office:value="0.333333333333333" calcext:value-type="float">
            <text:p>0,3333333333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85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05010" calcext:value-type="float">
            <text:p>105010</text:p>
          </table:table-cell>
          <table:table-cell office:value-type="string" calcext:value-type="string">
            <text:p>-1.0</text:p>
          </table:table-cell>
          <table:table-cell table:formula="of:=([.O285]+[.B285])/2" office:value-type="float" office:value="102505" calcext:value-type="float">
            <text:p>102505</text:p>
          </table:table-cell>
          <table:table-cell table:formula="of:=([.O285]-[.B285])/([.O285]+[.B285])" office:value-type="float" office:value="0.0244378323008634" calcext:value-type="float">
            <text:p>0,0244378323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86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55010" calcext:value-type="float">
            <text:p>255010</text:p>
          </table:table-cell>
          <table:table-cell office:value-type="string" calcext:value-type="string">
            <text:p>-1.0</text:p>
          </table:table-cell>
          <table:table-cell table:formula="of:=([.O286]+[.B286])/2" office:value-type="float" office:value="252505" calcext:value-type="float">
            <text:p>252505</text:p>
          </table:table-cell>
          <table:table-cell table:formula="of:=([.O286]-[.B286])/([.O286]+[.B286])" office:value-type="float" office:value="0.00992059563176967" calcext:value-type="float">
            <text:p>0,0099205956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87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55010" calcext:value-type="float">
            <text:p>255010</text:p>
          </table:table-cell>
          <table:table-cell office:value-type="string" calcext:value-type="string">
            <text:p>-1.0</text:p>
          </table:table-cell>
          <table:table-cell table:formula="of:=([.O287]+[.B287])/2" office:value-type="float" office:value="252505" calcext:value-type="float">
            <text:p>252505</text:p>
          </table:table-cell>
          <table:table-cell table:formula="of:=([.O287]-[.B287])/([.O287]+[.B287])" office:value-type="float" office:value="0.00992059563176967" calcext:value-type="float">
            <text:p>0,0099205956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88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-1.0</text:p>
          </table:table-cell>
          <table:table-cell table:formula="of:=([.O288]+[.B288])/2" office:value-type="float" office:value="27505" calcext:value-type="float">
            <text:p>27505</text:p>
          </table:table-cell>
          <table:table-cell table:formula="of:=([.O288]-[.B288])/([.O288]+[.B288])" office:value-type="float" office:value="0.0910743501181603" calcext:value-type="float">
            <text:p>0,091074350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89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-1.0</text:p>
          </table:table-cell>
          <table:table-cell table:formula="of:=([.O289]+[.B289])/2" office:value-type="float" office:value="27505" calcext:value-type="float">
            <text:p>27505</text:p>
          </table:table-cell>
          <table:table-cell table:formula="of:=([.O289]-[.B289])/([.O289]+[.B289])" office:value-type="float" office:value="0.0910743501181603" calcext:value-type="float">
            <text:p>0,0910743501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90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105010" calcext:value-type="float">
            <text:p>105010</text:p>
          </table:table-cell>
          <table:table-cell office:value-type="string" calcext:value-type="string">
            <text:p>-1.0</text:p>
          </table:table-cell>
          <table:table-cell table:formula="of:=([.O290]+[.B290])/2" office:value-type="float" office:value="102505" calcext:value-type="float">
            <text:p>102505</text:p>
          </table:table-cell>
          <table:table-cell table:formula="of:=([.O290]-[.B290])/([.O290]+[.B290])" office:value-type="float" office:value="0.0244378323008634" calcext:value-type="float">
            <text:p>0,0244378323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91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-1.0</text:p>
          </table:table-cell>
          <table:table-cell table:formula="of:=([.O291]+[.B291])/2" office:value-type="float" office:value="27505" calcext:value-type="float">
            <text:p>27505</text:p>
          </table:table-cell>
          <table:table-cell table:formula="of:=([.O291]-[.B291])/([.O291]+[.B291])" office:value-type="float" office:value="0.0910743501181603" calcext:value-type="float">
            <text:p>0,091074350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92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-1.0</text:p>
          </table:table-cell>
          <table:table-cell table:formula="of:=([.O292]+[.B292])/2" office:value-type="float" office:value="27505" calcext:value-type="float">
            <text:p>27505</text:p>
          </table:table-cell>
          <table:table-cell table:formula="of:=([.O292]-[.B292])/([.O292]+[.B292])" office:value-type="float" office:value="0.0910743501181603" calcext:value-type="float">
            <text:p>0,0910743501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293]*1000" office:value-type="float" office:value="25000" calcext:value-type="float">
            <text:p>2500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-1.0</text:p>
          </table:table-cell>
          <table:table-cell table:formula="of:=([.O293]+[.B293])/2" office:value-type="float" office:value="27505" calcext:value-type="float">
            <text:p>27505</text:p>
          </table:table-cell>
          <table:table-cell table:formula="of:=([.O293]-[.B293])/([.O293]+[.B293])" office:value-type="float" office:value="0.0910743501181603" calcext:value-type="float">
            <text:p>0,0910743501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294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05010" calcext:value-type="float">
            <text:p>105010</text:p>
          </table:table-cell>
          <table:table-cell office:value-type="string" calcext:value-type="string">
            <text:p>-1.0</text:p>
          </table:table-cell>
          <table:table-cell table:formula="of:=([.O294]+[.B294])/2" office:value-type="float" office:value="102505" calcext:value-type="float">
            <text:p>102505</text:p>
          </table:table-cell>
          <table:table-cell table:formula="of:=([.O294]-[.B294])/([.O294]+[.B294])" office:value-type="float" office:value="0.0244378323008634" calcext:value-type="float">
            <text:p>0,0244378323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295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255010" calcext:value-type="float">
            <text:p>255010</text:p>
          </table:table-cell>
          <table:table-cell office:value-type="string" calcext:value-type="string">
            <text:p>-1.0</text:p>
          </table:table-cell>
          <table:table-cell table:formula="of:=([.O295]+[.B295])/2" office:value-type="float" office:value="252505" calcext:value-type="float">
            <text:p>252505</text:p>
          </table:table-cell>
          <table:table-cell table:formula="of:=([.O295]-[.B295])/([.O295]+[.B295])" office:value-type="float" office:value="0.00992059563176967" calcext:value-type="float">
            <text:p>0,0099205956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296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56010" calcext:value-type="float">
            <text:p>56010</text:p>
          </table:table-cell>
          <table:table-cell office:value-type="string" calcext:value-type="string">
            <text:p>-1.0</text:p>
          </table:table-cell>
          <table:table-cell table:formula="of:=([.O296]+[.B296])/2" office:value-type="float" office:value="53005" calcext:value-type="float">
            <text:p>53005</text:p>
          </table:table-cell>
          <table:table-cell table:formula="of:=([.O296]-[.B296])/([.O296]+[.B296])" office:value-type="float" office:value="0.0566927648335063" calcext:value-type="float">
            <text:p>0,0566927648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297]*1000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0.3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6010" calcext:value-type="float">
            <text:p>16010</text:p>
          </table:table-cell>
          <table:table-cell office:value-type="string" calcext:value-type="string">
            <text:p>-1.0</text:p>
          </table:table-cell>
          <table:table-cell table:formula="of:=([.O297]+[.B297])/2" office:value-type="float" office:value="13005" calcext:value-type="float">
            <text:p>13005</text:p>
          </table:table-cell>
          <table:table-cell table:formula="of:=([.O297]-[.B297])/([.O297]+[.B297])" office:value-type="float" office:value="0.231064975009612" calcext:value-type="float">
            <text:p>0,231064975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298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6010" calcext:value-type="float">
            <text:p>56010</text:p>
          </table:table-cell>
          <table:table-cell office:value-type="string" calcext:value-type="string">
            <text:p>-1.0</text:p>
          </table:table-cell>
          <table:table-cell table:formula="of:=([.O298]+[.B298])/2" office:value-type="float" office:value="53005" calcext:value-type="float">
            <text:p>53005</text:p>
          </table:table-cell>
          <table:table-cell table:formula="of:=([.O298]-[.B298])/([.O298]+[.B298])" office:value-type="float" office:value="0.0566927648335063" calcext:value-type="float">
            <text:p>0,0566927648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299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56010" calcext:value-type="float">
            <text:p>56010</text:p>
          </table:table-cell>
          <table:table-cell office:value-type="string" calcext:value-type="string">
            <text:p>-1.0</text:p>
          </table:table-cell>
          <table:table-cell table:formula="of:=([.O299]+[.B299])/2" office:value-type="float" office:value="53005" calcext:value-type="float">
            <text:p>53005</text:p>
          </table:table-cell>
          <table:table-cell table:formula="of:=([.O299]-[.B299])/([.O299]+[.B299])" office:value-type="float" office:value="0.0566927648335063" calcext:value-type="float">
            <text:p>0,0566927648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00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56010" calcext:value-type="float">
            <text:p>56010</text:p>
          </table:table-cell>
          <table:table-cell office:value-type="string" calcext:value-type="string">
            <text:p>-1.0</text:p>
          </table:table-cell>
          <table:table-cell table:formula="of:=([.O300]+[.B300])/2" office:value-type="float" office:value="53005" calcext:value-type="float">
            <text:p>53005</text:p>
          </table:table-cell>
          <table:table-cell table:formula="of:=([.O300]-[.B300])/([.O300]+[.B300])" office:value-type="float" office:value="0.0566927648335063" calcext:value-type="float">
            <text:p>0,0566927648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01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56010" calcext:value-type="float">
            <text:p>56010</text:p>
          </table:table-cell>
          <table:table-cell office:value-type="string" calcext:value-type="string">
            <text:p>-1.0</text:p>
          </table:table-cell>
          <table:table-cell table:formula="of:=([.O301]+[.B301])/2" office:value-type="float" office:value="53005" calcext:value-type="float">
            <text:p>53005</text:p>
          </table:table-cell>
          <table:table-cell table:formula="of:=([.O301]-[.B301])/([.O301]+[.B301])" office:value-type="float" office:value="0.0566927648335063" calcext:value-type="float">
            <text:p>0,0566927648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302]*1000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16010" calcext:value-type="float">
            <text:p>16010</text:p>
          </table:table-cell>
          <table:table-cell office:value-type="string" calcext:value-type="string">
            <text:p>-1.0</text:p>
          </table:table-cell>
          <table:table-cell table:formula="of:=([.O302]+[.B302])/2" office:value-type="float" office:value="13005" calcext:value-type="float">
            <text:p>13005</text:p>
          </table:table-cell>
          <table:table-cell table:formula="of:=([.O302]-[.B302])/([.O302]+[.B302])" office:value-type="float" office:value="0.231064975009612" calcext:value-type="float">
            <text:p>0,231064975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03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31510" calcext:value-type="float">
            <text:p>31510</text:p>
          </table:table-cell>
          <table:table-cell office:value-type="string" calcext:value-type="string">
            <text:p>-1.0</text:p>
          </table:table-cell>
          <table:table-cell table:formula="of:=([.O303]+[.B303])/2" office:value-type="float" office:value="28255" calcext:value-type="float">
            <text:p>28255</text:p>
          </table:table-cell>
          <table:table-cell table:formula="of:=([.O303]-[.B303])/([.O303]+[.B303])" office:value-type="float" office:value="0.115200849407185" calcext:value-type="float">
            <text:p>0,1152008494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04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31510" calcext:value-type="float">
            <text:p>31510</text:p>
          </table:table-cell>
          <table:table-cell office:value-type="string" calcext:value-type="string">
            <text:p>-1.0</text:p>
          </table:table-cell>
          <table:table-cell table:formula="of:=([.O304]+[.B304])/2" office:value-type="float" office:value="28255" calcext:value-type="float">
            <text:p>28255</text:p>
          </table:table-cell>
          <table:table-cell table:formula="of:=([.O304]-[.B304])/([.O304]+[.B304])" office:value-type="float" office:value="0.115200849407185" calcext:value-type="float">
            <text:p>0,1152008494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05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31510" calcext:value-type="float">
            <text:p>31510</text:p>
          </table:table-cell>
          <table:table-cell office:value-type="string" calcext:value-type="string">
            <text:p>-1.0</text:p>
          </table:table-cell>
          <table:table-cell table:formula="of:=([.O305]+[.B305])/2" office:value-type="float" office:value="28255" calcext:value-type="float">
            <text:p>28255</text:p>
          </table:table-cell>
          <table:table-cell table:formula="of:=([.O305]-[.B305])/([.O305]+[.B305])" office:value-type="float" office:value="0.115200849407185" calcext:value-type="float">
            <text:p>0,1152008494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06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31510" calcext:value-type="float">
            <text:p>31510</text:p>
          </table:table-cell>
          <table:table-cell office:value-type="string" calcext:value-type="string">
            <text:p>-1.0</text:p>
          </table:table-cell>
          <table:table-cell table:formula="of:=([.O306]+[.B306])/2" office:value-type="float" office:value="28255" calcext:value-type="float">
            <text:p>28255</text:p>
          </table:table-cell>
          <table:table-cell table:formula="of:=([.O306]-[.B306])/([.O306]+[.B306])" office:value-type="float" office:value="0.115200849407185" calcext:value-type="float">
            <text:p>0,1152008494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07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07510" calcext:value-type="float">
            <text:p>107510</text:p>
          </table:table-cell>
          <table:table-cell office:value-type="string" calcext:value-type="string">
            <text:p>-1.0</text:p>
          </table:table-cell>
          <table:table-cell table:formula="of:=([.O307]+[.B307])/2" office:value-type="float" office:value="103755" calcext:value-type="float">
            <text:p>103755</text:p>
          </table:table-cell>
          <table:table-cell table:formula="of:=([.O307]-[.B307])/([.O307]+[.B307])" office:value-type="float" office:value="0.0361910269384608" calcext:value-type="float">
            <text:p>0,0361910269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08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107510" calcext:value-type="float">
            <text:p>107510</text:p>
          </table:table-cell>
          <table:table-cell office:value-type="string" calcext:value-type="string">
            <text:p>-1.0</text:p>
          </table:table-cell>
          <table:table-cell table:formula="of:=([.O308]+[.B308])/2" office:value-type="float" office:value="103755" calcext:value-type="float">
            <text:p>103755</text:p>
          </table:table-cell>
          <table:table-cell table:formula="of:=([.O308]-[.B308])/([.O308]+[.B308])" office:value-type="float" office:value="0.0361910269384608" calcext:value-type="float">
            <text:p>0,0361910269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09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58010" calcext:value-type="float">
            <text:p>58010</text:p>
          </table:table-cell>
          <table:table-cell office:value-type="string" calcext:value-type="string">
            <text:p>-1.0</text:p>
          </table:table-cell>
          <table:table-cell table:formula="of:=([.O309]+[.B309])/2" office:value-type="float" office:value="54005" calcext:value-type="float">
            <text:p>54005</text:p>
          </table:table-cell>
          <table:table-cell table:formula="of:=([.O309]-[.B309])/([.O309]+[.B309])" office:value-type="float" office:value="0.0741598000185168" calcext:value-type="float">
            <text:p>0,0741598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10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58010" calcext:value-type="float">
            <text:p>58010</text:p>
          </table:table-cell>
          <table:table-cell office:value-type="string" calcext:value-type="string">
            <text:p>-1.0</text:p>
          </table:table-cell>
          <table:table-cell table:formula="of:=([.O310]+[.B310])/2" office:value-type="float" office:value="54005" calcext:value-type="float">
            <text:p>54005</text:p>
          </table:table-cell>
          <table:table-cell table:formula="of:=([.O310]-[.B310])/([.O310]+[.B310])" office:value-type="float" office:value="0.0741598000185168" calcext:value-type="float">
            <text:p>0,0741598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11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-1.0</text:p>
          </table:table-cell>
          <table:table-cell table:formula="of:=([.O311]+[.B311])/2" office:value-type="float" office:value="29005" calcext:value-type="float">
            <text:p>29005</text:p>
          </table:table-cell>
          <table:table-cell table:formula="of:=([.O311]-[.B311])/([.O311]+[.B311])" office:value-type="float" office:value="0.138079641441131" calcext:value-type="float">
            <text:p>0,1380796414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12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8010" calcext:value-type="float">
            <text:p>58010</text:p>
          </table:table-cell>
          <table:table-cell office:value-type="string" calcext:value-type="string">
            <text:p>-1.0</text:p>
          </table:table-cell>
          <table:table-cell table:formula="of:=([.O312]+[.B312])/2" office:value-type="float" office:value="54005" calcext:value-type="float">
            <text:p>54005</text:p>
          </table:table-cell>
          <table:table-cell table:formula="of:=([.O312]-[.B312])/([.O312]+[.B312])" office:value-type="float" office:value="0.0741598000185168" calcext:value-type="float">
            <text:p>0,0741598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13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58010" calcext:value-type="float">
            <text:p>58010</text:p>
          </table:table-cell>
          <table:table-cell office:value-type="string" calcext:value-type="string">
            <text:p>-1.0</text:p>
          </table:table-cell>
          <table:table-cell table:formula="of:=([.O313]+[.B313])/2" office:value-type="float" office:value="54005" calcext:value-type="float">
            <text:p>54005</text:p>
          </table:table-cell>
          <table:table-cell table:formula="of:=([.O313]-[.B313])/([.O313]+[.B313])" office:value-type="float" office:value="0.0741598000185168" calcext:value-type="float">
            <text:p>0,0741598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14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58010" calcext:value-type="float">
            <text:p>58010</text:p>
          </table:table-cell>
          <table:table-cell office:value-type="string" calcext:value-type="string">
            <text:p>-1.0</text:p>
          </table:table-cell>
          <table:table-cell table:formula="of:=([.O314]+[.B314])/2" office:value-type="float" office:value="54005" calcext:value-type="float">
            <text:p>54005</text:p>
          </table:table-cell>
          <table:table-cell table:formula="of:=([.O314]-[.B314])/([.O314]+[.B314])" office:value-type="float" office:value="0.0741598000185168" calcext:value-type="float">
            <text:p>0,0741598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15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34510" calcext:value-type="float">
            <text:p>34510</text:p>
          </table:table-cell>
          <table:table-cell office:value-type="string" calcext:value-type="string">
            <text:p>-1.0</text:p>
          </table:table-cell>
          <table:table-cell table:formula="of:=([.O315]+[.B315])/2" office:value-type="float" office:value="29755" calcext:value-type="float">
            <text:p>29755</text:p>
          </table:table-cell>
          <table:table-cell table:formula="of:=([.O315]-[.B315])/([.O315]+[.B315])" office:value-type="float" office:value="0.159805074777348" calcext:value-type="float">
            <text:p>0,159805074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16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-1.0</text:p>
          </table:table-cell>
          <table:table-cell table:formula="of:=([.O316]+[.B316])/2" office:value-type="float" office:value="105005" calcext:value-type="float">
            <text:p>105005</text:p>
          </table:table-cell>
          <table:table-cell table:formula="of:=([.O316]-[.B316])/([.O316]+[.B316])" office:value-type="float" office:value="0.0476643969334794" calcext:value-type="float">
            <text:p>0,0476643969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17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-1.0</text:p>
          </table:table-cell>
          <table:table-cell table:formula="of:=([.O317]+[.B317])/2" office:value-type="float" office:value="55005" calcext:value-type="float">
            <text:p>55005</text:p>
          </table:table-cell>
          <table:table-cell table:formula="of:=([.O317]-[.B317])/([.O317]+[.B317])" office:value-type="float" office:value="0.090991728024725" calcext:value-type="float">
            <text:p>0,09099172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18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-1.0</text:p>
          </table:table-cell>
          <table:table-cell table:formula="of:=([.O318]+[.B318])/2" office:value-type="float" office:value="105005" calcext:value-type="float">
            <text:p>105005</text:p>
          </table:table-cell>
          <table:table-cell table:formula="of:=([.O318]-[.B318])/([.O318]+[.B318])" office:value-type="float" office:value="0.0476643969334794" calcext:value-type="float">
            <text:p>0,0476643969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19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-1.0</text:p>
          </table:table-cell>
          <table:table-cell table:formula="of:=([.O319]+[.B319])/2" office:value-type="float" office:value="55005" calcext:value-type="float">
            <text:p>55005</text:p>
          </table:table-cell>
          <table:table-cell table:formula="of:=([.O319]-[.B319])/([.O319]+[.B319])" office:value-type="float" office:value="0.090991728024725" calcext:value-type="float">
            <text:p>0,090991728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20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-1.0</text:p>
          </table:table-cell>
          <table:table-cell table:formula="of:=([.O320]+[.B320])/2" office:value-type="float" office:value="55005" calcext:value-type="float">
            <text:p>55005</text:p>
          </table:table-cell>
          <table:table-cell table:formula="of:=([.O320]-[.B320])/([.O320]+[.B320])" office:value-type="float" office:value="0.090991728024725" calcext:value-type="float">
            <text:p>0,09099172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21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-1.0</text:p>
          </table:table-cell>
          <table:table-cell table:formula="of:=([.O321]+[.B321])/2" office:value-type="float" office:value="105005" calcext:value-type="float">
            <text:p>105005</text:p>
          </table:table-cell>
          <table:table-cell table:formula="of:=([.O321]-[.B321])/([.O321]+[.B321])" office:value-type="float" office:value="0.0476643969334794" calcext:value-type="float">
            <text:p>0,0476643969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22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-1.0</text:p>
          </table:table-cell>
          <table:table-cell table:formula="of:=([.O322]+[.B322])/2" office:value-type="float" office:value="105005" calcext:value-type="float">
            <text:p>105005</text:p>
          </table:table-cell>
          <table:table-cell table:formula="of:=([.O322]-[.B322])/([.O322]+[.B322])" office:value-type="float" office:value="0.0476643969334794" calcext:value-type="float">
            <text:p>0,0476643969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23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-1.0</text:p>
          </table:table-cell>
          <table:table-cell table:formula="of:=([.O323]+[.B323])/2" office:value-type="float" office:value="105005" calcext:value-type="float">
            <text:p>105005</text:p>
          </table:table-cell>
          <table:table-cell table:formula="of:=([.O323]-[.B323])/([.O323]+[.B323])" office:value-type="float" office:value="0.0476643969334794" calcext:value-type="float">
            <text:p>0,0476643969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24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-1.0</text:p>
          </table:table-cell>
          <table:table-cell table:formula="of:=([.O324]+[.B324])/2" office:value-type="float" office:value="30505" calcext:value-type="float">
            <text:p>30505</text:p>
          </table:table-cell>
          <table:table-cell table:formula="of:=([.O324]-[.B324])/([.O324]+[.B324])" office:value-type="float" office:value="0.18046221930831" calcext:value-type="float">
            <text:p>0,1804622193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25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-1.0</text:p>
          </table:table-cell>
          <table:table-cell table:formula="of:=([.O325]+[.B325])/2" office:value-type="float" office:value="30505" calcext:value-type="float">
            <text:p>30505</text:p>
          </table:table-cell>
          <table:table-cell table:formula="of:=([.O325]-[.B325])/([.O325]+[.B325])" office:value-type="float" office:value="0.18046221930831" calcext:value-type="float">
            <text:p>0,1804622193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26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-1.0</text:p>
          </table:table-cell>
          <table:table-cell table:formula="of:=([.O326]+[.B326])/2" office:value-type="float" office:value="30505" calcext:value-type="float">
            <text:p>30505</text:p>
          </table:table-cell>
          <table:table-cell table:formula="of:=([.O326]-[.B326])/([.O326]+[.B326])" office:value-type="float" office:value="0.18046221930831" calcext:value-type="float">
            <text:p>0,1804622193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27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62010" calcext:value-type="float">
            <text:p>62010</text:p>
          </table:table-cell>
          <table:table-cell office:value-type="string" calcext:value-type="string">
            <text:p>-1.0</text:p>
          </table:table-cell>
          <table:table-cell table:formula="of:=([.O327]+[.B327])/2" office:value-type="float" office:value="56005" calcext:value-type="float">
            <text:p>56005</text:p>
          </table:table-cell>
          <table:table-cell table:formula="of:=([.O327]-[.B327])/([.O327]+[.B327])" office:value-type="float" office:value="0.107222569413445" calcext:value-type="float">
            <text:p>0,1072225694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28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62010" calcext:value-type="float">
            <text:p>62010</text:p>
          </table:table-cell>
          <table:table-cell office:value-type="string" calcext:value-type="string">
            <text:p>-1.0</text:p>
          </table:table-cell>
          <table:table-cell table:formula="of:=([.O328]+[.B328])/2" office:value-type="float" office:value="56005" calcext:value-type="float">
            <text:p>56005</text:p>
          </table:table-cell>
          <table:table-cell table:formula="of:=([.O328]-[.B328])/([.O328]+[.B328])" office:value-type="float" office:value="0.107222569413445" calcext:value-type="float">
            <text:p>0,1072225694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29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262510" calcext:value-type="float">
            <text:p>262510</text:p>
          </table:table-cell>
          <table:table-cell office:value-type="string" calcext:value-type="string">
            <text:p>-1.0</text:p>
          </table:table-cell>
          <table:table-cell table:formula="of:=([.O329]+[.B329])/2" office:value-type="float" office:value="256255" calcext:value-type="float">
            <text:p>256255</text:p>
          </table:table-cell>
          <table:table-cell table:formula="of:=([.O329]-[.B329])/([.O329]+[.B329])" office:value-type="float" office:value="0.0244092798189304" calcext:value-type="float">
            <text:p>0,0244092798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30]*1000"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37510" calcext:value-type="float">
            <text:p>37510</text:p>
          </table:table-cell>
          <table:table-cell office:value-type="string" calcext:value-type="string">
            <text:p>-1.0</text:p>
          </table:table-cell>
          <table:table-cell table:formula="of:=([.O330]+[.B330])/2" office:value-type="float" office:value="31255" calcext:value-type="float">
            <text:p>31255</text:p>
          </table:table-cell>
          <table:table-cell table:formula="of:=([.O330]-[.B330])/([.O330]+[.B330])" office:value-type="float" office:value="0.200127979523276" calcext:value-type="float">
            <text:p>0,2001279795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31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-1.0</text:p>
          </table:table-cell>
          <table:table-cell office:value-type="float" office:value="112510" calcext:value-type="float">
            <text:p>112510</text:p>
          </table:table-cell>
          <table:table-cell office:value-type="string" calcext:value-type="string">
            <text:p>-1.0</text:p>
          </table:table-cell>
          <table:table-cell table:formula="of:=([.O331]+[.B331])/2" office:value-type="float" office:value="106255" calcext:value-type="float">
            <text:p>106255</text:p>
          </table:table-cell>
          <table:table-cell table:formula="of:=([.O331]-[.B331])/([.O331]+[.B331])" office:value-type="float" office:value="0.058867817985036" calcext:value-type="float">
            <text:p>0,05886781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32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62510" calcext:value-type="float">
            <text:p>262510</text:p>
          </table:table-cell>
          <table:table-cell office:value-type="string" calcext:value-type="string">
            <text:p>-1.0</text:p>
          </table:table-cell>
          <table:table-cell table:formula="of:=([.O332]+[.B332])/2" office:value-type="float" office:value="256255" calcext:value-type="float">
            <text:p>256255</text:p>
          </table:table-cell>
          <table:table-cell table:formula="of:=([.O332]-[.B332])/([.O332]+[.B332])" office:value-type="float" office:value="0.0244092798189304" calcext:value-type="float">
            <text:p>0,024409279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33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12510" calcext:value-type="float">
            <text:p>112510</text:p>
          </table:table-cell>
          <table:table-cell office:value-type="string" calcext:value-type="string">
            <text:p>-1.0</text:p>
          </table:table-cell>
          <table:table-cell table:formula="of:=([.O333]+[.B333])/2" office:value-type="float" office:value="106255" calcext:value-type="float">
            <text:p>106255</text:p>
          </table:table-cell>
          <table:table-cell table:formula="of:=([.O333]-[.B333])/([.O333]+[.B333])" office:value-type="float" office:value="0.058867817985036" calcext:value-type="float">
            <text:p>0,05886781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34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12510" calcext:value-type="float">
            <text:p>112510</text:p>
          </table:table-cell>
          <table:table-cell office:value-type="string" calcext:value-type="string">
            <text:p>-1.0</text:p>
          </table:table-cell>
          <table:table-cell table:formula="of:=([.O334]+[.B334])/2" office:value-type="float" office:value="106255" calcext:value-type="float">
            <text:p>106255</text:p>
          </table:table-cell>
          <table:table-cell table:formula="of:=([.O334]-[.B334])/([.O334]+[.B334])" office:value-type="float" office:value="0.058867817985036" calcext:value-type="float">
            <text:p>0,05886781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35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12510" calcext:value-type="float">
            <text:p>112510</text:p>
          </table:table-cell>
          <table:table-cell office:value-type="string" calcext:value-type="string">
            <text:p>-1.0</text:p>
          </table:table-cell>
          <table:table-cell table:formula="of:=([.O335]+[.B335])/2" office:value-type="float" office:value="106255" calcext:value-type="float">
            <text:p>106255</text:p>
          </table:table-cell>
          <table:table-cell table:formula="of:=([.O335]-[.B335])/([.O335]+[.B335])" office:value-type="float" office:value="0.058867817985036" calcext:value-type="float">
            <text:p>0,058867818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36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12510" calcext:value-type="float">
            <text:p>112510</text:p>
          </table:table-cell>
          <table:table-cell office:value-type="string" calcext:value-type="string">
            <text:p>-1.0</text:p>
          </table:table-cell>
          <table:table-cell table:formula="of:=([.O336]+[.B336])/2" office:value-type="float" office:value="106255" calcext:value-type="float">
            <text:p>106255</text:p>
          </table:table-cell>
          <table:table-cell table:formula="of:=([.O336]-[.B336])/([.O336]+[.B336])" office:value-type="float" office:value="0.058867817985036" calcext:value-type="float">
            <text:p>0,058867818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37]*1000" office:value-type="float" office:value="25000" calcext:value-type="float">
            <text:p>25000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37510" calcext:value-type="float">
            <text:p>37510</text:p>
          </table:table-cell>
          <table:table-cell office:value-type="string" calcext:value-type="string">
            <text:p>-1.0</text:p>
          </table:table-cell>
          <table:table-cell table:formula="of:=([.O337]+[.B337])/2" office:value-type="float" office:value="31255" calcext:value-type="float">
            <text:p>31255</text:p>
          </table:table-cell>
          <table:table-cell table:formula="of:=([.O337]-[.B337])/([.O337]+[.B337])" office:value-type="float" office:value="0.200127979523276" calcext:value-type="float">
            <text:p>0,2001279795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38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262510" calcext:value-type="float">
            <text:p>262510</text:p>
          </table:table-cell>
          <table:table-cell office:value-type="string" calcext:value-type="string">
            <text:p>-1.0</text:p>
          </table:table-cell>
          <table:table-cell table:formula="of:=([.O338]+[.B338])/2" office:value-type="float" office:value="256255" calcext:value-type="float">
            <text:p>256255</text:p>
          </table:table-cell>
          <table:table-cell table:formula="of:=([.O338]-[.B338])/([.O338]+[.B338])" office:value-type="float" office:value="0.0244092798189304" calcext:value-type="float">
            <text:p>0,024409279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39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62510" calcext:value-type="float">
            <text:p>262510</text:p>
          </table:table-cell>
          <table:table-cell office:value-type="string" calcext:value-type="string">
            <text:p>-1.0</text:p>
          </table:table-cell>
          <table:table-cell table:formula="of:=([.O339]+[.B339])/2" office:value-type="float" office:value="256255" calcext:value-type="float">
            <text:p>256255</text:p>
          </table:table-cell>
          <table:table-cell table:formula="of:=([.O339]-[.B339])/([.O339]+[.B339])" office:value-type="float" office:value="0.0244092798189304" calcext:value-type="float">
            <text:p>0,0244092798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40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62510" calcext:value-type="float">
            <text:p>262510</text:p>
          </table:table-cell>
          <table:table-cell office:value-type="string" calcext:value-type="string">
            <text:p>-1.0</text:p>
          </table:table-cell>
          <table:table-cell table:formula="of:=([.O340]+[.B340])/2" office:value-type="float" office:value="256255" calcext:value-type="float">
            <text:p>256255</text:p>
          </table:table-cell>
          <table:table-cell table:formula="of:=([.O340]-[.B340])/([.O340]+[.B340])" office:value-type="float" office:value="0.0244092798189304" calcext:value-type="float">
            <text:p>0,0244092798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41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-1.0</text:p>
          </table:table-cell>
          <table:table-cell table:formula="of:=([.O341]+[.B341])/2" office:value-type="float" office:value="57005" calcext:value-type="float">
            <text:p>57005</text:p>
          </table:table-cell>
          <table:table-cell table:formula="of:=([.O341]-[.B341])/([.O341]+[.B341])" office:value-type="float" office:value="0.122883957547584" calcext:value-type="float">
            <text:p>0,1228839575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42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-1.0</text:p>
          </table:table-cell>
          <table:table-cell table:formula="of:=([.O342]+[.B342])/2" office:value-type="float" office:value="57005" calcext:value-type="float">
            <text:p>57005</text:p>
          </table:table-cell>
          <table:table-cell table:formula="of:=([.O342]-[.B342])/([.O342]+[.B342])" office:value-type="float" office:value="0.122883957547584" calcext:value-type="float">
            <text:p>0,1228839575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43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-1.0</text:p>
          </table:table-cell>
          <table:table-cell table:formula="of:=([.O343]+[.B343])/2" office:value-type="float" office:value="57005" calcext:value-type="float">
            <text:p>57005</text:p>
          </table:table-cell>
          <table:table-cell table:formula="of:=([.O343]-[.B343])/([.O343]+[.B343])" office:value-type="float" office:value="0.122883957547584" calcext:value-type="float">
            <text:p>0,1228839575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44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64010" calcext:value-type="float">
            <text:p>64010</text:p>
          </table:table-cell>
          <table:table-cell office:value-type="string" calcext:value-type="string">
            <text:p>-1.0</text:p>
          </table:table-cell>
          <table:table-cell table:formula="of:=([.O344]+[.B344])/2" office:value-type="float" office:value="57005" calcext:value-type="float">
            <text:p>57005</text:p>
          </table:table-cell>
          <table:table-cell table:formula="of:=([.O344]-[.B344])/([.O344]+[.B344])" office:value-type="float" office:value="0.122883957547584" calcext:value-type="float">
            <text:p>0,1228839575</text:p>
          </table:table-cell>
          <table:table-cell table:number-columns-repeated="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345]*1000"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39010" calcext:value-type="float">
            <text:p>39010</text:p>
          </table:table-cell>
          <table:table-cell office:value-type="string" calcext:value-type="string">
            <text:p>-1.0</text:p>
          </table:table-cell>
          <table:table-cell table:formula="of:=([.O345]+[.B345])/2" office:value-type="float" office:value="32005" calcext:value-type="float">
            <text:p>32005</text:p>
          </table:table-cell>
          <table:table-cell table:formula="of:=([.O345]-[.B345])/([.O345]+[.B345])" office:value-type="float" office:value="0.218872051241993" calcext:value-type="float">
            <text:p>0,2188720512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46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115010" calcext:value-type="float">
            <text:p>115010</text:p>
          </table:table-cell>
          <table:table-cell office:value-type="string" calcext:value-type="string">
            <text:p>-1.0</text:p>
          </table:table-cell>
          <table:table-cell table:formula="of:=([.O346]+[.B346])/2" office:value-type="float" office:value="107505" calcext:value-type="float">
            <text:p>107505</text:p>
          </table:table-cell>
          <table:table-cell table:formula="of:=([.O346]-[.B346])/([.O346]+[.B346])" office:value-type="float" office:value="0.0698107064787684" calcext:value-type="float">
            <text:p>0,0698107065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47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66010" calcext:value-type="float">
            <text:p>66010</text:p>
          </table:table-cell>
          <table:table-cell office:value-type="string" calcext:value-type="string">
            <text:p>-1.0</text:p>
          </table:table-cell>
          <table:table-cell table:formula="of:=([.O347]+[.B347])/2" office:value-type="float" office:value="58005" calcext:value-type="float">
            <text:p>58005</text:p>
          </table:table-cell>
          <table:table-cell table:formula="of:=([.O347]-[.B347])/([.O347]+[.B347])" office:value-type="float" office:value="0.138005344366865" calcext:value-type="float">
            <text:p>0,1380053444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48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66010" calcext:value-type="float">
            <text:p>66010</text:p>
          </table:table-cell>
          <table:table-cell office:value-type="string" calcext:value-type="string">
            <text:p>-1.0</text:p>
          </table:table-cell>
          <table:table-cell table:formula="of:=([.O348]+[.B348])/2" office:value-type="float" office:value="58005" calcext:value-type="float">
            <text:p>58005</text:p>
          </table:table-cell>
          <table:table-cell table:formula="of:=([.O348]-[.B348])/([.O348]+[.B348])" office:value-type="float" office:value="0.138005344366865" calcext:value-type="float">
            <text:p>0,1380053444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49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66010" calcext:value-type="float">
            <text:p>66010</text:p>
          </table:table-cell>
          <table:table-cell office:value-type="string" calcext:value-type="string">
            <text:p>-1.0</text:p>
          </table:table-cell>
          <table:table-cell table:formula="of:=([.O349]+[.B349])/2" office:value-type="float" office:value="58005" calcext:value-type="float">
            <text:p>58005</text:p>
          </table:table-cell>
          <table:table-cell table:formula="of:=([.O349]-[.B349])/([.O349]+[.B349])" office:value-type="float" office:value="0.138005344366865" calcext:value-type="float">
            <text:p>0,1380053444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50]*1000"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66010" calcext:value-type="float">
            <text:p>66010</text:p>
          </table:table-cell>
          <table:table-cell office:value-type="string" calcext:value-type="string">
            <text:p>-1.0</text:p>
          </table:table-cell>
          <table:table-cell table:formula="of:=([.O350]+[.B350])/2" office:value-type="float" office:value="58005" calcext:value-type="float">
            <text:p>58005</text:p>
          </table:table-cell>
          <table:table-cell table:formula="of:=([.O350]-[.B350])/([.O350]+[.B350])" office:value-type="float" office:value="0.138005344366865" calcext:value-type="float">
            <text:p>0,1380053444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51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117510" calcext:value-type="float">
            <text:p>117510</text:p>
          </table:table-cell>
          <table:table-cell office:value-type="string" calcext:value-type="string">
            <text:p>-1.0</text:p>
          </table:table-cell>
          <table:table-cell table:formula="of:=([.O351]+[.B351])/2" office:value-type="float" office:value="108755" calcext:value-type="float">
            <text:p>108755</text:p>
          </table:table-cell>
          <table:table-cell table:formula="of:=([.O351]-[.B351])/([.O351]+[.B351])" office:value-type="float" office:value="0.0805020458829479" calcext:value-type="float">
            <text:p>0,0805020459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52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68010" calcext:value-type="float">
            <text:p>68010</text:p>
          </table:table-cell>
          <table:table-cell office:value-type="string" calcext:value-type="string">
            <text:p>-1.0</text:p>
          </table:table-cell>
          <table:table-cell table:formula="of:=([.O352]+[.B352])/2" office:value-type="float" office:value="59005" calcext:value-type="float">
            <text:p>59005</text:p>
          </table:table-cell>
          <table:table-cell table:formula="of:=([.O352]-[.B352])/([.O352]+[.B352])" office:value-type="float" office:value="0.152614185238539" calcext:value-type="float">
            <text:p>0,1526141852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53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68010" calcext:value-type="float">
            <text:p>68010</text:p>
          </table:table-cell>
          <table:table-cell office:value-type="string" calcext:value-type="string">
            <text:p>-1.0</text:p>
          </table:table-cell>
          <table:table-cell table:formula="of:=([.O353]+[.B353])/2" office:value-type="float" office:value="59005" calcext:value-type="float">
            <text:p>59005</text:p>
          </table:table-cell>
          <table:table-cell table:formula="of:=([.O353]-[.B353])/([.O353]+[.B353])" office:value-type="float" office:value="0.152614185238539" calcext:value-type="float">
            <text:p>0,1526141852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54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68010" calcext:value-type="float">
            <text:p>68010</text:p>
          </table:table-cell>
          <table:table-cell office:value-type="string" calcext:value-type="string">
            <text:p>-1.0</text:p>
          </table:table-cell>
          <table:table-cell table:formula="of:=([.O354]+[.B354])/2" office:value-type="float" office:value="59005" calcext:value-type="float">
            <text:p>59005</text:p>
          </table:table-cell>
          <table:table-cell table:formula="of:=([.O354]-[.B354])/([.O354]+[.B354])" office:value-type="float" office:value="0.152614185238539" calcext:value-type="float">
            <text:p>0,1526141852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55]*1000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68010" calcext:value-type="float">
            <text:p>68010</text:p>
          </table:table-cell>
          <table:table-cell office:value-type="string" calcext:value-type="string">
            <text:p>-1.0</text:p>
          </table:table-cell>
          <table:table-cell table:formula="of:=([.O355]+[.B355])/2" office:value-type="float" office:value="59005" calcext:value-type="float">
            <text:p>59005</text:p>
          </table:table-cell>
          <table:table-cell table:formula="of:=([.O355]-[.B355])/([.O355]+[.B355])" office:value-type="float" office:value="0.152614185238539" calcext:value-type="float">
            <text:p>0,1526141852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56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20010" calcext:value-type="float">
            <text:p>120010</text:p>
          </table:table-cell>
          <table:table-cell office:value-type="string" calcext:value-type="string">
            <text:p>-1.0</text:p>
          </table:table-cell>
          <table:table-cell table:formula="of:=([.O356]+[.B356])/2" office:value-type="float" office:value="110005" calcext:value-type="float">
            <text:p>110005</text:p>
          </table:table-cell>
          <table:table-cell table:formula="of:=([.O356]-[.B356])/([.O356]+[.B356])" office:value-type="float" office:value="0.0909504113449389" calcext:value-type="float">
            <text:p>0,0909504113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57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270010" calcext:value-type="float">
            <text:p>270010</text:p>
          </table:table-cell>
          <table:table-cell office:value-type="string" calcext:value-type="string">
            <text:p>-1.0</text:p>
          </table:table-cell>
          <table:table-cell table:formula="of:=([.O357]+[.B357])/2" office:value-type="float" office:value="260005" calcext:value-type="float">
            <text:p>260005</text:p>
          </table:table-cell>
          <table:table-cell table:formula="of:=([.O357]-[.B357])/([.O357]+[.B357])" office:value-type="float" office:value="0.0384800292302071" calcext:value-type="float">
            <text:p>0,0384800292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58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20010" calcext:value-type="float">
            <text:p>120010</text:p>
          </table:table-cell>
          <table:table-cell office:value-type="string" calcext:value-type="string">
            <text:p>-1.0</text:p>
          </table:table-cell>
          <table:table-cell table:formula="of:=([.O358]+[.B358])/2" office:value-type="float" office:value="110005" calcext:value-type="float">
            <text:p>110005</text:p>
          </table:table-cell>
          <table:table-cell table:formula="of:=([.O358]-[.B358])/([.O358]+[.B358])" office:value-type="float" office:value="0.0909504113449389" calcext:value-type="float">
            <text:p>0,0909504113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59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70010" calcext:value-type="float">
            <text:p>270010</text:p>
          </table:table-cell>
          <table:table-cell office:value-type="string" calcext:value-type="string">
            <text:p>-1.0</text:p>
          </table:table-cell>
          <table:table-cell table:formula="of:=([.O359]+[.B359])/2" office:value-type="float" office:value="260005" calcext:value-type="float">
            <text:p>260005</text:p>
          </table:table-cell>
          <table:table-cell table:formula="of:=([.O359]-[.B359])/([.O359]+[.B359])" office:value-type="float" office:value="0.0384800292302071" calcext:value-type="float">
            <text:p>0,0384800292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60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270010" calcext:value-type="float">
            <text:p>270010</text:p>
          </table:table-cell>
          <table:table-cell office:value-type="string" calcext:value-type="string">
            <text:p>-1.0</text:p>
          </table:table-cell>
          <table:table-cell table:formula="of:=([.O360]+[.B360])/2" office:value-type="float" office:value="260005" calcext:value-type="float">
            <text:p>260005</text:p>
          </table:table-cell>
          <table:table-cell table:formula="of:=([.O360]-[.B360])/([.O360]+[.B360])" office:value-type="float" office:value="0.0384800292302071" calcext:value-type="float">
            <text:p>0,0384800292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61]*1000"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72010" calcext:value-type="float">
            <text:p>72010</text:p>
          </table:table-cell>
          <table:table-cell office:value-type="string" calcext:value-type="string">
            <text:p>-1.0</text:p>
          </table:table-cell>
          <table:table-cell table:formula="of:=([.O361]+[.B361])/2" office:value-type="float" office:value="61005" calcext:value-type="float">
            <text:p>61005</text:p>
          </table:table-cell>
          <table:table-cell table:formula="of:=([.O361]-[.B361])/([.O361]+[.B361])" office:value-type="float" office:value="0.180395049586099" calcext:value-type="float">
            <text:p>0,1803950496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62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22510" calcext:value-type="float">
            <text:p>122510</text:p>
          </table:table-cell>
          <table:table-cell office:value-type="string" calcext:value-type="string">
            <text:p>-1.0</text:p>
          </table:table-cell>
          <table:table-cell table:formula="of:=([.O362]+[.B362])/2" office:value-type="float" office:value="111255" calcext:value-type="float">
            <text:p>111255</text:p>
          </table:table-cell>
          <table:table-cell table:formula="of:=([.O362]-[.B362])/([.O362]+[.B362])" office:value-type="float" office:value="0.101163992629545" calcext:value-type="float">
            <text:p>0,1011639926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63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122510" calcext:value-type="float">
            <text:p>122510</text:p>
          </table:table-cell>
          <table:table-cell office:value-type="string" calcext:value-type="string">
            <text:p>-1.0</text:p>
          </table:table-cell>
          <table:table-cell table:formula="of:=([.O363]+[.B363])/2" office:value-type="float" office:value="111255" calcext:value-type="float">
            <text:p>111255</text:p>
          </table:table-cell>
          <table:table-cell table:formula="of:=([.O363]-[.B363])/([.O363]+[.B363])" office:value-type="float" office:value="0.101163992629545" calcext:value-type="float">
            <text:p>0,1011639926</text:p>
          </table:table-cell>
          <table:table-cell table:number-columns-repeated="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364]*10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1.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-1.0</text:p>
          </table:table-cell>
          <table:table-cell table:formula="of:=([.O364]+[.B364])/2" office:value-type="float" office:value="62500" calcext:value-type="float">
            <text:p>62500</text:p>
          </table:table-cell>
          <table:table-cell table:formula="of:=([.O364]-[.B364])/([.O364]+[.B364])" office:value-type="float" office:value="0.2" calcext:value-type="float">
            <text:p>0,2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65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25010" calcext:value-type="float">
            <text:p>125010</text:p>
          </table:table-cell>
          <table:table-cell office:value-type="string" calcext:value-type="string">
            <text:p>-1.0</text:p>
          </table:table-cell>
          <table:table-cell table:formula="of:=([.O365]+[.B365])/2" office:value-type="float" office:value="112505" calcext:value-type="float">
            <text:p>112505</text:p>
          </table:table-cell>
          <table:table-cell table:formula="of:=([.O365]-[.B365])/([.O365]+[.B365])" office:value-type="float" office:value="0.111150615528199" calcext:value-type="float">
            <text:p>0,1111506155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66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125010" calcext:value-type="float">
            <text:p>125010</text:p>
          </table:table-cell>
          <table:table-cell office:value-type="string" calcext:value-type="string">
            <text:p>-1.0</text:p>
          </table:table-cell>
          <table:table-cell table:formula="of:=([.O366]+[.B366])/2" office:value-type="float" office:value="112505" calcext:value-type="float">
            <text:p>112505</text:p>
          </table:table-cell>
          <table:table-cell table:formula="of:=([.O366]-[.B366])/([.O366]+[.B366])" office:value-type="float" office:value="0.111150615528199" calcext:value-type="float">
            <text:p>0,1111506155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67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5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25010" calcext:value-type="float">
            <text:p>125010</text:p>
          </table:table-cell>
          <table:table-cell office:value-type="string" calcext:value-type="string">
            <text:p>-1.0</text:p>
          </table:table-cell>
          <table:table-cell table:formula="of:=([.O367]+[.B367])/2" office:value-type="float" office:value="112505" calcext:value-type="float">
            <text:p>112505</text:p>
          </table:table-cell>
          <table:table-cell table:formula="of:=([.O367]-[.B367])/([.O367]+[.B367])" office:value-type="float" office:value="0.111150615528199" calcext:value-type="float">
            <text:p>0,1111506155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68]*1000" office:value-type="float" office:value="100000" calcext:value-type="float">
            <text:p>10000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25010" calcext:value-type="float">
            <text:p>125010</text:p>
          </table:table-cell>
          <table:table-cell office:value-type="string" calcext:value-type="string">
            <text:p>-1.0</text:p>
          </table:table-cell>
          <table:table-cell table:formula="of:=([.O368]+[.B368])/2" office:value-type="float" office:value="112505" calcext:value-type="float">
            <text:p>112505</text:p>
          </table:table-cell>
          <table:table-cell table:formula="of:=([.O368]-[.B368])/([.O368]+[.B368])" office:value-type="float" office:value="0.111150615528199" calcext:value-type="float">
            <text:p>0,1111506155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69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-1.0</text:p>
          </table:table-cell>
          <table:table-cell office:value-type="float" office:value="277510" calcext:value-type="float">
            <text:p>277510</text:p>
          </table:table-cell>
          <table:table-cell office:value-type="string" calcext:value-type="string">
            <text:p>-1.0</text:p>
          </table:table-cell>
          <table:table-cell table:formula="of:=([.O369]+[.B369])/2" office:value-type="float" office:value="263755" calcext:value-type="float">
            <text:p>263755</text:p>
          </table:table-cell>
          <table:table-cell table:formula="of:=([.O369]-[.B369])/([.O369]+[.B369])" office:value-type="float" office:value="0.0521506701294762" calcext:value-type="float">
            <text:p>0,0521506701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70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27510" calcext:value-type="float">
            <text:p>127510</text:p>
          </table:table-cell>
          <table:table-cell office:value-type="string" calcext:value-type="string">
            <text:p>-1.0</text:p>
          </table:table-cell>
          <table:table-cell table:formula="of:=([.O370]+[.B370])/2" office:value-type="float" office:value="113755" calcext:value-type="float">
            <text:p>113755</text:p>
          </table:table-cell>
          <table:table-cell table:formula="of:=([.O370]-[.B370])/([.O370]+[.B370])" office:value-type="float" office:value="0.120917761856622" calcext:value-type="float">
            <text:p>0,1209177619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71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127510" calcext:value-type="float">
            <text:p>127510</text:p>
          </table:table-cell>
          <table:table-cell office:value-type="string" calcext:value-type="string">
            <text:p>-1.0</text:p>
          </table:table-cell>
          <table:table-cell table:formula="of:=([.O371]+[.B371])/2" office:value-type="float" office:value="113755" calcext:value-type="float">
            <text:p>113755</text:p>
          </table:table-cell>
          <table:table-cell table:formula="of:=([.O371]-[.B371])/([.O371]+[.B371])" office:value-type="float" office:value="0.120917761856622" calcext:value-type="float">
            <text:p>0,1209177619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72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277510" calcext:value-type="float">
            <text:p>277510</text:p>
          </table:table-cell>
          <table:table-cell office:value-type="string" calcext:value-type="string">
            <text:p>-1.0</text:p>
          </table:table-cell>
          <table:table-cell table:formula="of:=([.O372]+[.B372])/2" office:value-type="float" office:value="263755" calcext:value-type="float">
            <text:p>263755</text:p>
          </table:table-cell>
          <table:table-cell table:formula="of:=([.O372]-[.B372])/([.O372]+[.B372])" office:value-type="float" office:value="0.0521506701294762" calcext:value-type="float">
            <text:p>0,0521506701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73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77510" calcext:value-type="float">
            <text:p>277510</text:p>
          </table:table-cell>
          <table:table-cell office:value-type="string" calcext:value-type="string">
            <text:p>-1.0</text:p>
          </table:table-cell>
          <table:table-cell table:formula="of:=([.O373]+[.B373])/2" office:value-type="float" office:value="263755" calcext:value-type="float">
            <text:p>263755</text:p>
          </table:table-cell>
          <table:table-cell table:formula="of:=([.O373]-[.B373])/([.O373]+[.B373])" office:value-type="float" office:value="0.0521506701294762" calcext:value-type="float">
            <text:p>0,0521506701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74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77510" calcext:value-type="float">
            <text:p>277510</text:p>
          </table:table-cell>
          <table:table-cell office:value-type="string" calcext:value-type="string">
            <text:p>-1.0</text:p>
          </table:table-cell>
          <table:table-cell table:formula="of:=([.O374]+[.B374])/2" office:value-type="float" office:value="263755" calcext:value-type="float">
            <text:p>263755</text:p>
          </table:table-cell>
          <table:table-cell table:formula="of:=([.O374]-[.B374])/([.O374]+[.B374])" office:value-type="float" office:value="0.0521506701294762" calcext:value-type="float">
            <text:p>0,0521506701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75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77510" calcext:value-type="float">
            <text:p>277510</text:p>
          </table:table-cell>
          <table:table-cell office:value-type="string" calcext:value-type="string">
            <text:p>-1.0</text:p>
          </table:table-cell>
          <table:table-cell table:formula="of:=([.O375]+[.B375])/2" office:value-type="float" office:value="263755" calcext:value-type="float">
            <text:p>263755</text:p>
          </table:table-cell>
          <table:table-cell table:formula="of:=([.O375]-[.B375])/([.O375]+[.B375])" office:value-type="float" office:value="0.0521506701294762" calcext:value-type="float">
            <text:p>0,0521506701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76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-1.0</text:p>
          </table:table-cell>
          <table:table-cell office:value-type="float" office:value="277510" calcext:value-type="float">
            <text:p>277510</text:p>
          </table:table-cell>
          <table:table-cell office:value-type="string" calcext:value-type="string">
            <text:p>-1.0</text:p>
          </table:table-cell>
          <table:table-cell table:formula="of:=([.O376]+[.B376])/2" office:value-type="float" office:value="263755" calcext:value-type="float">
            <text:p>263755</text:p>
          </table:table-cell>
          <table:table-cell table:formula="of:=([.O376]-[.B376])/([.O376]+[.B376])" office:value-type="float" office:value="0.0521506701294762" calcext:value-type="float">
            <text:p>0,0521506701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77]*1000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32510" calcext:value-type="float">
            <text:p>132510</text:p>
          </table:table-cell>
          <table:table-cell office:value-type="string" calcext:value-type="string">
            <text:p>-1.0</text:p>
          </table:table-cell>
          <table:table-cell table:formula="of:=([.O377]+[.B377])/2" office:value-type="float" office:value="116255" calcext:value-type="float">
            <text:p>116255</text:p>
          </table:table-cell>
          <table:table-cell table:formula="of:=([.O377]-[.B377])/([.O377]+[.B377])" office:value-type="float" office:value="0.13982194314223" calcext:value-type="float">
            <text:p>0,1398219431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78]*1000"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8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-1.0</text:p>
          </table:table-cell>
          <table:table-cell office:value-type="float" office:value="285010" calcext:value-type="float">
            <text:p>285010</text:p>
          </table:table-cell>
          <table:table-cell office:value-type="string" calcext:value-type="string">
            <text:p>-1.0</text:p>
          </table:table-cell>
          <table:table-cell table:formula="of:=([.O378]+[.B378])/2" office:value-type="float" office:value="267505" calcext:value-type="float">
            <text:p>267505</text:p>
          </table:table-cell>
          <table:table-cell table:formula="of:=([.O378]-[.B378])/([.O378]+[.B378])" office:value-type="float" office:value="0.065438029195716" calcext:value-type="float">
            <text:p>0,0654380292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79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85010" calcext:value-type="float">
            <text:p>285010</text:p>
          </table:table-cell>
          <table:table-cell office:value-type="string" calcext:value-type="string">
            <text:p>-1.0</text:p>
          </table:table-cell>
          <table:table-cell table:formula="of:=([.O379]+[.B379])/2" office:value-type="float" office:value="267505" calcext:value-type="float">
            <text:p>267505</text:p>
          </table:table-cell>
          <table:table-cell table:formula="of:=([.O379]-[.B379])/([.O379]+[.B379])" office:value-type="float" office:value="0.065438029195716" calcext:value-type="float">
            <text:p>0,0654380292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80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-1.0</text:p>
          </table:table-cell>
          <table:table-cell office:value-type="float" office:value="285010" calcext:value-type="float">
            <text:p>285010</text:p>
          </table:table-cell>
          <table:table-cell office:value-type="string" calcext:value-type="string">
            <text:p>-1.0</text:p>
          </table:table-cell>
          <table:table-cell table:formula="of:=([.O380]+[.B380])/2" office:value-type="float" office:value="267505" calcext:value-type="float">
            <text:p>267505</text:p>
          </table:table-cell>
          <table:table-cell table:formula="of:=([.O380]-[.B380])/([.O380]+[.B380])" office:value-type="float" office:value="0.065438029195716" calcext:value-type="float">
            <text:p>0,0654380292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81]*1000" office:value-type="float" office:value="250000" calcext:value-type="float">
            <text:p>250000</text:p>
          </table:table-cell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292510" calcext:value-type="float">
            <text:p>292510</text:p>
          </table:table-cell>
          <table:table-cell office:value-type="string" calcext:value-type="string">
            <text:p>-1.0</text:p>
          </table:table-cell>
          <table:table-cell table:formula="of:=([.O381]+[.B381])/2" office:value-type="float" office:value="271255" calcext:value-type="float">
            <text:p>271255</text:p>
          </table:table-cell>
          <table:table-cell table:formula="of:=([.O381]-[.B381])/([.O381]+[.B381])" office:value-type="float" office:value="0.0783580026174633" calcext:value-type="float">
            <text:p>0,0783580026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82]*1000" office:value-type="float" office:value="250000" calcext:value-type="float">
            <text:p>250000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292510" calcext:value-type="float">
            <text:p>292510</text:p>
          </table:table-cell>
          <table:table-cell office:value-type="string" calcext:value-type="string">
            <text:p>-1.0</text:p>
          </table:table-cell>
          <table:table-cell table:formula="of:=([.O382]+[.B382])/2" office:value-type="float" office:value="271255" calcext:value-type="float">
            <text:p>271255</text:p>
          </table:table-cell>
          <table:table-cell table:formula="of:=([.O382]-[.B382])/([.O382]+[.B382])" office:value-type="float" office:value="0.0783580026174633" calcext:value-type="float">
            <text:p>0,0783580026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83]*1000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-1.0</text:p>
          </table:table-cell>
          <table:table-cell office:value-type="float" office:value="145010" calcext:value-type="float">
            <text:p>145010</text:p>
          </table:table-cell>
          <table:table-cell office:value-type="string" calcext:value-type="string">
            <text:p>-1.0</text:p>
          </table:table-cell>
          <table:table-cell table:formula="of:=([.O383]+[.B383])/2" office:value-type="float" office:value="122505" calcext:value-type="float">
            <text:p>122505</text:p>
          </table:table-cell>
          <table:table-cell table:formula="of:=([.O383]-[.B383])/([.O383]+[.B383])" office:value-type="float" office:value="0.183706787478062" calcext:value-type="float">
            <text:p>0,1837067875</text:p>
          </table:table-cell>
          <table:table-cell table:number-columns-repeated="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84]*1000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19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-1.0</text:p>
          </table:table-cell>
          <table:table-cell office:value-type="float" office:value="147510" calcext:value-type="float">
            <text:p>147510</text:p>
          </table:table-cell>
          <table:table-cell office:value-type="string" calcext:value-type="string">
            <text:p>-1.0</text:p>
          </table:table-cell>
          <table:table-cell table:formula="of:=([.O384]+[.B384])/2" office:value-type="float" office:value="123755" calcext:value-type="float">
            <text:p>123755</text:p>
          </table:table-cell>
          <table:table-cell table:formula="of:=([.O384]-[.B384])/([.O384]+[.B384])" office:value-type="float" office:value="0.191951840329684" calcext:value-type="float">
            <text:p>0,1919518403</text:p>
          </table:table-cell>
          <table:table-cell table:number-columns-repeated="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[.A385]*1000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99.00</text:p>
          </table:table-cell>
          <table:table-cell office:value-type="string" calcext:value-type="string">
            <text:p>0.001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-1.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-1.0</text:p>
          </table:table-cell>
          <table:table-cell table:formula="of:=([.O385]+[.B385])/2" office:value-type="float" office:value="275000" calcext:value-type="float">
            <text:p>275000</text:p>
          </table:table-cell>
          <table:table-cell table:formula="of:=([.O385]-[.B385])/([.O385]+[.B385])" office:value-type="float" office:value="0.0909090909090909" calcext:value-type="float">
            <text:p>0,0909090909</text:p>
          </table:table-cell>
          <table:table-cell table:number-columns-repeated="14"/>
        </table:table-row>
        <table:table-row table:style-name="ro1" table:number-rows-repeated="104819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0" table:target-range-address="temp.A1:temp.R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16:36:29.257081959</dc:date>
    <meta:editing-duration>PT23M55S</meta:editing-duration>
    <meta:editing-cycles>2</meta:editing-cycles>
    <meta:generator>LibreOffice/5.1.3.2$Linux_X86_64 LibreOffice_project/10m0$Build-2</meta:generator>
    <meta:document-statistic meta:table-count="1" meta:cell-count="69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4" chart:maximum="0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28cm" svg:height="13.574cm" xlink:href=".." xlink:type="simple" chart:class="chart:scatter" chart:style-name="ch1">
        <chart:plot-area chart:style-name="ch2" table:cell-range-address="temp.Q1:temp.R385" chart:data-source-has-labels="row" svg:x="0.318cm" svg:y="0.271cm" svg:width="15.292cm" svg:height="13.032cm">
          <chartooo:coordinate-region svg:x="1.151cm" svg:y="0.471cm" svg:width="13.902cm" svg:height="12.6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emp.R2:temp.R385" chart:label-cell-address="temp.R1:temp.R1" chart:class="chart:scatter">
            <chart:domain table:cell-range-address="temp.Q2:temp.Q385"/>
            <chart:data-point chart:repeated="3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Q</text:p>
              </table:table-cell>
              <table:table-cell office:value-type="string">
                <text:p>delta_M</text:p>
                <draw:g>
                  <svg:desc>temp.R1:temp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505">
                <text:p>177505</text:p>
                <draw:g>
                  <svg:desc>temp.Q2:temp.Q385</svg:desc>
                </draw:g>
              </table:table-cell>
              <table:table-cell office:value-type="float" office:value="-0.408411030675192">
                <text:p>-0.408411030675192</text:p>
                <draw:g>
                  <svg:desc>temp.R2:temp.R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505">
                <text:p>192505</text:p>
              </table:table-cell>
              <table:table-cell office:value-type="float" office:value="-0.29866756707618">
                <text:p>-0.29866756707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505">
                <text:p>207505</text:p>
              </table:table-cell>
              <table:table-cell office:value-type="float" office:value="-0.204790246018168">
                <text:p>-0.204790246018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1255">
                <text:p>211255</text:p>
              </table:table-cell>
              <table:table-cell office:value-type="float" office:value="-0.183403943101938">
                <text:p>-0.183403943101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505">
                <text:p>222505</text:p>
              </table:table-cell>
              <table:table-cell office:value-type="float" office:value="-0.123570256848161">
                <text:p>-0.123570256848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505">
                <text:p>222505</text:p>
              </table:table-cell>
              <table:table-cell office:value-type="float" office:value="-0.123570256848161">
                <text:p>-0.123570256848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255">
                <text:p>226255</text:p>
              </table:table-cell>
              <table:table-cell office:value-type="float" office:value="-0.104947956951228">
                <text:p>-0.104947956951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255">
                <text:p>226255</text:p>
              </table:table-cell>
              <table:table-cell office:value-type="float" office:value="-0.104947956951228">
                <text:p>-0.104947956951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255">
                <text:p>226255</text:p>
              </table:table-cell>
              <table:table-cell office:value-type="float" office:value="-0.104947956951228">
                <text:p>-0.104947956951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005">
                <text:p>230005</text:p>
              </table:table-cell>
              <table:table-cell office:value-type="float" office:value="-0.0869328927632008">
                <text:p>-0.0869328927632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005">
                <text:p>230005</text:p>
              </table:table-cell>
              <table:table-cell office:value-type="float" office:value="-0.0869328927632008">
                <text:p>-0.0869328927632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005">
                <text:p>230005</text:p>
              </table:table-cell>
              <table:table-cell office:value-type="float" office:value="-0.0869328927632008">
                <text:p>-0.0869328927632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05">
                <text:p>230005</text:p>
              </table:table-cell>
              <table:table-cell office:value-type="float" office:value="-0.0869328927632008">
                <text:p>-0.0869328927632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05">
                <text:p>230005</text:p>
              </table:table-cell>
              <table:table-cell office:value-type="float" office:value="-0.0869328927632008">
                <text:p>-0.0869328927632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755">
                <text:p>233755</text:p>
              </table:table-cell>
              <table:table-cell office:value-type="float" office:value="-0.0694958396611837">
                <text:p>-0.0694958396611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7505">
                <text:p>237505</text:p>
              </table:table-cell>
              <table:table-cell office:value-type="float" office:value="-0.052609418749079">
                <text:p>-0.052609418749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7505">
                <text:p>237505</text:p>
              </table:table-cell>
              <table:table-cell office:value-type="float" office:value="-0.052609418749079">
                <text:p>-0.052609418749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505">
                <text:p>237505</text:p>
              </table:table-cell>
              <table:table-cell office:value-type="float" office:value="-0.052609418749079">
                <text:p>-0.052609418749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255">
                <text:p>91255</text:p>
              </table:table-cell>
              <table:table-cell office:value-type="float" office:value="-0.0958303654594269">
                <text:p>-0.0958303654594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255">
                <text:p>241255</text:p>
              </table:table-cell>
              <table:table-cell office:value-type="float" office:value="-0.036247953410292">
                <text:p>-0.036247953410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05">
                <text:p>17005</text:p>
              </table:table-cell>
              <table:table-cell office:value-type="float" office:value="-0.470155836518671">
                <text:p>-0.470155836518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505">
                <text:p>92505</text:p>
              </table:table-cell>
              <table:table-cell office:value-type="float" office:value="-0.0810226474244635">
                <text:p>-0.0810226474244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005">
                <text:p>245005</text:p>
              </table:table-cell>
              <table:table-cell office:value-type="float" office:value="-0.0203873390338973">
                <text:p>-0.0203873390338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005">
                <text:p>245005</text:p>
              </table:table-cell>
              <table:table-cell office:value-type="float" office:value="-0.0203873390338973">
                <text:p>-0.0203873390338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5005">
                <text:p>245005</text:p>
              </table:table-cell>
              <table:table-cell office:value-type="float" office:value="-0.0203873390338973">
                <text:p>-0.020387339033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5005">
                <text:p>245005</text:p>
              </table:table-cell>
              <table:table-cell office:value-type="float" office:value="-0.0203873390338973">
                <text:p>-0.0203873390338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5005">
                <text:p>245005</text:p>
              </table:table-cell>
              <table:table-cell office:value-type="float" office:value="-0.0203873390338973">
                <text:p>-0.02038733903389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5">
                <text:p>5505</text:p>
              </table:table-cell>
              <table:table-cell office:value-type="float" office:value="-0.81653042688465">
                <text:p>-0.81653042688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05">
                <text:p>46005</text:p>
              </table:table-cell>
              <table:table-cell office:value-type="float" office:value="-0.0868383871318335">
                <text:p>-0.0868383871318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05">
                <text:p>46005</text:p>
              </table:table-cell>
              <table:table-cell office:value-type="float" office:value="-0.0868383871318335">
                <text:p>-0.0868383871318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255">
                <text:p>96255</text:p>
              </table:table-cell>
              <table:table-cell office:value-type="float" office:value="-0.0389070697626097">
                <text:p>-0.0389070697626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255">
                <text:p>96255</text:p>
              </table:table-cell>
              <table:table-cell office:value-type="float" office:value="-0.0389070697626097">
                <text:p>-0.0389070697626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255">
                <text:p>96255</text:p>
              </table:table-cell>
              <table:table-cell office:value-type="float" office:value="-0.0389070697626097">
                <text:p>-0.0389070697626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255">
                <text:p>96255</text:p>
              </table:table-cell>
              <table:table-cell office:value-type="float" office:value="-0.0389070697626097">
                <text:p>-0.0389070697626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505">
                <text:p>21505</text:p>
              </table:table-cell>
              <table:table-cell office:value-type="float" office:value="-0.162520344106022">
                <text:p>-0.162520344106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5">
                <text:p>21505</text:p>
              </table:table-cell>
              <table:table-cell office:value-type="float" office:value="-0.162520344106022">
                <text:p>-0.162520344106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005">
                <text:p>47005</text:p>
              </table:table-cell>
              <table:table-cell office:value-type="float" office:value="-0.0637166258908627">
                <text:p>-0.0637166258908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5">
                <text:p>47005</text:p>
              </table:table-cell>
              <table:table-cell office:value-type="float" office:value="-0.0637166258908627">
                <text:p>-0.0637166258908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255">
                <text:p>22255</text:p>
              </table:table-cell>
              <table:table-cell office:value-type="float" office:value="-0.123343068973264">
                <text:p>-0.123343068973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505">
                <text:p>97505</text:p>
              </table:table-cell>
              <table:table-cell office:value-type="float" office:value="-0.0255884313624942">
                <text:p>-0.0255884313624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505">
                <text:p>97505</text:p>
              </table:table-cell>
              <table:table-cell office:value-type="float" office:value="-0.0255884313624942">
                <text:p>-0.02558843136249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505">
                <text:p>97505</text:p>
              </table:table-cell>
              <table:table-cell office:value-type="float" office:value="-0.0255884313624942">
                <text:p>-0.02558843136249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505">
                <text:p>97505</text:p>
              </table:table-cell>
              <table:table-cell office:value-type="float" office:value="-0.0255884313624942">
                <text:p>-0.02558843136249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05">
                <text:p>7505</text:p>
              </table:table-cell>
              <table:table-cell office:value-type="float" office:value="-0.332445036642238">
                <text:p>-0.332445036642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05">
                <text:p>7505</text:p>
              </table:table-cell>
              <table:table-cell office:value-type="float" office:value="-0.332445036642238">
                <text:p>-0.332445036642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05">
                <text:p>7505</text:p>
              </table:table-cell>
              <table:table-cell office:value-type="float" office:value="-0.332445036642238">
                <text:p>-0.332445036642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5">
                <text:p>48005</text:p>
              </table:table-cell>
              <table:table-cell office:value-type="float" office:value="-0.0415581710238517">
                <text:p>-0.0415581710238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5">
                <text:p>48005</text:p>
              </table:table-cell>
              <table:table-cell office:value-type="float" office:value="-0.0415581710238517">
                <text:p>-0.0415581710238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05">
                <text:p>23005</text:p>
              </table:table-cell>
              <table:table-cell office:value-type="float" office:value="-0.0867202782003912">
                <text:p>-0.0867202782003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005">
                <text:p>48005</text:p>
              </table:table-cell>
              <table:table-cell office:value-type="float" office:value="-0.0415581710238517">
                <text:p>-0.0415581710238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05">
                <text:p>23005</text:p>
              </table:table-cell>
              <table:table-cell office:value-type="float" office:value="-0.0867202782003912">
                <text:p>-0.08672027820039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005">
                <text:p>23005</text:p>
              </table:table-cell>
              <table:table-cell office:value-type="float" office:value="-0.0867202782003912">
                <text:p>-0.0867202782003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005">
                <text:p>23005</text:p>
              </table:table-cell>
              <table:table-cell office:value-type="float" office:value="-0.0867202782003912">
                <text:p>-0.0867202782003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05">
                <text:p>3505</text:p>
              </table:table-cell>
              <table:table-cell office:value-type="float" office:value="-0.426533523537803">
                <text:p>-0.4265335235378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05">
                <text:p>8505</text:p>
              </table:table-cell>
              <table:table-cell office:value-type="float" office:value="-0.175778953556731">
                <text:p>-0.175778953556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05">
                <text:p>3505</text:p>
              </table:table-cell>
              <table:table-cell office:value-type="float" office:value="-0.426533523537803">
                <text:p>-0.426533523537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05">
                <text:p>3505</text:p>
              </table:table-cell>
              <table:table-cell office:value-type="float" office:value="-0.426533523537803">
                <text:p>-0.4265335235378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05">
                <text:p>8505</text:p>
              </table:table-cell>
              <table:table-cell office:value-type="float" office:value="-0.175778953556731">
                <text:p>-0.1757789535567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05">
                <text:p>3505</text:p>
              </table:table-cell>
              <table:table-cell office:value-type="float" office:value="-0.426533523537803">
                <text:p>-0.4265335235378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05">
                <text:p>8505</text:p>
              </table:table-cell>
              <table:table-cell office:value-type="float" office:value="-0.175778953556731">
                <text:p>-0.1757789535567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755">
                <text:p>98755</text:p>
              </table:table-cell>
              <table:table-cell office:value-type="float" office:value="-0.0126069566097919">
                <text:p>-0.0126069566097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755">
                <text:p>98755</text:p>
              </table:table-cell>
              <table:table-cell office:value-type="float" office:value="-0.0126069566097919">
                <text:p>-0.01260695660979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755">
                <text:p>98755</text:p>
              </table:table-cell>
              <table:table-cell office:value-type="float" office:value="-0.0126069566097919">
                <text:p>-0.01260695660979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755">
                <text:p>23755</text:p>
              </table:table-cell>
              <table:table-cell office:value-type="float" office:value="-0.0524100189433803">
                <text:p>-0.0524100189433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755">
                <text:p>23755</text:p>
              </table:table-cell>
              <table:table-cell office:value-type="float" office:value="-0.0524100189433803">
                <text:p>-0.0524100189433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8755">
                <text:p>248755</text:p>
              </table:table-cell>
              <table:table-cell office:value-type="float" office:value="-0.00500492452413017">
                <text:p>-0.00500492452413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005">
                <text:p>49005</text:p>
              </table:table-cell>
              <table:table-cell office:value-type="float" office:value="-0.0203040506070809">
                <text:p>-0.02030405060708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005">
                <text:p>49005</text:p>
              </table:table-cell>
              <table:table-cell office:value-type="float" office:value="-0.0203040506070809">
                <text:p>-0.0203040506070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005">
                <text:p>49005</text:p>
              </table:table-cell>
              <table:table-cell office:value-type="float" office:value="-0.0203040506070809">
                <text:p>-0.0203040506070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05">
                <text:p>9005</text:p>
              </table:table-cell>
              <table:table-cell office:value-type="float" office:value="-0.110494169905608">
                <text:p>-0.110494169905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05">
                <text:p>9005</text:p>
              </table:table-cell>
              <table:table-cell office:value-type="float" office:value="-0.110494169905608">
                <text:p>-0.110494169905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5">
                <text:p>9005</text:p>
              </table:table-cell>
              <table:table-cell office:value-type="float" office:value="-0.110494169905608">
                <text:p>-0.110494169905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05">
                <text:p>9005</text:p>
              </table:table-cell>
              <table:table-cell office:value-type="float" office:value="-0.110494169905608">
                <text:p>-0.110494169905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55">
                <text:p>4255</text:p>
              </table:table-cell>
              <table:table-cell office:value-type="float" office:value="-0.175088131609871">
                <text:p>-0.1750881316098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55">
                <text:p>4255</text:p>
              </table:table-cell>
              <table:table-cell office:value-type="float" office:value="-0.175088131609871">
                <text:p>-0.175088131609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505">
                <text:p>24505</text:p>
              </table:table-cell>
              <table:table-cell office:value-type="float" office:value="-0.0201999591920016">
                <text:p>-0.0201999591920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5">
                <text:p>9505</text:p>
              </table:table-cell>
              <table:table-cell office:value-type="float" office:value="-0.0520778537611783">
                <text:p>-0.0520778537611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05">
                <text:p>9505</text:p>
              </table:table-cell>
              <table:table-cell office:value-type="float" office:value="-0.0520778537611783">
                <text:p>-0.0520778537611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5">
                <text:p>4505</text:p>
              </table:table-cell>
              <table:table-cell office:value-type="float" office:value="-0.109877913429523">
                <text:p>-0.109877913429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5">
                <text:p>4505</text:p>
              </table:table-cell>
              <table:table-cell office:value-type="float" office:value="-0.109877913429523">
                <text:p>-0.1098779134295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05">
                <text:p>9505</text:p>
              </table:table-cell>
              <table:table-cell office:value-type="float" office:value="-0.0520778537611783">
                <text:p>-0.0520778537611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0">
                <text:p>630</text:p>
              </table:table-cell>
              <table:table-cell office:value-type="float" office:value="-0.587301587301587">
                <text:p>-0.5873015873015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55">
                <text:p>4755</text:p>
              </table:table-cell>
              <table:table-cell office:value-type="float" office:value="-0.0515247108307045">
                <text:p>-0.0515247108307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5">
                <text:p>755</text:p>
              </table:table-cell>
              <table:table-cell office:value-type="float" office:value="-0.324503311258278">
                <text:p>-0.3245033112582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55">
                <text:p>755</text:p>
              </table:table-cell>
              <table:table-cell office:value-type="float" office:value="-0.324503311258278">
                <text:p>-0.3245033112582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5">
                <text:p>755</text:p>
              </table:table-cell>
              <table:table-cell office:value-type="float" office:value="-0.324503311258278">
                <text:p>-0.324503311258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55">
                <text:p>4755</text:p>
              </table:table-cell>
              <table:table-cell office:value-type="float" office:value="-0.0515247108307045">
                <text:p>-0.05152471083070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5">
                <text:p>755</text:p>
              </table:table-cell>
              <table:table-cell office:value-type="float" office:value="-0.324503311258278">
                <text:p>-0.3245033112582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5">
                <text:p>755</text:p>
              </table:table-cell>
              <table:table-cell office:value-type="float" office:value="-0.324503311258278">
                <text:p>-0.3245033112582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5">
                <text:p>755</text:p>
              </table:table-cell>
              <table:table-cell office:value-type="float" office:value="-0.324503311258278">
                <text:p>-0.3245033112582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55">
                <text:p>4755</text:p>
              </table:table-cell>
              <table:table-cell office:value-type="float" office:value="-0.0515247108307045">
                <text:p>-0.05152471083070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5">
                <text:p>755</text:p>
              </table:table-cell>
              <table:table-cell office:value-type="float" office:value="-0.324503311258278">
                <text:p>-0.3245033112582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55">
                <text:p>4755</text:p>
              </table:table-cell>
              <table:table-cell office:value-type="float" office:value="-0.0515247108307045">
                <text:p>-0.0515247108307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55">
                <text:p>4755</text:p>
              </table:table-cell>
              <table:table-cell office:value-type="float" office:value="-0.0515247108307045">
                <text:p>-0.05152471083070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0">
                <text:p>880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5">
                <text:p>455</text:p>
              </table:table-cell>
              <table:table-cell office:value-type="float" office:value="-0.0989010989010989">
                <text:p>-0.0989010989010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005">
                <text:p>50005</text:p>
              </table:table-cell>
              <table:table-cell office:value-type="float" office:value="0.0000999900009999">
                <text:p>0.0000999900009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005">
                <text:p>50005</text:p>
              </table:table-cell>
              <table:table-cell office:value-type="float" office:value="0.0000999900009999">
                <text:p>0.0000999900009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005">
                <text:p>50005</text:p>
              </table:table-cell>
              <table:table-cell office:value-type="float" office:value="0.0000999900009999">
                <text:p>0.00009999000099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005">
                <text:p>50005</text:p>
              </table:table-cell>
              <table:table-cell office:value-type="float" office:value="0.0000999900009999">
                <text:p>0.0000999900009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5">
                <text:p>10005</text:p>
              </table:table-cell>
              <table:table-cell office:value-type="float" office:value="0.000499750124937531">
                <text:p>0.0004997501249375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5">
                <text:p>10005</text:p>
              </table:table-cell>
              <table:table-cell office:value-type="float" office:value="0.000499750124937531">
                <text:p>0.0004997501249375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5">
                <text:p>10005</text:p>
              </table:table-cell>
              <table:table-cell office:value-type="float" office:value="0.000499750124937531">
                <text:p>0.0004997501249375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5">
                <text:p>1005</text:p>
              </table:table-cell>
              <table:table-cell office:value-type="float" office:value="0.00497512437810945">
                <text:p>0.004975124378109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5">
                <text:p>10005</text:p>
              </table:table-cell>
              <table:table-cell office:value-type="float" office:value="0.000499750124937531">
                <text:p>0.0004997501249375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5">
                <text:p>5005</text:p>
              </table:table-cell>
              <table:table-cell office:value-type="float" office:value="0.000999000999000999">
                <text:p>0.0009990009990009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5">
                <text:p>10005</text:p>
              </table:table-cell>
              <table:table-cell office:value-type="float" office:value="0.000499750124937531">
                <text:p>0.0004997501249375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5">
                <text:p>10005</text:p>
              </table:table-cell>
              <table:table-cell office:value-type="float" office:value="0.000499750124937531">
                <text:p>0.0004997501249375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30">
                <text:p>1130</text:p>
              </table:table-cell>
              <table:table-cell office:value-type="float" office:value="0.115044247787611">
                <text:p>0.1150442477876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30">
                <text:p>1130</text:p>
              </table:table-cell>
              <table:table-cell office:value-type="float" office:value="0.115044247787611">
                <text:p>0.1150442477876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30">
                <text:p>1130</text:p>
              </table:table-cell>
              <table:table-cell office:value-type="float" office:value="0.115044247787611">
                <text:p>0.1150442477876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55">
                <text:p>1255</text:p>
              </table:table-cell>
              <table:table-cell office:value-type="float" office:value="0.203187250996016">
                <text:p>0.203187250996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255">
                <text:p>25255</text:p>
              </table:table-cell>
              <table:table-cell office:value-type="float" office:value="0.0100970104929717">
                <text:p>0.01009701049297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255">
                <text:p>25255</text:p>
              </table:table-cell>
              <table:table-cell office:value-type="float" office:value="0.0100970104929717">
                <text:p>0.0100970104929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255">
                <text:p>25255</text:p>
              </table:table-cell>
              <table:table-cell office:value-type="float" office:value="0.0100970104929717">
                <text:p>0.01009701049297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55">
                <text:p>5255</text:p>
              </table:table-cell>
              <table:table-cell office:value-type="float" office:value="0.0485252140818268">
                <text:p>0.04852521408182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05">
                <text:p>5505</text:p>
              </table:table-cell>
              <table:table-cell office:value-type="float" office:value="0.0917347865576748">
                <text:p>0.09173478655767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505">
                <text:p>10505</text:p>
              </table:table-cell>
              <table:table-cell office:value-type="float" office:value="0.0480723465016659">
                <text:p>0.04807234650166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505">
                <text:p>10505</text:p>
              </table:table-cell>
              <table:table-cell office:value-type="float" office:value="0.0480723465016659">
                <text:p>0.04807234650166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05">
                <text:p>5505</text:p>
              </table:table-cell>
              <table:table-cell office:value-type="float" office:value="0.0917347865576748">
                <text:p>0.0917347865576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05">
                <text:p>5505</text:p>
              </table:table-cell>
              <table:table-cell office:value-type="float" office:value="0.0917347865576748">
                <text:p>0.0917347865576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05">
                <text:p>5505</text:p>
              </table:table-cell>
              <table:table-cell office:value-type="float" office:value="0.0917347865576748">
                <text:p>0.0917347865576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05">
                <text:p>5505</text:p>
              </table:table-cell>
              <table:table-cell office:value-type="float" office:value="0.0917347865576748">
                <text:p>0.0917347865576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505">
                <text:p>5505</text:p>
              </table:table-cell>
              <table:table-cell office:value-type="float" office:value="0.0917347865576748">
                <text:p>0.0917347865576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505">
                <text:p>10505</text:p>
              </table:table-cell>
              <table:table-cell office:value-type="float" office:value="0.0480723465016659">
                <text:p>0.04807234650166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505">
                <text:p>10505</text:p>
              </table:table-cell>
              <table:table-cell office:value-type="float" office:value="0.0480723465016659">
                <text:p>0.04807234650166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505">
                <text:p>10505</text:p>
              </table:table-cell>
              <table:table-cell office:value-type="float" office:value="0.0480723465016659">
                <text:p>0.04807234650166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05">
                <text:p>5505</text:p>
              </table:table-cell>
              <table:table-cell office:value-type="float" office:value="0.0917347865576748">
                <text:p>0.0917347865576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05">
                <text:p>5505</text:p>
              </table:table-cell>
              <table:table-cell office:value-type="float" office:value="0.0917347865576748">
                <text:p>0.0917347865576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505">
                <text:p>10505</text:p>
              </table:table-cell>
              <table:table-cell office:value-type="float" office:value="0.0480723465016659">
                <text:p>0.04807234650166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505">
                <text:p>10505</text:p>
              </table:table-cell>
              <table:table-cell office:value-type="float" office:value="0.0480723465016659">
                <text:p>0.04807234650166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55">
                <text:p>5755</text:p>
              </table:table-cell>
              <table:table-cell office:value-type="float" office:value="0.131190269331017">
                <text:p>0.1311902693310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55">
                <text:p>5755</text:p>
              </table:table-cell>
              <table:table-cell office:value-type="float" office:value="0.131190269331017">
                <text:p>0.131190269331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55">
                <text:p>5755</text:p>
              </table:table-cell>
              <table:table-cell office:value-type="float" office:value="0.131190269331017">
                <text:p>0.131190269331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55">
                <text:p>5755</text:p>
              </table:table-cell>
              <table:table-cell office:value-type="float" office:value="0.131190269331017">
                <text:p>0.1311902693310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05">
                <text:p>26005</text:p>
              </table:table-cell>
              <table:table-cell office:value-type="float" office:value="0.0386464141511248">
                <text:p>0.03864641415112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05">
                <text:p>26005</text:p>
              </table:table-cell>
              <table:table-cell office:value-type="float" office:value="0.0386464141511248">
                <text:p>0.03864641415112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005">
                <text:p>26005</text:p>
              </table:table-cell>
              <table:table-cell office:value-type="float" office:value="0.0386464141511248">
                <text:p>0.0386464141511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1005">
                <text:p>51005</text:p>
              </table:table-cell>
              <table:table-cell office:value-type="float" office:value="0.0197039505930791">
                <text:p>0.01970395059307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005">
                <text:p>11005</text:p>
              </table:table-cell>
              <table:table-cell office:value-type="float" office:value="0.0913221263062244">
                <text:p>0.09132212630622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005">
                <text:p>51005</text:p>
              </table:table-cell>
              <table:table-cell office:value-type="float" office:value="0.0197039505930791">
                <text:p>0.01970395059307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005">
                <text:p>11005</text:p>
              </table:table-cell>
              <table:table-cell office:value-type="float" office:value="0.0913221263062244">
                <text:p>0.09132212630622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005">
                <text:p>26005</text:p>
              </table:table-cell>
              <table:table-cell office:value-type="float" office:value="0.0386464141511248">
                <text:p>0.0386464141511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05">
                <text:p>26005</text:p>
              </table:table-cell>
              <table:table-cell office:value-type="float" office:value="0.0386464141511248">
                <text:p>0.03864641415112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5">
                <text:p>2005</text:p>
              </table:table-cell>
              <table:table-cell office:value-type="float" office:value="0.501246882793017">
                <text:p>0.5012468827930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005">
                <text:p>11005</text:p>
              </table:table-cell>
              <table:table-cell office:value-type="float" office:value="0.0913221263062244">
                <text:p>0.0913221263062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005">
                <text:p>11005</text:p>
              </table:table-cell>
              <table:table-cell office:value-type="float" office:value="0.0913221263062244">
                <text:p>0.09132212630622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005">
                <text:p>11005</text:p>
              </table:table-cell>
              <table:table-cell office:value-type="float" office:value="0.0913221263062244">
                <text:p>0.09132212630622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005">
                <text:p>11005</text:p>
              </table:table-cell>
              <table:table-cell office:value-type="float" office:value="0.0913221263062244">
                <text:p>0.09132212630622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05">
                <text:p>6005</text:p>
              </table:table-cell>
              <table:table-cell office:value-type="float" office:value="0.167360532889259">
                <text:p>0.1673605328892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005">
                <text:p>11005</text:p>
              </table:table-cell>
              <table:table-cell office:value-type="float" office:value="0.0913221263062244">
                <text:p>0.09132212630622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05">
                <text:p>11005</text:p>
              </table:table-cell>
              <table:table-cell office:value-type="float" office:value="0.0913221263062244">
                <text:p>0.09132212630622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1255">
                <text:p>101255</text:p>
              </table:table-cell>
              <table:table-cell office:value-type="float" office:value="0.0123944496568071">
                <text:p>0.01239444965680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1255">
                <text:p>101255</text:p>
              </table:table-cell>
              <table:table-cell office:value-type="float" office:value="0.0123944496568071">
                <text:p>0.01239444965680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255">
                <text:p>101255</text:p>
              </table:table-cell>
              <table:table-cell office:value-type="float" office:value="0.0123944496568071">
                <text:p>0.01239444965680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55">
                <text:p>6255</text:p>
              </table:table-cell>
              <table:table-cell office:value-type="float" office:value="0.200639488409273">
                <text:p>0.2006394884092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255">
                <text:p>101255</text:p>
              </table:table-cell>
              <table:table-cell office:value-type="float" office:value="0.0123944496568071">
                <text:p>0.0123944496568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255">
                <text:p>101255</text:p>
              </table:table-cell>
              <table:table-cell office:value-type="float" office:value="0.0123944496568071">
                <text:p>0.01239444965680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55">
                <text:p>6255</text:p>
              </table:table-cell>
              <table:table-cell office:value-type="float" office:value="0.200639488409273">
                <text:p>0.2006394884092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505">
                <text:p>11505</text:p>
              </table:table-cell>
              <table:table-cell office:value-type="float" office:value="0.130812690134724">
                <text:p>0.1308126901347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505">
                <text:p>11505</text:p>
              </table:table-cell>
              <table:table-cell office:value-type="float" office:value="0.130812690134724">
                <text:p>0.1308126901347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505">
                <text:p>11505</text:p>
              </table:table-cell>
              <table:table-cell office:value-type="float" office:value="0.130812690134724">
                <text:p>0.1308126901347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05">
                <text:p>6505</text:p>
              </table:table-cell>
              <table:table-cell office:value-type="float" office:value="0.231360491929285">
                <text:p>0.2313604919292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505">
                <text:p>11505</text:p>
              </table:table-cell>
              <table:table-cell office:value-type="float" office:value="0.130812690134724">
                <text:p>0.1308126901347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505">
                <text:p>11505</text:p>
              </table:table-cell>
              <table:table-cell office:value-type="float" office:value="0.130812690134724">
                <text:p>0.1308126901347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505">
                <text:p>11505</text:p>
              </table:table-cell>
              <table:table-cell office:value-type="float" office:value="0.130812690134724">
                <text:p>0.1308126901347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755">
                <text:p>26755</text:p>
              </table:table-cell>
              <table:table-cell office:value-type="float" office:value="0.0655952158475051">
                <text:p>0.06559521584750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755">
                <text:p>26755</text:p>
              </table:table-cell>
              <table:table-cell office:value-type="float" office:value="0.0655952158475051">
                <text:p>0.06559521584750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755">
                <text:p>26755</text:p>
              </table:table-cell>
              <table:table-cell office:value-type="float" office:value="0.0655952158475051">
                <text:p>0.06559521584750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005">
                <text:p>12005</text:p>
              </table:table-cell>
              <table:table-cell office:value-type="float" office:value="0.167013744273219">
                <text:p>0.1670137442732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005">
                <text:p>52005</text:p>
              </table:table-cell>
              <table:table-cell office:value-type="float" office:value="0.0385539851937314">
                <text:p>0.03855398519373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05">
                <text:p>12005</text:p>
              </table:table-cell>
              <table:table-cell office:value-type="float" office:value="0.167013744273219">
                <text:p>0.1670137442732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005">
                <text:p>52005</text:p>
              </table:table-cell>
              <table:table-cell office:value-type="float" office:value="0.0385539851937314">
                <text:p>0.03855398519373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005">
                <text:p>52005</text:p>
              </table:table-cell>
              <table:table-cell office:value-type="float" office:value="0.0385539851937314">
                <text:p>0.03855398519373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005">
                <text:p>12005</text:p>
              </table:table-cell>
              <table:table-cell office:value-type="float" office:value="0.167013744273219">
                <text:p>0.1670137442732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05">
                <text:p>12005</text:p>
              </table:table-cell>
              <table:table-cell office:value-type="float" office:value="0.167013744273219">
                <text:p>0.167013744273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005">
                <text:p>12005</text:p>
              </table:table-cell>
              <table:table-cell office:value-type="float" office:value="0.167013744273219">
                <text:p>0.1670137442732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00">
                <text:p>75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505">
                <text:p>102505</text:p>
              </table:table-cell>
              <table:table-cell office:value-type="float" office:value="0.0244378323008634">
                <text:p>0.02443783230086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2505">
                <text:p>252505</text:p>
              </table:table-cell>
              <table:table-cell office:value-type="float" office:value="0.00992059563176967">
                <text:p>0.009920595631769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2505">
                <text:p>252505</text:p>
              </table:table-cell>
              <table:table-cell office:value-type="float" office:value="0.00992059563176967">
                <text:p>0.009920595631769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505">
                <text:p>27505</text:p>
              </table:table-cell>
              <table:table-cell office:value-type="float" office:value="0.0910743501181603">
                <text:p>0.09107435011816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505">
                <text:p>27505</text:p>
              </table:table-cell>
              <table:table-cell office:value-type="float" office:value="0.0910743501181603">
                <text:p>0.09107435011816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505">
                <text:p>102505</text:p>
              </table:table-cell>
              <table:table-cell office:value-type="float" office:value="0.0244378323008634">
                <text:p>0.02443783230086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505">
                <text:p>27505</text:p>
              </table:table-cell>
              <table:table-cell office:value-type="float" office:value="0.0910743501181603">
                <text:p>0.0910743501181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505">
                <text:p>27505</text:p>
              </table:table-cell>
              <table:table-cell office:value-type="float" office:value="0.0910743501181603">
                <text:p>0.09107435011816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505">
                <text:p>27505</text:p>
              </table:table-cell>
              <table:table-cell office:value-type="float" office:value="0.0910743501181603">
                <text:p>0.09107435011816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2505">
                <text:p>102505</text:p>
              </table:table-cell>
              <table:table-cell office:value-type="float" office:value="0.0244378323008634">
                <text:p>0.02443783230086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2505">
                <text:p>252505</text:p>
              </table:table-cell>
              <table:table-cell office:value-type="float" office:value="0.00992059563176967">
                <text:p>0.009920595631769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005">
                <text:p>53005</text:p>
              </table:table-cell>
              <table:table-cell office:value-type="float" office:value="0.0566927648335063">
                <text:p>0.05669276483350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005">
                <text:p>13005</text:p>
              </table:table-cell>
              <table:table-cell office:value-type="float" office:value="0.231064975009612">
                <text:p>0.2310649750096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005">
                <text:p>53005</text:p>
              </table:table-cell>
              <table:table-cell office:value-type="float" office:value="0.0566927648335063">
                <text:p>0.05669276483350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005">
                <text:p>53005</text:p>
              </table:table-cell>
              <table:table-cell office:value-type="float" office:value="0.0566927648335063">
                <text:p>0.05669276483350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005">
                <text:p>53005</text:p>
              </table:table-cell>
              <table:table-cell office:value-type="float" office:value="0.0566927648335063">
                <text:p>0.05669276483350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005">
                <text:p>53005</text:p>
              </table:table-cell>
              <table:table-cell office:value-type="float" office:value="0.0566927648335063">
                <text:p>0.05669276483350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05">
                <text:p>13005</text:p>
              </table:table-cell>
              <table:table-cell office:value-type="float" office:value="0.231064975009612">
                <text:p>0.2310649750096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255">
                <text:p>28255</text:p>
              </table:table-cell>
              <table:table-cell office:value-type="float" office:value="0.115200849407185">
                <text:p>0.1152008494071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255">
                <text:p>28255</text:p>
              </table:table-cell>
              <table:table-cell office:value-type="float" office:value="0.115200849407185">
                <text:p>0.1152008494071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255">
                <text:p>28255</text:p>
              </table:table-cell>
              <table:table-cell office:value-type="float" office:value="0.115200849407185">
                <text:p>0.1152008494071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255">
                <text:p>28255</text:p>
              </table:table-cell>
              <table:table-cell office:value-type="float" office:value="0.115200849407185">
                <text:p>0.115200849407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3755">
                <text:p>103755</text:p>
              </table:table-cell>
              <table:table-cell office:value-type="float" office:value="0.0361910269384608">
                <text:p>0.03619102693846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3755">
                <text:p>103755</text:p>
              </table:table-cell>
              <table:table-cell office:value-type="float" office:value="0.0361910269384608">
                <text:p>0.03619102693846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005">
                <text:p>54005</text:p>
              </table:table-cell>
              <table:table-cell office:value-type="float" office:value="0.0741598000185168">
                <text:p>0.0741598000185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4005">
                <text:p>54005</text:p>
              </table:table-cell>
              <table:table-cell office:value-type="float" office:value="0.0741598000185168">
                <text:p>0.0741598000185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005">
                <text:p>29005</text:p>
              </table:table-cell>
              <table:table-cell office:value-type="float" office:value="0.138079641441131">
                <text:p>0.1380796414411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005">
                <text:p>54005</text:p>
              </table:table-cell>
              <table:table-cell office:value-type="float" office:value="0.0741598000185168">
                <text:p>0.07415980001851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005">
                <text:p>54005</text:p>
              </table:table-cell>
              <table:table-cell office:value-type="float" office:value="0.0741598000185168">
                <text:p>0.07415980001851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005">
                <text:p>54005</text:p>
              </table:table-cell>
              <table:table-cell office:value-type="float" office:value="0.0741598000185168">
                <text:p>0.07415980001851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755">
                <text:p>29755</text:p>
              </table:table-cell>
              <table:table-cell office:value-type="float" office:value="0.159805074777348">
                <text:p>0.1598050747773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5005">
                <text:p>105005</text:p>
              </table:table-cell>
              <table:table-cell office:value-type="float" office:value="0.0476643969334794">
                <text:p>0.04766439693347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005">
                <text:p>55005</text:p>
              </table:table-cell>
              <table:table-cell office:value-type="float" office:value="0.090991728024725">
                <text:p>0.0909917280247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5005">
                <text:p>105005</text:p>
              </table:table-cell>
              <table:table-cell office:value-type="float" office:value="0.0476643969334794">
                <text:p>0.04766439693347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5005">
                <text:p>55005</text:p>
              </table:table-cell>
              <table:table-cell office:value-type="float" office:value="0.090991728024725">
                <text:p>0.0909917280247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005">
                <text:p>55005</text:p>
              </table:table-cell>
              <table:table-cell office:value-type="float" office:value="0.090991728024725">
                <text:p>0.0909917280247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5005">
                <text:p>105005</text:p>
              </table:table-cell>
              <table:table-cell office:value-type="float" office:value="0.0476643969334794">
                <text:p>0.04766439693347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5005">
                <text:p>105005</text:p>
              </table:table-cell>
              <table:table-cell office:value-type="float" office:value="0.0476643969334794">
                <text:p>0.04766439693347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5005">
                <text:p>105005</text:p>
              </table:table-cell>
              <table:table-cell office:value-type="float" office:value="0.0476643969334794">
                <text:p>0.04766439693347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505">
                <text:p>30505</text:p>
              </table:table-cell>
              <table:table-cell office:value-type="float" office:value="0.18046221930831">
                <text:p>0.180462219308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505">
                <text:p>30505</text:p>
              </table:table-cell>
              <table:table-cell office:value-type="float" office:value="0.18046221930831">
                <text:p>0.180462219308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505">
                <text:p>30505</text:p>
              </table:table-cell>
              <table:table-cell office:value-type="float" office:value="0.18046221930831">
                <text:p>0.180462219308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6005">
                <text:p>56005</text:p>
              </table:table-cell>
              <table:table-cell office:value-type="float" office:value="0.107222569413445">
                <text:p>0.1072225694134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005">
                <text:p>56005</text:p>
              </table:table-cell>
              <table:table-cell office:value-type="float" office:value="0.107222569413445">
                <text:p>0.1072225694134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6255">
                <text:p>256255</text:p>
              </table:table-cell>
              <table:table-cell office:value-type="float" office:value="0.0244092798189304">
                <text:p>0.02440927981893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255">
                <text:p>31255</text:p>
              </table:table-cell>
              <table:table-cell office:value-type="float" office:value="0.200127979523276">
                <text:p>0.2001279795232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6255">
                <text:p>106255</text:p>
              </table:table-cell>
              <table:table-cell office:value-type="float" office:value="0.058867817985036">
                <text:p>0.0588678179850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255">
                <text:p>256255</text:p>
              </table:table-cell>
              <table:table-cell office:value-type="float" office:value="0.0244092798189304">
                <text:p>0.02440927981893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255">
                <text:p>106255</text:p>
              </table:table-cell>
              <table:table-cell office:value-type="float" office:value="0.058867817985036">
                <text:p>0.0588678179850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255">
                <text:p>106255</text:p>
              </table:table-cell>
              <table:table-cell office:value-type="float" office:value="0.058867817985036">
                <text:p>0.058867817985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255">
                <text:p>106255</text:p>
              </table:table-cell>
              <table:table-cell office:value-type="float" office:value="0.058867817985036">
                <text:p>0.0588678179850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6255">
                <text:p>106255</text:p>
              </table:table-cell>
              <table:table-cell office:value-type="float" office:value="0.058867817985036">
                <text:p>0.0588678179850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255">
                <text:p>31255</text:p>
              </table:table-cell>
              <table:table-cell office:value-type="float" office:value="0.200127979523276">
                <text:p>0.2001279795232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6255">
                <text:p>256255</text:p>
              </table:table-cell>
              <table:table-cell office:value-type="float" office:value="0.0244092798189304">
                <text:p>0.02440927981893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6255">
                <text:p>256255</text:p>
              </table:table-cell>
              <table:table-cell office:value-type="float" office:value="0.0244092798189304">
                <text:p>0.02440927981893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6255">
                <text:p>256255</text:p>
              </table:table-cell>
              <table:table-cell office:value-type="float" office:value="0.0244092798189304">
                <text:p>0.02440927981893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005">
                <text:p>57005</text:p>
              </table:table-cell>
              <table:table-cell office:value-type="float" office:value="0.122883957547584">
                <text:p>0.1228839575475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005">
                <text:p>57005</text:p>
              </table:table-cell>
              <table:table-cell office:value-type="float" office:value="0.122883957547584">
                <text:p>0.1228839575475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005">
                <text:p>57005</text:p>
              </table:table-cell>
              <table:table-cell office:value-type="float" office:value="0.122883957547584">
                <text:p>0.122883957547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005">
                <text:p>57005</text:p>
              </table:table-cell>
              <table:table-cell office:value-type="float" office:value="0.122883957547584">
                <text:p>0.1228839575475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005">
                <text:p>32005</text:p>
              </table:table-cell>
              <table:table-cell office:value-type="float" office:value="0.218872051241993">
                <text:p>0.2188720512419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7505">
                <text:p>107505</text:p>
              </table:table-cell>
              <table:table-cell office:value-type="float" office:value="0.0698107064787684">
                <text:p>0.06981070647876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005">
                <text:p>58005</text:p>
              </table:table-cell>
              <table:table-cell office:value-type="float" office:value="0.138005344366865">
                <text:p>0.1380053443668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005">
                <text:p>58005</text:p>
              </table:table-cell>
              <table:table-cell office:value-type="float" office:value="0.138005344366865">
                <text:p>0.1380053443668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005">
                <text:p>58005</text:p>
              </table:table-cell>
              <table:table-cell office:value-type="float" office:value="0.138005344366865">
                <text:p>0.1380053443668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005">
                <text:p>58005</text:p>
              </table:table-cell>
              <table:table-cell office:value-type="float" office:value="0.138005344366865">
                <text:p>0.1380053443668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8755">
                <text:p>108755</text:p>
              </table:table-cell>
              <table:table-cell office:value-type="float" office:value="0.0805020458829479">
                <text:p>0.08050204588294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005">
                <text:p>59005</text:p>
              </table:table-cell>
              <table:table-cell office:value-type="float" office:value="0.152614185238539">
                <text:p>0.1526141852385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005">
                <text:p>59005</text:p>
              </table:table-cell>
              <table:table-cell office:value-type="float" office:value="0.152614185238539">
                <text:p>0.1526141852385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005">
                <text:p>59005</text:p>
              </table:table-cell>
              <table:table-cell office:value-type="float" office:value="0.152614185238539">
                <text:p>0.1526141852385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005">
                <text:p>59005</text:p>
              </table:table-cell>
              <table:table-cell office:value-type="float" office:value="0.152614185238539">
                <text:p>0.1526141852385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0005">
                <text:p>110005</text:p>
              </table:table-cell>
              <table:table-cell office:value-type="float" office:value="0.0909504113449389">
                <text:p>0.09095041134493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0005">
                <text:p>260005</text:p>
              </table:table-cell>
              <table:table-cell office:value-type="float" office:value="0.0384800292302071">
                <text:p>0.03848002923020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0005">
                <text:p>110005</text:p>
              </table:table-cell>
              <table:table-cell office:value-type="float" office:value="0.0909504113449389">
                <text:p>0.09095041134493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0005">
                <text:p>260005</text:p>
              </table:table-cell>
              <table:table-cell office:value-type="float" office:value="0.0384800292302071">
                <text:p>0.03848002923020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0005">
                <text:p>260005</text:p>
              </table:table-cell>
              <table:table-cell office:value-type="float" office:value="0.0384800292302071">
                <text:p>0.038480029230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005">
                <text:p>61005</text:p>
              </table:table-cell>
              <table:table-cell office:value-type="float" office:value="0.180395049586099">
                <text:p>0.180395049586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1255">
                <text:p>111255</text:p>
              </table:table-cell>
              <table:table-cell office:value-type="float" office:value="0.101163992629545">
                <text:p>0.1011639926295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1255">
                <text:p>111255</text:p>
              </table:table-cell>
              <table:table-cell office:value-type="float" office:value="0.101163992629545">
                <text:p>0.1011639926295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500">
                <text:p>62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2505">
                <text:p>112505</text:p>
              </table:table-cell>
              <table:table-cell office:value-type="float" office:value="0.111150615528199">
                <text:p>0.1111506155281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2505">
                <text:p>112505</text:p>
              </table:table-cell>
              <table:table-cell office:value-type="float" office:value="0.111150615528199">
                <text:p>0.1111506155281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2505">
                <text:p>112505</text:p>
              </table:table-cell>
              <table:table-cell office:value-type="float" office:value="0.111150615528199">
                <text:p>0.1111506155281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2505">
                <text:p>112505</text:p>
              </table:table-cell>
              <table:table-cell office:value-type="float" office:value="0.111150615528199">
                <text:p>0.1111506155281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3755">
                <text:p>263755</text:p>
              </table:table-cell>
              <table:table-cell office:value-type="float" office:value="0.0521506701294762">
                <text:p>0.05215067012947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755">
                <text:p>113755</text:p>
              </table:table-cell>
              <table:table-cell office:value-type="float" office:value="0.120917761856622">
                <text:p>0.1209177618566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3755">
                <text:p>113755</text:p>
              </table:table-cell>
              <table:table-cell office:value-type="float" office:value="0.120917761856622">
                <text:p>0.1209177618566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3755">
                <text:p>263755</text:p>
              </table:table-cell>
              <table:table-cell office:value-type="float" office:value="0.0521506701294762">
                <text:p>0.05215067012947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3755">
                <text:p>263755</text:p>
              </table:table-cell>
              <table:table-cell office:value-type="float" office:value="0.0521506701294762">
                <text:p>0.05215067012947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3755">
                <text:p>263755</text:p>
              </table:table-cell>
              <table:table-cell office:value-type="float" office:value="0.0521506701294762">
                <text:p>0.05215067012947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3755">
                <text:p>263755</text:p>
              </table:table-cell>
              <table:table-cell office:value-type="float" office:value="0.0521506701294762">
                <text:p>0.05215067012947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3755">
                <text:p>263755</text:p>
              </table:table-cell>
              <table:table-cell office:value-type="float" office:value="0.0521506701294762">
                <text:p>0.05215067012947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6255">
                <text:p>116255</text:p>
              </table:table-cell>
              <table:table-cell office:value-type="float" office:value="0.13982194314223">
                <text:p>0.139821943142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7505">
                <text:p>267505</text:p>
              </table:table-cell>
              <table:table-cell office:value-type="float" office:value="0.065438029195716">
                <text:p>0.0654380291957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7505">
                <text:p>267505</text:p>
              </table:table-cell>
              <table:table-cell office:value-type="float" office:value="0.065438029195716">
                <text:p>0.0654380291957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7505">
                <text:p>267505</text:p>
              </table:table-cell>
              <table:table-cell office:value-type="float" office:value="0.065438029195716">
                <text:p>0.0654380291957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1255">
                <text:p>271255</text:p>
              </table:table-cell>
              <table:table-cell office:value-type="float" office:value="0.0783580026174633">
                <text:p>0.07835800261746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1255">
                <text:p>271255</text:p>
              </table:table-cell>
              <table:table-cell office:value-type="float" office:value="0.0783580026174633">
                <text:p>0.07835800261746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2505">
                <text:p>122505</text:p>
              </table:table-cell>
              <table:table-cell office:value-type="float" office:value="0.183706787478062">
                <text:p>0.1837067874780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3755">
                <text:p>123755</text:p>
              </table:table-cell>
              <table:table-cell office:value-type="float" office:value="0.191951840329684">
                <text:p>0.1919518403296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5000">
                <text:p>275000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